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484in"/>
    </style:style>
    <style:style style:name="co2" style:family="table-column">
      <style:table-column-properties fo:break-before="auto" style:column-width="0.540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4" table:default-cell-style-name="Default"/>
        <table:table-row table:style-name="ro1">
          <table:table-cell office:value-type="string">
            <text:p>Clock frequency is approx. 3158.4 MHz</text:p>
          </table:table-cell>
          <table:table-cell table:number-columns-repeated="64"/>
        </table:table-row>
        <table:table-row table:style-name="ro1">
          <table:table-cell office:value-type="string">
            <text:p>Memory mountain (MB/sec)</text:p>
          </table:table-cell>
          <table:table-cell table:number-columns-repeated="64"/>
        </table:table-row>
        <table:table-row table:style-name="ro1">
          <table:table-cell/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s3</text:p>
          </table:table-cell>
          <table:table-cell office:value-type="string">
            <text:p>s4</text:p>
          </table:table-cell>
          <table:table-cell office:value-type="string">
            <text:p>s5</text:p>
          </table:table-cell>
          <table:table-cell office:value-type="string">
            <text:p>s6</text:p>
          </table:table-cell>
          <table:table-cell office:value-type="string">
            <text:p>s7</text:p>
          </table:table-cell>
          <table:table-cell office:value-type="string">
            <text:p>s8</text:p>
          </table:table-cell>
          <table:table-cell office:value-type="string">
            <text:p>s9</text:p>
          </table:table-cell>
          <table:table-cell office:value-type="string">
            <text:p>s10</text:p>
          </table:table-cell>
          <table:table-cell office:value-type="string">
            <text:p>s11</text:p>
          </table:table-cell>
          <table:table-cell office:value-type="string">
            <text:p>s12</text:p>
          </table:table-cell>
          <table:table-cell office:value-type="string">
            <text:p>s13</text:p>
          </table:table-cell>
          <table:table-cell office:value-type="string">
            <text:p>s14</text:p>
          </table:table-cell>
          <table:table-cell office:value-type="string">
            <text:p>s15</text:p>
          </table:table-cell>
          <table:table-cell office:value-type="string">
            <text:p>s16</text:p>
          </table:table-cell>
          <table:table-cell office:value-type="string">
            <text:p>s17</text:p>
          </table:table-cell>
          <table:table-cell office:value-type="string">
            <text:p>s18</text:p>
          </table:table-cell>
          <table:table-cell office:value-type="string">
            <text:p>s19</text:p>
          </table:table-cell>
          <table:table-cell office:value-type="string">
            <text:p>s20</text:p>
          </table:table-cell>
          <table:table-cell office:value-type="string">
            <text:p>s21</text:p>
          </table:table-cell>
          <table:table-cell office:value-type="string">
            <text:p>s22</text:p>
          </table:table-cell>
          <table:table-cell office:value-type="string">
            <text:p>s23</text:p>
          </table:table-cell>
          <table:table-cell office:value-type="string">
            <text:p>s24</text:p>
          </table:table-cell>
          <table:table-cell office:value-type="string">
            <text:p>s25</text:p>
          </table:table-cell>
          <table:table-cell office:value-type="string">
            <text:p>s26</text:p>
          </table:table-cell>
          <table:table-cell office:value-type="string">
            <text:p>s27</text:p>
          </table:table-cell>
          <table:table-cell office:value-type="string">
            <text:p>s28</text:p>
          </table:table-cell>
          <table:table-cell office:value-type="string">
            <text:p>s29</text:p>
          </table:table-cell>
          <table:table-cell office:value-type="string">
            <text:p>s30</text:p>
          </table:table-cell>
          <table:table-cell office:value-type="string">
            <text:p>s31</text:p>
          </table:table-cell>
          <table:table-cell office:value-type="string">
            <text:p>s32</text:p>
          </table:table-cell>
          <table:table-cell office:value-type="string">
            <text:p>s33</text:p>
          </table:table-cell>
          <table:table-cell office:value-type="string">
            <text:p>s34</text:p>
          </table:table-cell>
          <table:table-cell office:value-type="string">
            <text:p>s35</text:p>
          </table:table-cell>
          <table:table-cell office:value-type="string">
            <text:p>s36</text:p>
          </table:table-cell>
          <table:table-cell office:value-type="string">
            <text:p>s37</text:p>
          </table:table-cell>
          <table:table-cell office:value-type="string">
            <text:p>s38</text:p>
          </table:table-cell>
          <table:table-cell office:value-type="string">
            <text:p>s39</text:p>
          </table:table-cell>
          <table:table-cell office:value-type="string">
            <text:p>s40</text:p>
          </table:table-cell>
          <table:table-cell office:value-type="string">
            <text:p>s41</text:p>
          </table:table-cell>
          <table:table-cell office:value-type="string">
            <text:p>s42</text:p>
          </table:table-cell>
          <table:table-cell office:value-type="string">
            <text:p>s43</text:p>
          </table:table-cell>
          <table:table-cell office:value-type="string">
            <text:p>s44</text:p>
          </table:table-cell>
          <table:table-cell office:value-type="string">
            <text:p>s45</text:p>
          </table:table-cell>
          <table:table-cell office:value-type="string">
            <text:p>s46</text:p>
          </table:table-cell>
          <table:table-cell office:value-type="string">
            <text:p>s47</text:p>
          </table:table-cell>
          <table:table-cell office:value-type="string">
            <text:p>s48</text:p>
          </table:table-cell>
          <table:table-cell office:value-type="string">
            <text:p>s49</text:p>
          </table:table-cell>
          <table:table-cell office:value-type="string">
            <text:p>s50</text:p>
          </table:table-cell>
          <table:table-cell office:value-type="string">
            <text:p>s51</text:p>
          </table:table-cell>
          <table:table-cell office:value-type="string">
            <text:p>s52</text:p>
          </table:table-cell>
          <table:table-cell office:value-type="string">
            <text:p>s53</text:p>
          </table:table-cell>
          <table:table-cell office:value-type="string">
            <text:p>s54</text:p>
          </table:table-cell>
          <table:table-cell office:value-type="string">
            <text:p>s55</text:p>
          </table:table-cell>
          <table:table-cell office:value-type="string">
            <text:p>s56</text:p>
          </table:table-cell>
          <table:table-cell office:value-type="string">
            <text:p>s57</text:p>
          </table:table-cell>
          <table:table-cell office:value-type="string">
            <text:p>s58</text:p>
          </table:table-cell>
          <table:table-cell office:value-type="string">
            <text:p>s59</text:p>
          </table:table-cell>
          <table:table-cell office:value-type="string">
            <text:p>s60</text:p>
          </table:table-cell>
          <table:table-cell office:value-type="string">
            <text:p>s61</text:p>
          </table:table-cell>
          <table:table-cell office:value-type="string">
            <text:p>s62</text:p>
          </table:table-cell>
          <table:table-cell office:value-type="string">
            <text:p>s63</text:p>
          </table:table-cell>
          <table:table-cell office:value-type="string">
            <text:p>s64</text:p>
          </table:table-cell>
        </table:table-row>
        <table:table-row table:style-name="ro1">
          <table:table-cell office:value-type="string">
            <text:p>32m</text:p>
          </table:table-cell>
          <table:table-cell office:value-type="float" office:value="5935.6">
            <text:p>5935.6</text:p>
          </table:table-cell>
          <table:table-cell office:value-type="float" office:value="3180.8">
            <text:p>3180.8</text:p>
          </table:table-cell>
          <table:table-cell office:value-type="float" office:value="2040.8">
            <text:p>2040.8</text:p>
          </table:table-cell>
          <table:table-cell office:value-type="float" office:value="1601.7">
            <text:p>1601.7</text:p>
          </table:table-cell>
          <table:table-cell office:value-type="float" office:value="1292.7">
            <text:p>1292.7</text:p>
          </table:table-cell>
          <table:table-cell office:value-type="float" office:value="1072.5">
            <text:p>1072.5</text:p>
          </table:table-cell>
          <table:table-cell office:value-type="float" office:value="916.3">
            <text:p>916.3</text:p>
          </table:table-cell>
          <table:table-cell office:value-type="float" office:value="796.3">
            <text:p>796.3</text:p>
          </table:table-cell>
          <table:table-cell office:value-type="float" office:value="762.6">
            <text:p>762.6</text:p>
          </table:table-cell>
          <table:table-cell office:value-type="float" office:value="728.8">
            <text:p>728.8</text:p>
          </table:table-cell>
          <table:table-cell office:value-type="float" office:value="708">
            <text:p>708</text:p>
          </table:table-cell>
          <table:table-cell office:value-type="float" office:value="685.7">
            <text:p>685.7</text:p>
          </table:table-cell>
          <table:table-cell office:value-type="float" office:value="674">
            <text:p>674</text:p>
          </table:table-cell>
          <table:table-cell office:value-type="float" office:value="675.2">
            <text:p>675.2</text:p>
          </table:table-cell>
          <table:table-cell office:value-type="float" office:value="681.5">
            <text:p>681.5</text:p>
          </table:table-cell>
          <table:table-cell office:value-type="float" office:value="759.4">
            <text:p>759.4</text:p>
          </table:table-cell>
          <table:table-cell office:value-type="float" office:value="671.2">
            <text:p>671.2</text:p>
          </table:table-cell>
          <table:table-cell office:value-type="float" office:value="672.7">
            <text:p>672.7</text:p>
          </table:table-cell>
          <table:table-cell office:value-type="float" office:value="672.4">
            <text:p>672.4</text:p>
          </table:table-cell>
          <table:table-cell office:value-type="float" office:value="672.6">
            <text:p>672.6</text:p>
          </table:table-cell>
          <table:table-cell office:value-type="float" office:value="680.2">
            <text:p>680.2</text:p>
          </table:table-cell>
          <table:table-cell office:value-type="float" office:value="677.7">
            <text:p>677.7</text:p>
          </table:table-cell>
          <table:table-cell office:value-type="float" office:value="682.4">
            <text:p>682.4</text:p>
          </table:table-cell>
          <table:table-cell office:value-type="float" office:value="686.1">
            <text:p>686.1</text:p>
          </table:table-cell>
          <table:table-cell office:value-type="float" office:value="687.8">
            <text:p>687.8</text:p>
          </table:table-cell>
          <table:table-cell office:value-type="float" office:value="701.3">
            <text:p>701.3</text:p>
          </table:table-cell>
          <table:table-cell office:value-type="float" office:value="712.1">
            <text:p>712.1</text:p>
          </table:table-cell>
          <table:table-cell office:value-type="float" office:value="725.1">
            <text:p>725.1</text:p>
          </table:table-cell>
          <table:table-cell office:value-type="float" office:value="727.5">
            <text:p>727.5</text:p>
          </table:table-cell>
          <table:table-cell office:value-type="float" office:value="733.1">
            <text:p>733.1</text:p>
          </table:table-cell>
          <table:table-cell office:value-type="float" office:value="747.9">
            <text:p>747.9</text:p>
          </table:table-cell>
          <table:table-cell office:value-type="float" office:value="749.7">
            <text:p>749.7</text:p>
          </table:table-cell>
          <table:table-cell office:value-type="float" office:value="774.4">
            <text:p>774.4</text:p>
          </table:table-cell>
          <table:table-cell office:value-type="float" office:value="797.9">
            <text:p>797.9</text:p>
          </table:table-cell>
          <table:table-cell office:value-type="float" office:value="821.4">
            <text:p>821.4</text:p>
          </table:table-cell>
          <table:table-cell office:value-type="float" office:value="852.3">
            <text:p>852.3</text:p>
          </table:table-cell>
          <table:table-cell office:value-type="float" office:value="872.4">
            <text:p>872.4</text:p>
          </table:table-cell>
          <table:table-cell office:value-type="float" office:value="909.9">
            <text:p>909.9</text:p>
          </table:table-cell>
          <table:table-cell office:value-type="float" office:value="957.3">
            <text:p>957.3</text:p>
          </table:table-cell>
          <table:table-cell office:value-type="float" office:value="985.4">
            <text:p>985.4</text:p>
          </table:table-cell>
          <table:table-cell office:value-type="float" office:value="1033.1">
            <text:p>1033.1</text:p>
          </table:table-cell>
          <table:table-cell office:value-type="float" office:value="1087.9">
            <text:p>1087.9</text:p>
          </table:table-cell>
          <table:table-cell office:value-type="float" office:value="1135.1">
            <text:p>1135.1</text:p>
          </table:table-cell>
          <table:table-cell office:value-type="float" office:value="1193">
            <text:p>1193</text:p>
          </table:table-cell>
          <table:table-cell office:value-type="float" office:value="1243.3">
            <text:p>1243.3</text:p>
          </table:table-cell>
          <table:table-cell office:value-type="float" office:value="1331.7">
            <text:p>1331.7</text:p>
          </table:table-cell>
          <table:table-cell office:value-type="float" office:value="1373.9">
            <text:p>1373.9</text:p>
          </table:table-cell>
          <table:table-cell office:value-type="float" office:value="692.1">
            <text:p>692.1</text:p>
          </table:table-cell>
          <table:table-cell office:value-type="float" office:value="1424.3">
            <text:p>1424.3</text:p>
          </table:table-cell>
          <table:table-cell office:value-type="float" office:value="1598.6">
            <text:p>1598.6</text:p>
          </table:table-cell>
          <table:table-cell office:value-type="float" office:value="1703.4">
            <text:p>1703.4</text:p>
          </table:table-cell>
          <table:table-cell office:value-type="float" office:value="1744.4">
            <text:p>1744.4</text:p>
          </table:table-cell>
          <table:table-cell office:value-type="float" office:value="1758.9">
            <text:p>1758.9</text:p>
          </table:table-cell>
          <table:table-cell office:value-type="float" office:value="1812">
            <text:p>1812</text:p>
          </table:table-cell>
          <table:table-cell office:value-type="float" office:value="1919">
            <text:p>1919</text:p>
          </table:table-cell>
          <table:table-cell office:value-type="float" office:value="1923.9">
            <text:p>1923.9</text:p>
          </table:table-cell>
          <table:table-cell office:value-type="float" office:value="1987.3">
            <text:p>1987.3</text:p>
          </table:table-cell>
          <table:table-cell office:value-type="float" office:value="2139.2">
            <text:p>2139.2</text:p>
          </table:table-cell>
          <table:table-cell office:value-type="float" office:value="2146.7">
            <text:p>2146.7</text:p>
          </table:table-cell>
          <table:table-cell office:value-type="float" office:value="2165.1">
            <text:p>2165.1</text:p>
          </table:table-cell>
          <table:table-cell office:value-type="float" office:value="2255.1">
            <text:p>2255.1</text:p>
          </table:table-cell>
          <table:table-cell office:value-type="float" office:value="2251.1">
            <text:p>2251.1</text:p>
          </table:table-cell>
          <table:table-cell office:value-type="float" office:value="2497.3">
            <text:p>2497.3</text:p>
          </table:table-cell>
          <table:table-cell office:value-type="float" office:value="702.2">
            <text:p>702.2</text:p>
          </table:table-cell>
        </table:table-row>
        <table:table-row table:style-name="ro1">
          <table:table-cell office:value-type="string">
            <text:p>16m</text:p>
          </table:table-cell>
          <table:table-cell office:value-type="float" office:value="6317.3">
            <text:p>6317.3</text:p>
          </table:table-cell>
          <table:table-cell office:value-type="float" office:value="3300">
            <text:p>3300</text:p>
          </table:table-cell>
          <table:table-cell office:value-type="float" office:value="2134.7">
            <text:p>2134.7</text:p>
          </table:table-cell>
          <table:table-cell office:value-type="float" office:value="1677.7">
            <text:p>1677.7</text:p>
          </table:table-cell>
          <table:table-cell office:value-type="float" office:value="1353.1">
            <text:p>1353.1</text:p>
          </table:table-cell>
          <table:table-cell office:value-type="float" office:value="1124.5">
            <text:p>1124.5</text:p>
          </table:table-cell>
          <table:table-cell office:value-type="float" office:value="957.2">
            <text:p>957.2</text:p>
          </table:table-cell>
          <table:table-cell office:value-type="float" office:value="832.1">
            <text:p>832.1</text:p>
          </table:table-cell>
          <table:table-cell office:value-type="float" office:value="785.3">
            <text:p>785.3</text:p>
          </table:table-cell>
          <table:table-cell office:value-type="float" office:value="745.7">
            <text:p>745.7</text:p>
          </table:table-cell>
          <table:table-cell office:value-type="float" office:value="724.2">
            <text:p>724.2</text:p>
          </table:table-cell>
          <table:table-cell office:value-type="float" office:value="701.2">
            <text:p>701.2</text:p>
          </table:table-cell>
          <table:table-cell office:value-type="float" office:value="693.8">
            <text:p>693.8</text:p>
          </table:table-cell>
          <table:table-cell office:value-type="float" office:value="692.9">
            <text:p>692.9</text:p>
          </table:table-cell>
          <table:table-cell office:value-type="float" office:value="716.5">
            <text:p>716.5</text:p>
          </table:table-cell>
          <table:table-cell office:value-type="float" office:value="758.2">
            <text:p>758.2</text:p>
          </table:table-cell>
          <table:table-cell office:value-type="float" office:value="809.4">
            <text:p>809.4</text:p>
          </table:table-cell>
          <table:table-cell office:value-type="float" office:value="862.5">
            <text:p>862.5</text:p>
          </table:table-cell>
          <table:table-cell office:value-type="float" office:value="907.7">
            <text:p>907.7</text:p>
          </table:table-cell>
          <table:table-cell office:value-type="float" office:value="1004.7">
            <text:p>1004.7</text:p>
          </table:table-cell>
          <table:table-cell office:value-type="float" office:value="1095.1">
            <text:p>1095.1</text:p>
          </table:table-cell>
          <table:table-cell office:value-type="float" office:value="1241.3">
            <text:p>1241.3</text:p>
          </table:table-cell>
          <table:table-cell office:value-type="float" office:value="1372.7">
            <text:p>1372.7</text:p>
          </table:table-cell>
          <table:table-cell office:value-type="float" office:value="1497.8">
            <text:p>1497.8</text:p>
          </table:table-cell>
          <table:table-cell office:value-type="float" office:value="1644.3">
            <text:p>1644.3</text:p>
          </table:table-cell>
          <table:table-cell office:value-type="float" office:value="1845.9">
            <text:p>1845.9</text:p>
          </table:table-cell>
          <table:table-cell office:value-type="float" office:value="1958.7">
            <text:p>1958.7</text:p>
          </table:table-cell>
          <table:table-cell office:value-type="float" office:value="2063.6">
            <text:p>2063.6</text:p>
          </table:table-cell>
          <table:table-cell office:value-type="float" office:value="2432.9">
            <text:p>2432.9</text:p>
          </table:table-cell>
          <table:table-cell office:value-type="float" office:value="2480.5">
            <text:p>2480.5</text:p>
          </table:table-cell>
          <table:table-cell office:value-type="float" office:value="2460.4">
            <text:p>2460.4</text:p>
          </table:table-cell>
          <table:table-cell office:value-type="float" office:value="749.1">
            <text:p>749.1</text:p>
          </table:table-cell>
          <table:table-cell office:value-type="float" office:value="3063.3">
            <text:p>3063.3</text:p>
          </table:table-cell>
          <table:table-cell office:value-type="float" office:value="3116.8">
            <text:p>3116.8</text:p>
          </table:table-cell>
          <table:table-cell office:value-type="float" office:value="3298.3">
            <text:p>3298.3</text:p>
          </table:table-cell>
          <table:table-cell office:value-type="float" office:value="3541.6">
            <text:p>3541.6</text:p>
          </table:table-cell>
          <table:table-cell office:value-type="float" office:value="3871.4">
            <text:p>3871.4</text:p>
          </table:table-cell>
          <table:table-cell office:value-type="float" office:value="4027.7">
            <text:p>4027.7</text:p>
          </table:table-cell>
          <table:table-cell office:value-type="float" office:value="4289.8">
            <text:p>4289.8</text:p>
          </table:table-cell>
          <table:table-cell office:value-type="float" office:value="4613.1">
            <text:p>4613.1</text:p>
          </table:table-cell>
          <table:table-cell office:value-type="float" office:value="4072.1">
            <text:p>4072.1</text:p>
          </table:table-cell>
          <table:table-cell office:value-type="float" office:value="4464.1">
            <text:p>4464.1</text:p>
          </table:table-cell>
          <table:table-cell office:value-type="float" office:value="4459.6">
            <text:p>4459.6</text:p>
          </table:table-cell>
          <table:table-cell office:value-type="float" office:value="4912">
            <text:p>4912</text:p>
          </table:table-cell>
          <table:table-cell office:value-type="float" office:value="4617.5">
            <text:p>4617.5</text:p>
          </table:table-cell>
          <table:table-cell office:value-type="float" office:value="5085.9">
            <text:p>5085.9</text:p>
          </table:table-cell>
          <table:table-cell office:value-type="float" office:value="4921.9">
            <text:p>4921.9</text:p>
          </table:table-cell>
          <table:table-cell office:value-type="float" office:value="2089.2">
            <text:p>2089.2</text:p>
          </table:table-cell>
          <table:table-cell office:value-type="float" office:value="5044.9">
            <text:p>5044.9</text:p>
          </table:table-cell>
          <table:table-cell office:value-type="float" office:value="5038.9">
            <text:p>5038.9</text:p>
          </table:table-cell>
          <table:table-cell office:value-type="float" office:value="5015.8">
            <text:p>5015.8</text:p>
          </table:table-cell>
          <table:table-cell office:value-type="float" office:value="5004">
            <text:p>5004</text:p>
          </table:table-cell>
          <table:table-cell office:value-type="float" office:value="5027.1">
            <text:p>5027.1</text:p>
          </table:table-cell>
          <table:table-cell office:value-type="float" office:value="4997.7">
            <text:p>4997.7</text:p>
          </table:table-cell>
          <table:table-cell office:value-type="float" office:value="4998.8">
            <text:p>4998.8</text:p>
          </table:table-cell>
          <table:table-cell office:value-type="float" office:value="5007.3">
            <text:p>5007.3</text:p>
          </table:table-cell>
          <table:table-cell office:value-type="float" office:value="5025">
            <text:p>5025</text:p>
          </table:table-cell>
          <table:table-cell office:value-type="float" office:value="4994">
            <text:p>4994</text:p>
          </table:table-cell>
          <table:table-cell office:value-type="float" office:value="4946.1">
            <text:p>4946.1</text:p>
          </table:table-cell>
          <table:table-cell office:value-type="float" office:value="4926">
            <text:p>4926</text:p>
          </table:table-cell>
          <table:table-cell office:value-type="float" office:value="4908">
            <text:p>4908</text:p>
          </table:table-cell>
          <table:table-cell office:value-type="float" office:value="4896.3">
            <text:p>4896.3</text:p>
          </table:table-cell>
          <table:table-cell office:value-type="float" office:value="4882.6">
            <text:p>4882.6</text:p>
          </table:table-cell>
          <table:table-cell office:value-type="float" office:value="695.3">
            <text:p>695.3</text:p>
          </table:table-cell>
        </table:table-row>
        <table:table-row table:style-name="ro1">
          <table:table-cell office:value-type="string">
            <text:p>8m</text:p>
          </table:table-cell>
          <table:table-cell office:value-type="float" office:value="6493.8">
            <text:p>6493.8</text:p>
          </table:table-cell>
          <table:table-cell office:value-type="float" office:value="3679.4">
            <text:p>3679.4</text:p>
          </table:table-cell>
          <table:table-cell office:value-type="float" office:value="2460.2">
            <text:p>2460.2</text:p>
          </table:table-cell>
          <table:table-cell office:value-type="float" office:value="1936.1">
            <text:p>1936.1</text:p>
          </table:table-cell>
          <table:table-cell office:value-type="float" office:value="1574">
            <text:p>1574</text:p>
          </table:table-cell>
          <table:table-cell office:value-type="float" office:value="1323">
            <text:p>1323</text:p>
          </table:table-cell>
          <table:table-cell office:value-type="float" office:value="1131.1">
            <text:p>1131.1</text:p>
          </table:table-cell>
          <table:table-cell office:value-type="float" office:value="987.5">
            <text:p>987.5</text:p>
          </table:table-cell>
          <table:table-cell office:value-type="float" office:value="984.8">
            <text:p>984.8</text:p>
          </table:table-cell>
          <table:table-cell office:value-type="float" office:value="1010.3">
            <text:p>1010.3</text:p>
          </table:table-cell>
          <table:table-cell office:value-type="float" office:value="1085.8">
            <text:p>1085.8</text:p>
          </table:table-cell>
          <table:table-cell office:value-type="float" office:value="1192.8">
            <text:p>1192.8</text:p>
          </table:table-cell>
          <table:table-cell office:value-type="float" office:value="1445.2">
            <text:p>1445.2</text:p>
          </table:table-cell>
          <table:table-cell office:value-type="float" office:value="1772.4">
            <text:p>1772.4</text:p>
          </table:table-cell>
          <table:table-cell office:value-type="float" office:value="2367.8">
            <text:p>2367.8</text:p>
          </table:table-cell>
          <table:table-cell office:value-type="float" office:value="835">
            <text:p>835</text:p>
          </table:table-cell>
          <table:table-cell office:value-type="float" office:value="3581">
            <text:p>3581</text:p>
          </table:table-cell>
          <table:table-cell office:value-type="float" office:value="3657.6">
            <text:p>3657.6</text:p>
          </table:table-cell>
          <table:table-cell office:value-type="float" office:value="4412.5">
            <text:p>4412.5</text:p>
          </table:table-cell>
          <table:table-cell office:value-type="float" office:value="4996.3">
            <text:p>4996.3</text:p>
          </table:table-cell>
          <table:table-cell office:value-type="float" office:value="5346.9">
            <text:p>5346.9</text:p>
          </table:table-cell>
          <table:table-cell office:value-type="float" office:value="5225.9">
            <text:p>5225.9</text:p>
          </table:table-cell>
          <table:table-cell office:value-type="float" office:value="5417.9">
            <text:p>5417.9</text:p>
          </table:table-cell>
          <table:table-cell office:value-type="float" office:value="5362.5">
            <text:p>5362.5</text:p>
          </table:table-cell>
          <table:table-cell office:value-type="float" office:value="5334.8">
            <text:p>5334.8</text:p>
          </table:table-cell>
          <table:table-cell office:value-type="float" office:value="5206.3">
            <text:p>5206.3</text:p>
          </table:table-cell>
          <table:table-cell office:value-type="float" office:value="5066.6">
            <text:p>5066.6</text:p>
          </table:table-cell>
          <table:table-cell office:value-type="float" office:value="5193.7">
            <text:p>5193.7</text:p>
          </table:table-cell>
          <table:table-cell office:value-type="float" office:value="5188.3">
            <text:p>5188.3</text:p>
          </table:table-cell>
          <table:table-cell office:value-type="float" office:value="5209.5">
            <text:p>5209.5</text:p>
          </table:table-cell>
          <table:table-cell office:value-type="float" office:value="5225.4">
            <text:p>5225.4</text:p>
          </table:table-cell>
          <table:table-cell office:value-type="float" office:value="821.1">
            <text:p>821.1</text:p>
          </table:table-cell>
          <table:table-cell office:value-type="float" office:value="5163.9">
            <text:p>5163.9</text:p>
          </table:table-cell>
          <table:table-cell office:value-type="float" office:value="5090.7">
            <text:p>5090.7</text:p>
          </table:table-cell>
          <table:table-cell office:value-type="float" office:value="5124.3">
            <text:p>5124.3</text:p>
          </table:table-cell>
          <table:table-cell office:value-type="float" office:value="5135.2">
            <text:p>5135.2</text:p>
          </table:table-cell>
          <table:table-cell office:value-type="float" office:value="5128.3">
            <text:p>5128.3</text:p>
          </table:table-cell>
          <table:table-cell office:value-type="float" office:value="5099.9">
            <text:p>5099.9</text:p>
          </table:table-cell>
          <table:table-cell office:value-type="float" office:value="5087.9">
            <text:p>5087.9</text:p>
          </table:table-cell>
          <table:table-cell office:value-type="float" office:value="5104.6">
            <text:p>5104.6</text:p>
          </table:table-cell>
          <table:table-cell office:value-type="float" office:value="5054.4">
            <text:p>5054.4</text:p>
          </table:table-cell>
          <table:table-cell office:value-type="float" office:value="5089.5">
            <text:p>5089.5</text:p>
          </table:table-cell>
          <table:table-cell office:value-type="float" office:value="5107.4">
            <text:p>5107.4</text:p>
          </table:table-cell>
          <table:table-cell office:value-type="float" office:value="5076.8">
            <text:p>5076.8</text:p>
          </table:table-cell>
          <table:table-cell office:value-type="float" office:value="5064.2">
            <text:p>5064.2</text:p>
          </table:table-cell>
          <table:table-cell office:value-type="float" office:value="5080.3">
            <text:p>5080.3</text:p>
          </table:table-cell>
          <table:table-cell office:value-type="float" office:value="5032.6">
            <text:p>5032.6</text:p>
          </table:table-cell>
          <table:table-cell office:value-type="float" office:value="5070.9">
            <text:p>5070.9</text:p>
          </table:table-cell>
          <table:table-cell office:value-type="float" office:value="5031.5">
            <text:p>5031.5</text:p>
          </table:table-cell>
          <table:table-cell office:value-type="float" office:value="5034.1">
            <text:p>5034.1</text:p>
          </table:table-cell>
          <table:table-cell office:value-type="float" office:value="5010">
            <text:p>5010</text:p>
          </table:table-cell>
          <table:table-cell office:value-type="float" office:value="4998.4">
            <text:p>4998.4</text:p>
          </table:table-cell>
          <table:table-cell office:value-type="float" office:value="5022">
            <text:p>5022</text:p>
          </table:table-cell>
          <table:table-cell office:value-type="float" office:value="4991">
            <text:p>4991</text:p>
          </table:table-cell>
          <table:table-cell office:value-type="float" office:value="4994.4">
            <text:p>4994.4</text:p>
          </table:table-cell>
          <table:table-cell office:value-type="float" office:value="5030.5">
            <text:p>5030.5</text:p>
          </table:table-cell>
          <table:table-cell office:value-type="float" office:value="5022.9">
            <text:p>5022.9</text:p>
          </table:table-cell>
          <table:table-cell office:value-type="float" office:value="4992.2">
            <text:p>4992.2</text:p>
          </table:table-cell>
          <table:table-cell office:value-type="float" office:value="4941.4">
            <text:p>4941.4</text:p>
          </table:table-cell>
          <table:table-cell office:value-type="float" office:value="4902.6">
            <text:p>4902.6</text:p>
          </table:table-cell>
          <table:table-cell office:value-type="float" office:value="4901.4">
            <text:p>4901.4</text:p>
          </table:table-cell>
          <table:table-cell office:value-type="float" office:value="4895.3">
            <text:p>4895.3</text:p>
          </table:table-cell>
          <table:table-cell office:value-type="float" office:value="4886.7">
            <text:p>4886.7</text:p>
          </table:table-cell>
          <table:table-cell office:value-type="float" office:value="799.1">
            <text:p>799.1</text:p>
          </table:table-cell>
        </table:table-row>
        <table:table-row table:style-name="ro1">
          <table:table-cell office:value-type="string">
            <text:p>4m</text:p>
          </table:table-cell>
          <table:table-cell office:value-type="float" office:value="8201.3">
            <text:p>8201.3</text:p>
          </table:table-cell>
          <table:table-cell office:value-type="float" office:value="7520.2">
            <text:p>7520.2</text:p>
          </table:table-cell>
          <table:table-cell office:value-type="float" office:value="6943.5">
            <text:p>6943.5</text:p>
          </table:table-cell>
          <table:table-cell office:value-type="float" office:value="6530.7">
            <text:p>6530.7</text:p>
          </table:table-cell>
          <table:table-cell office:value-type="float" office:value="5837.5">
            <text:p>5837.5</text:p>
          </table:table-cell>
          <table:table-cell office:value-type="float" office:value="5161.6">
            <text:p>5161.6</text:p>
          </table:table-cell>
          <table:table-cell office:value-type="float" office:value="4505.7">
            <text:p>4505.7</text:p>
          </table:table-cell>
          <table:table-cell office:value-type="float" office:value="3983.5">
            <text:p>3983.5</text:p>
          </table:table-cell>
          <table:table-cell office:value-type="float" office:value="4282.2">
            <text:p>4282.2</text:p>
          </table:table-cell>
          <table:table-cell office:value-type="float" office:value="4522.8">
            <text:p>4522.8</text:p>
          </table:table-cell>
          <table:table-cell office:value-type="float" office:value="4675.9">
            <text:p>4675.9</text:p>
          </table:table-cell>
          <table:table-cell office:value-type="float" office:value="4922.9">
            <text:p>4922.9</text:p>
          </table:table-cell>
          <table:table-cell office:value-type="float" office:value="5071.4">
            <text:p>5071.4</text:p>
          </table:table-cell>
          <table:table-cell office:value-type="float" office:value="5181.5">
            <text:p>5181.5</text:p>
          </table:table-cell>
          <table:table-cell office:value-type="float" office:value="5216.2">
            <text:p>5216.2</text:p>
          </table:table-cell>
          <table:table-cell office:value-type="float" office:value="3901.1">
            <text:p>3901.1</text:p>
          </table:table-cell>
          <table:table-cell office:value-type="float" office:value="5295.5">
            <text:p>5295.5</text:p>
          </table:table-cell>
          <table:table-cell office:value-type="float" office:value="5341.3">
            <text:p>5341.3</text:p>
          </table:table-cell>
          <table:table-cell office:value-type="float" office:value="5284.2">
            <text:p>5284.2</text:p>
          </table:table-cell>
          <table:table-cell office:value-type="float" office:value="5328.9">
            <text:p>5328.9</text:p>
          </table:table-cell>
          <table:table-cell office:value-type="float" office:value="5342.5">
            <text:p>5342.5</text:p>
          </table:table-cell>
          <table:table-cell office:value-type="float" office:value="5397.6">
            <text:p>5397.6</text:p>
          </table:table-cell>
          <table:table-cell office:value-type="float" office:value="5406.5">
            <text:p>5406.5</text:p>
          </table:table-cell>
          <table:table-cell office:value-type="float" office:value="5351.1">
            <text:p>5351.1</text:p>
          </table:table-cell>
          <table:table-cell office:value-type="float" office:value="5346.4">
            <text:p>5346.4</text:p>
          </table:table-cell>
          <table:table-cell office:value-type="float" office:value="5208.1">
            <text:p>5208.1</text:p>
          </table:table-cell>
          <table:table-cell office:value-type="float" office:value="5074.8">
            <text:p>5074.8</text:p>
          </table:table-cell>
          <table:table-cell office:value-type="float" office:value="5193.1">
            <text:p>5193.1</text:p>
          </table:table-cell>
          <table:table-cell office:value-type="float" office:value="5170.4">
            <text:p>5170.4</text:p>
          </table:table-cell>
          <table:table-cell office:value-type="float" office:value="5201.7">
            <text:p>5201.7</text:p>
          </table:table-cell>
          <table:table-cell office:value-type="float" office:value="5219">
            <text:p>5219</text:p>
          </table:table-cell>
          <table:table-cell office:value-type="float" office:value="3651.5">
            <text:p>3651.5</text:p>
          </table:table-cell>
          <table:table-cell office:value-type="float" office:value="5160.2">
            <text:p>5160.2</text:p>
          </table:table-cell>
          <table:table-cell office:value-type="float" office:value="5082.8">
            <text:p>5082.8</text:p>
          </table:table-cell>
          <table:table-cell office:value-type="float" office:value="5132.3">
            <text:p>5132.3</text:p>
          </table:table-cell>
          <table:table-cell office:value-type="float" office:value="5127.1">
            <text:p>5127.1</text:p>
          </table:table-cell>
          <table:table-cell office:value-type="float" office:value="5119.3">
            <text:p>5119.3</text:p>
          </table:table-cell>
          <table:table-cell office:value-type="float" office:value="5089.6">
            <text:p>5089.6</text:p>
          </table:table-cell>
          <table:table-cell office:value-type="float" office:value="5084">
            <text:p>5084</text:p>
          </table:table-cell>
          <table:table-cell office:value-type="float" office:value="5096.7">
            <text:p>5096.7</text:p>
          </table:table-cell>
          <table:table-cell office:value-type="float" office:value="5045.5">
            <text:p>5045.5</text:p>
          </table:table-cell>
          <table:table-cell office:value-type="float" office:value="5079.8">
            <text:p>5079.8</text:p>
          </table:table-cell>
          <table:table-cell office:value-type="float" office:value="5097.3">
            <text:p>5097.3</text:p>
          </table:table-cell>
          <table:table-cell office:value-type="float" office:value="5065.9">
            <text:p>5065.9</text:p>
          </table:table-cell>
          <table:table-cell office:value-type="float" office:value="5051">
            <text:p>5051</text:p>
          </table:table-cell>
          <table:table-cell office:value-type="float" office:value="5076.1">
            <text:p>5076.1</text:p>
          </table:table-cell>
          <table:table-cell office:value-type="float" office:value="5038.9">
            <text:p>5038.9</text:p>
          </table:table-cell>
          <table:table-cell office:value-type="float" office:value="5068.2">
            <text:p>5068.2</text:p>
          </table:table-cell>
          <table:table-cell office:value-type="float" office:value="5024.4">
            <text:p>5024.4</text:p>
          </table:table-cell>
          <table:table-cell office:value-type="float" office:value="5022.4">
            <text:p>5022.4</text:p>
          </table:table-cell>
          <table:table-cell office:value-type="float" office:value="5002.2">
            <text:p>5002.2</text:p>
          </table:table-cell>
          <table:table-cell office:value-type="float" office:value="4990">
            <text:p>4990</text:p>
          </table:table-cell>
          <table:table-cell office:value-type="float" office:value="5013.4">
            <text:p>5013.4</text:p>
          </table:table-cell>
          <table:table-cell office:value-type="float" office:value="4979.4">
            <text:p>4979.4</text:p>
          </table:table-cell>
          <table:table-cell office:value-type="float" office:value="4986">
            <text:p>4986</text:p>
          </table:table-cell>
          <table:table-cell office:value-type="float" office:value="5017.4">
            <text:p>5017.4</text:p>
          </table:table-cell>
          <table:table-cell office:value-type="float" office:value="5014.2">
            <text:p>5014.2</text:p>
          </table:table-cell>
          <table:table-cell office:value-type="float" office:value="4983.9">
            <text:p>4983.9</text:p>
          </table:table-cell>
          <table:table-cell office:value-type="float" office:value="4937.3">
            <text:p>4937.3</text:p>
          </table:table-cell>
          <table:table-cell office:value-type="float" office:value="4883.6">
            <text:p>4883.6</text:p>
          </table:table-cell>
          <table:table-cell office:value-type="float" office:value="4885.7">
            <text:p>4885.7</text:p>
          </table:table-cell>
          <table:table-cell office:value-type="float" office:value="4889.4">
            <text:p>4889.4</text:p>
          </table:table-cell>
          <table:table-cell office:value-type="float" office:value="4886.1">
            <text:p>4886.1</text:p>
          </table:table-cell>
          <table:table-cell office:value-type="float" office:value="3370.7">
            <text:p>3370.7</text:p>
          </table:table-cell>
        </table:table-row>
        <table:table-row table:style-name="ro1">
          <table:table-cell office:value-type="string">
            <text:p>2m</text:p>
          </table:table-cell>
          <table:table-cell office:value-type="float" office:value="8421.1">
            <text:p>8421.1</text:p>
          </table:table-cell>
          <table:table-cell office:value-type="float" office:value="8419.6">
            <text:p>8419.6</text:p>
          </table:table-cell>
          <table:table-cell office:value-type="float" office:value="8418.2">
            <text:p>8418.2</text:p>
          </table:table-cell>
          <table:table-cell office:value-type="float" office:value="8416.2">
            <text:p>8416.2</text:p>
          </table:table-cell>
          <table:table-cell office:value-type="float" office:value="7692.7">
            <text:p>7692.7</text:p>
          </table:table-cell>
          <table:table-cell office:value-type="float" office:value="6845.6">
            <text:p>6845.6</text:p>
          </table:table-cell>
          <table:table-cell office:value-type="float" office:value="5970">
            <text:p>5970</text:p>
          </table:table-cell>
          <table:table-cell office:value-type="float" office:value="5244.2">
            <text:p>5244.2</text:p>
          </table:table-cell>
          <table:table-cell office:value-type="float" office:value="5223.9">
            <text:p>5223.9</text:p>
          </table:table-cell>
          <table:table-cell office:value-type="float" office:value="5175">
            <text:p>5175</text:p>
          </table:table-cell>
          <table:table-cell office:value-type="float" office:value="5165">
            <text:p>5165</text:p>
          </table:table-cell>
          <table:table-cell office:value-type="float" office:value="5172">
            <text:p>5172</text:p>
          </table:table-cell>
          <table:table-cell office:value-type="float" office:value="5208.1">
            <text:p>5208.1</text:p>
          </table:table-cell>
          <table:table-cell office:value-type="float" office:value="5250">
            <text:p>5250</text:p>
          </table:table-cell>
          <table:table-cell office:value-type="float" office:value="5221.5">
            <text:p>5221.5</text:p>
          </table:table-cell>
          <table:table-cell office:value-type="float" office:value="5307.8">
            <text:p>5307.8</text:p>
          </table:table-cell>
          <table:table-cell office:value-type="float" office:value="5290">
            <text:p>5290</text:p>
          </table:table-cell>
          <table:table-cell office:value-type="float" office:value="5341.3">
            <text:p>5341.3</text:p>
          </table:table-cell>
          <table:table-cell office:value-type="float" office:value="5263.4">
            <text:p>5263.4</text:p>
          </table:table-cell>
          <table:table-cell office:value-type="float" office:value="5325.6">
            <text:p>5325.6</text:p>
          </table:table-cell>
          <table:table-cell office:value-type="float" office:value="5344.7">
            <text:p>5344.7</text:p>
          </table:table-cell>
          <table:table-cell office:value-type="float" office:value="5396.3">
            <text:p>5396.3</text:p>
          </table:table-cell>
          <table:table-cell office:value-type="float" office:value="5406.5">
            <text:p>5406.5</text:p>
          </table:table-cell>
          <table:table-cell office:value-type="float" office:value="5334.4">
            <text:p>5334.4</text:p>
          </table:table-cell>
          <table:table-cell office:value-type="float" office:value="5333.6">
            <text:p>5333.6</text:p>
          </table:table-cell>
          <table:table-cell office:value-type="float" office:value="5203">
            <text:p>5203</text:p>
          </table:table-cell>
          <table:table-cell office:value-type="float" office:value="5064.4">
            <text:p>5064.4</text:p>
          </table:table-cell>
          <table:table-cell office:value-type="float" office:value="5184.4">
            <text:p>5184.4</text:p>
          </table:table-cell>
          <table:table-cell office:value-type="float" office:value="5184.9">
            <text:p>5184.9</text:p>
          </table:table-cell>
          <table:table-cell office:value-type="float" office:value="5178.5">
            <text:p>5178.5</text:p>
          </table:table-cell>
          <table:table-cell office:value-type="float" office:value="5207.6">
            <text:p>5207.6</text:p>
          </table:table-cell>
          <table:table-cell office:value-type="float" office:value="5157.1">
            <text:p>5157.1</text:p>
          </table:table-cell>
          <table:table-cell office:value-type="float" office:value="5158.2">
            <text:p>5158.2</text:p>
          </table:table-cell>
          <table:table-cell office:value-type="float" office:value="5072.2">
            <text:p>5072.2</text:p>
          </table:table-cell>
          <table:table-cell office:value-type="float" office:value="5130.2">
            <text:p>5130.2</text:p>
          </table:table-cell>
          <table:table-cell office:value-type="float" office:value="5122.2">
            <text:p>5122.2</text:p>
          </table:table-cell>
          <table:table-cell office:value-type="float" office:value="5115">
            <text:p>5115</text:p>
          </table:table-cell>
          <table:table-cell office:value-type="float" office:value="5068.5">
            <text:p>5068.5</text:p>
          </table:table-cell>
          <table:table-cell office:value-type="float" office:value="5074.5">
            <text:p>5074.5</text:p>
          </table:table-cell>
          <table:table-cell office:value-type="float" office:value="5084.7">
            <text:p>5084.7</text:p>
          </table:table-cell>
          <table:table-cell office:value-type="float" office:value="5034.2">
            <text:p>5034.2</text:p>
          </table:table-cell>
          <table:table-cell office:value-type="float" office:value="5075.2">
            <text:p>5075.2</text:p>
          </table:table-cell>
          <table:table-cell office:value-type="float" office:value="5087.7">
            <text:p>5087.7</text:p>
          </table:table-cell>
          <table:table-cell office:value-type="float" office:value="5030.5">
            <text:p>5030.5</text:p>
          </table:table-cell>
          <table:table-cell office:value-type="float" office:value="5065.1">
            <text:p>5065.1</text:p>
          </table:table-cell>
          <table:table-cell office:value-type="float" office:value="5060.7">
            <text:p>5060.7</text:p>
          </table:table-cell>
          <table:table-cell office:value-type="float" office:value="5028.7">
            <text:p>5028.7</text:p>
          </table:table-cell>
          <table:table-cell office:value-type="float" office:value="5061.1">
            <text:p>5061.1</text:p>
          </table:table-cell>
          <table:table-cell office:value-type="float" office:value="5005.1">
            <text:p>5005.1</text:p>
          </table:table-cell>
          <table:table-cell office:value-type="float" office:value="5030.5">
            <text:p>5030.5</text:p>
          </table:table-cell>
          <table:table-cell office:value-type="float" office:value="4985.8">
            <text:p>4985.8</text:p>
          </table:table-cell>
          <table:table-cell office:value-type="float" office:value="4986.3">
            <text:p>4986.3</text:p>
          </table:table-cell>
          <table:table-cell office:value-type="float" office:value="4998.1">
            <text:p>4998.1</text:p>
          </table:table-cell>
          <table:table-cell office:value-type="float" office:value="4956.6">
            <text:p>4956.6</text:p>
          </table:table-cell>
          <table:table-cell office:value-type="float" office:value="4967.4">
            <text:p>4967.4</text:p>
          </table:table-cell>
          <table:table-cell office:value-type="float" office:value="5002.1">
            <text:p>5002.1</text:p>
          </table:table-cell>
          <table:table-cell office:value-type="float" office:value="4982.6">
            <text:p>4982.6</text:p>
          </table:table-cell>
          <table:table-cell office:value-type="float" office:value="4992.1">
            <text:p>4992.1</text:p>
          </table:table-cell>
          <table:table-cell office:value-type="float" office:value="4915.6">
            <text:p>4915.6</text:p>
          </table:table-cell>
          <table:table-cell office:value-type="float" office:value="4874.3">
            <text:p>4874.3</text:p>
          </table:table-cell>
          <table:table-cell office:value-type="float" office:value="4882.3">
            <text:p>4882.3</text:p>
          </table:table-cell>
          <table:table-cell office:value-type="float" office:value="4855.6">
            <text:p>4855.6</text:p>
          </table:table-cell>
          <table:table-cell office:value-type="float" office:value="4875.4">
            <text:p>4875.4</text:p>
          </table:table-cell>
          <table:table-cell office:value-type="float" office:value="4909.6">
            <text:p>4909.6</text:p>
          </table:table-cell>
        </table:table-row>
        <table:table-row table:style-name="ro1">
          <table:table-cell office:value-type="string">
            <text:p>1024k</text:p>
          </table:table-cell>
          <table:table-cell office:value-type="float" office:value="8419.8">
            <text:p>8419.8</text:p>
          </table:table-cell>
          <table:table-cell office:value-type="float" office:value="8417">
            <text:p>8417</text:p>
          </table:table-cell>
          <table:table-cell office:value-type="float" office:value="8414">
            <text:p>8414</text:p>
          </table:table-cell>
          <table:table-cell office:value-type="float" office:value="8411.7">
            <text:p>8411.7</text:p>
          </table:table-cell>
          <table:table-cell office:value-type="float" office:value="7932.1">
            <text:p>7932.1</text:p>
          </table:table-cell>
          <table:table-cell office:value-type="float" office:value="6965.8">
            <text:p>6965.8</text:p>
          </table:table-cell>
          <table:table-cell office:value-type="float" office:value="6017.6">
            <text:p>6017.6</text:p>
          </table:table-cell>
          <table:table-cell office:value-type="float" office:value="5255.9">
            <text:p>5255.9</text:p>
          </table:table-cell>
          <table:table-cell office:value-type="float" office:value="5287.3">
            <text:p>5287.3</text:p>
          </table:table-cell>
          <table:table-cell office:value-type="float" office:value="5264.5">
            <text:p>5264.5</text:p>
          </table:table-cell>
          <table:table-cell office:value-type="float" office:value="5265.3">
            <text:p>5265.3</text:p>
          </table:table-cell>
          <table:table-cell office:value-type="float" office:value="5300.4">
            <text:p>5300.4</text:p>
          </table:table-cell>
          <table:table-cell office:value-type="float" office:value="5322.8">
            <text:p>5322.8</text:p>
          </table:table-cell>
          <table:table-cell office:value-type="float" office:value="5400.3">
            <text:p>5400.3</text:p>
          </table:table-cell>
          <table:table-cell office:value-type="float" office:value="5502.1">
            <text:p>5502.1</text:p>
          </table:table-cell>
          <table:table-cell office:value-type="float" office:value="5726.3">
            <text:p>5726.3</text:p>
          </table:table-cell>
          <table:table-cell office:value-type="float" office:value="5627.5">
            <text:p>5627.5</text:p>
          </table:table-cell>
          <table:table-cell office:value-type="float" office:value="5661.4">
            <text:p>5661.4</text:p>
          </table:table-cell>
          <table:table-cell office:value-type="float" office:value="5666.5">
            <text:p>5666.5</text:p>
          </table:table-cell>
          <table:table-cell office:value-type="float" office:value="5635.6">
            <text:p>5635.6</text:p>
          </table:table-cell>
          <table:table-cell office:value-type="float" office:value="5638.8">
            <text:p>5638.8</text:p>
          </table:table-cell>
          <table:table-cell office:value-type="float" office:value="5609.3">
            <text:p>5609.3</text:p>
          </table:table-cell>
          <table:table-cell office:value-type="float" office:value="5591.1">
            <text:p>5591.1</text:p>
          </table:table-cell>
          <table:table-cell office:value-type="float" office:value="5573.8">
            <text:p>5573.8</text:p>
          </table:table-cell>
          <table:table-cell office:value-type="float" office:value="5577.8">
            <text:p>5577.8</text:p>
          </table:table-cell>
          <table:table-cell office:value-type="float" office:value="5549.7">
            <text:p>5549.7</text:p>
          </table:table-cell>
          <table:table-cell office:value-type="float" office:value="5555.8">
            <text:p>5555.8</text:p>
          </table:table-cell>
          <table:table-cell office:value-type="float" office:value="5536.1">
            <text:p>5536.1</text:p>
          </table:table-cell>
          <table:table-cell office:value-type="float" office:value="5527">
            <text:p>5527</text:p>
          </table:table-cell>
          <table:table-cell office:value-type="float" office:value="5546.8">
            <text:p>5546.8</text:p>
          </table:table-cell>
          <table:table-cell office:value-type="float" office:value="5443.2">
            <text:p>5443.2</text:p>
          </table:table-cell>
          <table:table-cell office:value-type="float" office:value="5482.9">
            <text:p>5482.9</text:p>
          </table:table-cell>
          <table:table-cell office:value-type="float" office:value="5598.5">
            <text:p>5598.5</text:p>
          </table:table-cell>
          <table:table-cell office:value-type="float" office:value="5536.3">
            <text:p>5536.3</text:p>
          </table:table-cell>
          <table:table-cell office:value-type="float" office:value="5475.9">
            <text:p>5475.9</text:p>
          </table:table-cell>
          <table:table-cell office:value-type="float" office:value="5434.2">
            <text:p>5434.2</text:p>
          </table:table-cell>
          <table:table-cell office:value-type="float" office:value="5500.3">
            <text:p>5500.3</text:p>
          </table:table-cell>
          <table:table-cell office:value-type="float" office:value="5573.5">
            <text:p>5573.5</text:p>
          </table:table-cell>
          <table:table-cell office:value-type="float" office:value="5430.5">
            <text:p>5430.5</text:p>
          </table:table-cell>
          <table:table-cell office:value-type="float" office:value="5376.3">
            <text:p>5376.3</text:p>
          </table:table-cell>
          <table:table-cell office:value-type="float" office:value="5436.6">
            <text:p>5436.6</text:p>
          </table:table-cell>
          <table:table-cell office:value-type="float" office:value="5486.2">
            <text:p>5486.2</text:p>
          </table:table-cell>
          <table:table-cell office:value-type="float" office:value="5430.3">
            <text:p>5430.3</text:p>
          </table:table-cell>
          <table:table-cell office:value-type="float" office:value="5426.7">
            <text:p>5426.7</text:p>
          </table:table-cell>
          <table:table-cell office:value-type="float" office:value="5428.5">
            <text:p>5428.5</text:p>
          </table:table-cell>
          <table:table-cell office:value-type="float" office:value="5421">
            <text:p>5421</text:p>
          </table:table-cell>
          <table:table-cell office:value-type="float" office:value="5402.1">
            <text:p>5402.1</text:p>
          </table:table-cell>
          <table:table-cell office:value-type="float" office:value="5481.5">
            <text:p>5481.5</text:p>
          </table:table-cell>
          <table:table-cell office:value-type="float" office:value="5381.6">
            <text:p>5381.6</text:p>
          </table:table-cell>
          <table:table-cell office:value-type="float" office:value="5354.9">
            <text:p>5354.9</text:p>
          </table:table-cell>
          <table:table-cell office:value-type="float" office:value="5361.4">
            <text:p>5361.4</text:p>
          </table:table-cell>
          <table:table-cell office:value-type="float" office:value="5397.6">
            <text:p>5397.6</text:p>
          </table:table-cell>
          <table:table-cell office:value-type="float" office:value="5467.8">
            <text:p>5467.8</text:p>
          </table:table-cell>
          <table:table-cell office:value-type="float" office:value="5406.9">
            <text:p>5406.9</text:p>
          </table:table-cell>
          <table:table-cell office:value-type="float" office:value="5344.4">
            <text:p>5344.4</text:p>
          </table:table-cell>
          <table:table-cell office:value-type="float" office:value="5357.2">
            <text:p>5357.2</text:p>
          </table:table-cell>
          <table:table-cell office:value-type="float" office:value="5341.8">
            <text:p>5341.8</text:p>
          </table:table-cell>
          <table:table-cell office:value-type="float" office:value="5352.3">
            <text:p>5352.3</text:p>
          </table:table-cell>
          <table:table-cell office:value-type="float" office:value="5337.2">
            <text:p>5337.2</text:p>
          </table:table-cell>
          <table:table-cell office:value-type="float" office:value="5330.4">
            <text:p>5330.4</text:p>
          </table:table-cell>
          <table:table-cell office:value-type="float" office:value="5350.9">
            <text:p>5350.9</text:p>
          </table:table-cell>
          <table:table-cell office:value-type="float" office:value="5350.1">
            <text:p>5350.1</text:p>
          </table:table-cell>
          <table:table-cell office:value-type="float" office:value="5270">
            <text:p>5270</text:p>
          </table:table-cell>
          <table:table-cell office:value-type="float" office:value="5335.3">
            <text:p>5335.3</text:p>
          </table:table-cell>
        </table:table-row>
        <table:table-row table:style-name="ro1">
          <table:table-cell office:value-type="string">
            <text:p>512k</text:p>
          </table:table-cell>
          <table:table-cell office:value-type="float" office:value="8419.5">
            <text:p>8419.5</text:p>
          </table:table-cell>
          <table:table-cell office:value-type="float" office:value="8415.8">
            <text:p>8415.8</text:p>
          </table:table-cell>
          <table:table-cell office:value-type="float" office:value="8409.7">
            <text:p>8409.7</text:p>
          </table:table-cell>
          <table:table-cell office:value-type="float" office:value="8407.7">
            <text:p>8407.7</text:p>
          </table:table-cell>
          <table:table-cell office:value-type="float" office:value="7928.3">
            <text:p>7928.3</text:p>
          </table:table-cell>
          <table:table-cell office:value-type="float" office:value="6941.6">
            <text:p>6941.6</text:p>
          </table:table-cell>
          <table:table-cell office:value-type="float" office:value="6023.5">
            <text:p>6023.5</text:p>
          </table:table-cell>
          <table:table-cell office:value-type="float" office:value="5264.1">
            <text:p>5264.1</text:p>
          </table:table-cell>
          <table:table-cell office:value-type="float" office:value="5319.3">
            <text:p>5319.3</text:p>
          </table:table-cell>
          <table:table-cell office:value-type="float" office:value="5251.8">
            <text:p>5251.8</text:p>
          </table:table-cell>
          <table:table-cell office:value-type="float" office:value="5254">
            <text:p>5254</text:p>
          </table:table-cell>
          <table:table-cell office:value-type="float" office:value="5344.2">
            <text:p>5344.2</text:p>
          </table:table-cell>
          <table:table-cell office:value-type="float" office:value="5369.8">
            <text:p>5369.8</text:p>
          </table:table-cell>
          <table:table-cell office:value-type="float" office:value="5392.3">
            <text:p>5392.3</text:p>
          </table:table-cell>
          <table:table-cell office:value-type="float" office:value="5489.2">
            <text:p>5489.2</text:p>
          </table:table-cell>
          <table:table-cell office:value-type="float" office:value="5730.6">
            <text:p>5730.6</text:p>
          </table:table-cell>
          <table:table-cell office:value-type="float" office:value="5618">
            <text:p>5618</text:p>
          </table:table-cell>
          <table:table-cell office:value-type="float" office:value="5686.4">
            <text:p>5686.4</text:p>
          </table:table-cell>
          <table:table-cell office:value-type="float" office:value="5631.9">
            <text:p>5631.9</text:p>
          </table:table-cell>
          <table:table-cell office:value-type="float" office:value="5644.6">
            <text:p>5644.6</text:p>
          </table:table-cell>
          <table:table-cell office:value-type="float" office:value="5650.5">
            <text:p>5650.5</text:p>
          </table:table-cell>
          <table:table-cell office:value-type="float" office:value="5611.2">
            <text:p>5611.2</text:p>
          </table:table-cell>
          <table:table-cell office:value-type="float" office:value="5568.6">
            <text:p>5568.6</text:p>
          </table:table-cell>
          <table:table-cell office:value-type="float" office:value="5468.9">
            <text:p>5468.9</text:p>
          </table:table-cell>
          <table:table-cell office:value-type="float" office:value="5551.1">
            <text:p>5551.1</text:p>
          </table:table-cell>
          <table:table-cell office:value-type="float" office:value="5522.1">
            <text:p>5522.1</text:p>
          </table:table-cell>
          <table:table-cell office:value-type="float" office:value="5532.2">
            <text:p>5532.2</text:p>
          </table:table-cell>
          <table:table-cell office:value-type="float" office:value="5533.7">
            <text:p>5533.7</text:p>
          </table:table-cell>
          <table:table-cell office:value-type="float" office:value="5529">
            <text:p>5529</text:p>
          </table:table-cell>
          <table:table-cell office:value-type="float" office:value="5539">
            <text:p>5539</text:p>
          </table:table-cell>
          <table:table-cell office:value-type="float" office:value="5448.3">
            <text:p>5448.3</text:p>
          </table:table-cell>
          <table:table-cell office:value-type="float" office:value="5441.4">
            <text:p>5441.4</text:p>
          </table:table-cell>
          <table:table-cell office:value-type="float" office:value="5589.6">
            <text:p>5589.6</text:p>
          </table:table-cell>
          <table:table-cell office:value-type="float" office:value="5512.5">
            <text:p>5512.5</text:p>
          </table:table-cell>
          <table:table-cell office:value-type="float" office:value="5442.9">
            <text:p>5442.9</text:p>
          </table:table-cell>
          <table:table-cell office:value-type="float" office:value="5398">
            <text:p>5398</text:p>
          </table:table-cell>
          <table:table-cell office:value-type="float" office:value="5452.2">
            <text:p>5452.2</text:p>
          </table:table-cell>
          <table:table-cell office:value-type="float" office:value="5513.2">
            <text:p>5513.2</text:p>
          </table:table-cell>
          <table:table-cell office:value-type="float" office:value="5450.4">
            <text:p>5450.4</text:p>
          </table:table-cell>
          <table:table-cell office:value-type="float" office:value="5406.5">
            <text:p>5406.5</text:p>
          </table:table-cell>
          <table:table-cell office:value-type="float" office:value="5471">
            <text:p>5471</text:p>
          </table:table-cell>
          <table:table-cell office:value-type="float" office:value="5424.7">
            <text:p>5424.7</text:p>
          </table:table-cell>
          <table:table-cell office:value-type="float" office:value="5455.9">
            <text:p>5455.9</text:p>
          </table:table-cell>
          <table:table-cell office:value-type="float" office:value="5434.3">
            <text:p>5434.3</text:p>
          </table:table-cell>
          <table:table-cell office:value-type="float" office:value="5439.9">
            <text:p>5439.9</text:p>
          </table:table-cell>
          <table:table-cell office:value-type="float" office:value="5499.8">
            <text:p>5499.8</text:p>
          </table:table-cell>
          <table:table-cell office:value-type="float" office:value="5406.2">
            <text:p>5406.2</text:p>
          </table:table-cell>
          <table:table-cell office:value-type="float" office:value="5544.2">
            <text:p>5544.2</text:p>
          </table:table-cell>
          <table:table-cell office:value-type="float" office:value="5398.1">
            <text:p>5398.1</text:p>
          </table:table-cell>
          <table:table-cell office:value-type="float" office:value="5289.3">
            <text:p>5289.3</text:p>
          </table:table-cell>
          <table:table-cell office:value-type="float" office:value="5349">
            <text:p>5349</text:p>
          </table:table-cell>
          <table:table-cell office:value-type="float" office:value="5371.7">
            <text:p>5371.7</text:p>
          </table:table-cell>
          <table:table-cell office:value-type="float" office:value="5427">
            <text:p>5427</text:p>
          </table:table-cell>
          <table:table-cell office:value-type="float" office:value="5362">
            <text:p>5362</text:p>
          </table:table-cell>
          <table:table-cell office:value-type="float" office:value="5326.6">
            <text:p>5326.6</text:p>
          </table:table-cell>
          <table:table-cell office:value-type="float" office:value="5357.7">
            <text:p>5357.7</text:p>
          </table:table-cell>
          <table:table-cell office:value-type="float" office:value="5327.6">
            <text:p>5327.6</text:p>
          </table:table-cell>
          <table:table-cell office:value-type="float" office:value="5245.1">
            <text:p>5245.1</text:p>
          </table:table-cell>
          <table:table-cell office:value-type="float" office:value="5362.2">
            <text:p>5362.2</text:p>
          </table:table-cell>
          <table:table-cell office:value-type="float" office:value="5369.3">
            <text:p>5369.3</text:p>
          </table:table-cell>
          <table:table-cell office:value-type="float" office:value="5361.1">
            <text:p>5361.1</text:p>
          </table:table-cell>
          <table:table-cell office:value-type="float" office:value="5344.7">
            <text:p>5344.7</text:p>
          </table:table-cell>
          <table:table-cell office:value-type="float" office:value="5230.7">
            <text:p>5230.7</text:p>
          </table:table-cell>
          <table:table-cell office:value-type="float" office:value="5319.4">
            <text:p>5319.4</text:p>
          </table:table-cell>
        </table:table-row>
        <table:table-row table:style-name="ro1">
          <table:table-cell office:value-type="string">
            <text:p>256k</text:p>
          </table:table-cell>
          <table:table-cell office:value-type="float" office:value="8416.6">
            <text:p>8416.6</text:p>
          </table:table-cell>
          <table:table-cell office:value-type="float" office:value="8409.3">
            <text:p>8409.3</text:p>
          </table:table-cell>
          <table:table-cell office:value-type="float" office:value="8398.8">
            <text:p>8398.8</text:p>
          </table:table-cell>
          <table:table-cell office:value-type="float" office:value="8393.1">
            <text:p>8393.1</text:p>
          </table:table-cell>
          <table:table-cell office:value-type="float" office:value="7912">
            <text:p>7912</text:p>
          </table:table-cell>
          <table:table-cell office:value-type="float" office:value="7044.3">
            <text:p>7044.3</text:p>
          </table:table-cell>
          <table:table-cell office:value-type="float" office:value="6020.5">
            <text:p>6020.5</text:p>
          </table:table-cell>
          <table:table-cell office:value-type="float" office:value="5247.7">
            <text:p>5247.7</text:p>
          </table:table-cell>
          <table:table-cell office:value-type="float" office:value="5280.1">
            <text:p>5280.1</text:p>
          </table:table-cell>
          <table:table-cell office:value-type="float" office:value="5250.1">
            <text:p>5250.1</text:p>
          </table:table-cell>
          <table:table-cell office:value-type="float" office:value="5171.7">
            <text:p>5171.7</text:p>
          </table:table-cell>
          <table:table-cell office:value-type="float" office:value="5274.1">
            <text:p>5274.1</text:p>
          </table:table-cell>
          <table:table-cell office:value-type="float" office:value="5320.5">
            <text:p>5320.5</text:p>
          </table:table-cell>
          <table:table-cell office:value-type="float" office:value="5366.4">
            <text:p>5366.4</text:p>
          </table:table-cell>
          <table:table-cell office:value-type="float" office:value="5415.1">
            <text:p>5415.1</text:p>
          </table:table-cell>
          <table:table-cell office:value-type="float" office:value="5697.8">
            <text:p>5697.8</text:p>
          </table:table-cell>
          <table:table-cell office:value-type="float" office:value="5572.4">
            <text:p>5572.4</text:p>
          </table:table-cell>
          <table:table-cell office:value-type="float" office:value="5629.9">
            <text:p>5629.9</text:p>
          </table:table-cell>
          <table:table-cell office:value-type="float" office:value="5587.5">
            <text:p>5587.5</text:p>
          </table:table-cell>
          <table:table-cell office:value-type="float" office:value="5615.5">
            <text:p>5615.5</text:p>
          </table:table-cell>
          <table:table-cell office:value-type="float" office:value="5586.1">
            <text:p>5586.1</text:p>
          </table:table-cell>
          <table:table-cell office:value-type="float" office:value="5532.6">
            <text:p>5532.6</text:p>
          </table:table-cell>
          <table:table-cell office:value-type="float" office:value="5515">
            <text:p>5515</text:p>
          </table:table-cell>
          <table:table-cell office:value-type="float" office:value="5452.2">
            <text:p>5452.2</text:p>
          </table:table-cell>
          <table:table-cell office:value-type="float" office:value="5490.1">
            <text:p>5490.1</text:p>
          </table:table-cell>
          <table:table-cell office:value-type="float" office:value="5486.4">
            <text:p>5486.4</text:p>
          </table:table-cell>
          <table:table-cell office:value-type="float" office:value="5479.8">
            <text:p>5479.8</text:p>
          </table:table-cell>
          <table:table-cell office:value-type="float" office:value="5499.2">
            <text:p>5499.2</text:p>
          </table:table-cell>
          <table:table-cell office:value-type="float" office:value="5424.5">
            <text:p>5424.5</text:p>
          </table:table-cell>
          <table:table-cell office:value-type="float" office:value="5409.3">
            <text:p>5409.3</text:p>
          </table:table-cell>
          <table:table-cell office:value-type="float" office:value="5375.9">
            <text:p>5375.9</text:p>
          </table:table-cell>
          <table:table-cell office:value-type="float" office:value="5382.5">
            <text:p>5382.5</text:p>
          </table:table-cell>
          <table:table-cell office:value-type="float" office:value="5445.5">
            <text:p>5445.5</text:p>
          </table:table-cell>
          <table:table-cell office:value-type="float" office:value="5477.2">
            <text:p>5477.2</text:p>
          </table:table-cell>
          <table:table-cell office:value-type="float" office:value="5332.1">
            <text:p>5332.1</text:p>
          </table:table-cell>
          <table:table-cell office:value-type="float" office:value="5308.5">
            <text:p>5308.5</text:p>
          </table:table-cell>
          <table:table-cell office:value-type="float" office:value="5341.2">
            <text:p>5341.2</text:p>
          </table:table-cell>
          <table:table-cell office:value-type="float" office:value="5358.3">
            <text:p>5358.3</text:p>
          </table:table-cell>
          <table:table-cell office:value-type="float" office:value="5333.6">
            <text:p>5333.6</text:p>
          </table:table-cell>
          <table:table-cell office:value-type="float" office:value="5366.1">
            <text:p>5366.1</text:p>
          </table:table-cell>
          <table:table-cell office:value-type="float" office:value="5888.5">
            <text:p>5888.5</text:p>
          </table:table-cell>
          <table:table-cell office:value-type="float" office:value="5360.8">
            <text:p>5360.8</text:p>
          </table:table-cell>
          <table:table-cell office:value-type="float" office:value="5361.7">
            <text:p>5361.7</text:p>
          </table:table-cell>
          <table:table-cell office:value-type="float" office:value="5366.4">
            <text:p>5366.4</text:p>
          </table:table-cell>
          <table:table-cell office:value-type="float" office:value="5334.2">
            <text:p>5334.2</text:p>
          </table:table-cell>
          <table:table-cell office:value-type="float" office:value="5367.3">
            <text:p>5367.3</text:p>
          </table:table-cell>
          <table:table-cell office:value-type="float" office:value="5328">
            <text:p>5328</text:p>
          </table:table-cell>
          <table:table-cell office:value-type="float" office:value="5435.9">
            <text:p>5435.9</text:p>
          </table:table-cell>
          <table:table-cell office:value-type="float" office:value="5307.7">
            <text:p>5307.7</text:p>
          </table:table-cell>
          <table:table-cell office:value-type="float" office:value="5249.3">
            <text:p>5249.3</text:p>
          </table:table-cell>
          <table:table-cell office:value-type="float" office:value="6191.6">
            <text:p>6191.6</text:p>
          </table:table-cell>
          <table:table-cell office:value-type="float" office:value="5254.7">
            <text:p>5254.7</text:p>
          </table:table-cell>
          <table:table-cell office:value-type="float" office:value="6739.2">
            <text:p>6739.2</text:p>
          </table:table-cell>
          <table:table-cell office:value-type="float" office:value="6403.9">
            <text:p>6403.9</text:p>
          </table:table-cell>
          <table:table-cell office:value-type="float" office:value="5912.4">
            <text:p>5912.4</text:p>
          </table:table-cell>
          <table:table-cell office:value-type="float" office:value="5257.7">
            <text:p>5257.7</text:p>
          </table:table-cell>
          <table:table-cell office:value-type="float" office:value="7113.4">
            <text:p>7113.4</text:p>
          </table:table-cell>
          <table:table-cell office:value-type="float" office:value="6862">
            <text:p>6862</text:p>
          </table:table-cell>
          <table:table-cell office:value-type="float" office:value="7034">
            <text:p>7034</text:p>
          </table:table-cell>
          <table:table-cell office:value-type="float" office:value="6787.6">
            <text:p>6787.6</text:p>
          </table:table-cell>
          <table:table-cell office:value-type="float" office:value="7519">
            <text:p>7519</text:p>
          </table:table-cell>
          <table:table-cell office:value-type="float" office:value="7639.5">
            <text:p>7639.5</text:p>
          </table:table-cell>
          <table:table-cell office:value-type="float" office:value="7907.5">
            <text:p>7907.5</text:p>
          </table:table-cell>
          <table:table-cell office:value-type="float" office:value="5178.9">
            <text:p>5178.9</text:p>
          </table:table-cell>
        </table:table-row>
        <table:table-row table:style-name="ro1">
          <table:table-cell office:value-type="string">
            <text:p>128k</text:p>
          </table:table-cell>
          <table:table-cell office:value-type="float" office:value="8411">
            <text:p>8411</text:p>
          </table:table-cell>
          <table:table-cell office:value-type="float" office:value="8396.5">
            <text:p>8396.5</text:p>
          </table:table-cell>
          <table:table-cell office:value-type="float" office:value="8372.2">
            <text:p>8372.2</text:p>
          </table:table-cell>
          <table:table-cell office:value-type="float" office:value="8361.2">
            <text:p>8361.2</text:p>
          </table:table-cell>
          <table:table-cell office:value-type="float" office:value="7995.6">
            <text:p>7995.6</text:p>
          </table:table-cell>
          <table:table-cell office:value-type="float" office:value="7134.3">
            <text:p>7134.3</text:p>
          </table:table-cell>
          <table:table-cell office:value-type="float" office:value="5991.7">
            <text:p>5991.7</text:p>
          </table:table-cell>
          <table:table-cell office:value-type="float" office:value="5293.3">
            <text:p>5293.3</text:p>
          </table:table-cell>
          <table:table-cell office:value-type="float" office:value="5239.9">
            <text:p>5239.9</text:p>
          </table:table-cell>
          <table:table-cell office:value-type="float" office:value="5243.5">
            <text:p>5243.5</text:p>
          </table:table-cell>
          <table:table-cell office:value-type="float" office:value="5226">
            <text:p>5226</text:p>
          </table:table-cell>
          <table:table-cell office:value-type="float" office:value="5270.6">
            <text:p>5270.6</text:p>
          </table:table-cell>
          <table:table-cell office:value-type="float" office:value="5303.7">
            <text:p>5303.7</text:p>
          </table:table-cell>
          <table:table-cell office:value-type="float" office:value="5329.7">
            <text:p>5329.7</text:p>
          </table:table-cell>
          <table:table-cell office:value-type="float" office:value="5379.8">
            <text:p>5379.8</text:p>
          </table:table-cell>
          <table:table-cell office:value-type="float" office:value="5616.2">
            <text:p>5616.2</text:p>
          </table:table-cell>
          <table:table-cell office:value-type="float" office:value="5477.2">
            <text:p>5477.2</text:p>
          </table:table-cell>
          <table:table-cell office:value-type="float" office:value="5538.6">
            <text:p>5538.6</text:p>
          </table:table-cell>
          <table:table-cell office:value-type="float" office:value="5486.5">
            <text:p>5486.5</text:p>
          </table:table-cell>
          <table:table-cell office:value-type="float" office:value="5529.6">
            <text:p>5529.6</text:p>
          </table:table-cell>
          <table:table-cell office:value-type="float" office:value="5577.7">
            <text:p>5577.7</text:p>
          </table:table-cell>
          <table:table-cell office:value-type="float" office:value="5381.8">
            <text:p>5381.8</text:p>
          </table:table-cell>
          <table:table-cell office:value-type="float" office:value="5397.9">
            <text:p>5397.9</text:p>
          </table:table-cell>
          <table:table-cell office:value-type="float" office:value="5371.6">
            <text:p>5371.6</text:p>
          </table:table-cell>
          <table:table-cell office:value-type="float" office:value="6480">
            <text:p>6480</text:p>
          </table:table-cell>
          <table:table-cell office:value-type="float" office:value="5371.7">
            <text:p>5371.7</text:p>
          </table:table-cell>
          <table:table-cell office:value-type="float" office:value="6810.7">
            <text:p>6810.7</text:p>
          </table:table-cell>
          <table:table-cell office:value-type="float" office:value="5384">
            <text:p>5384</text:p>
          </table:table-cell>
          <table:table-cell office:value-type="float" office:value="6891.8">
            <text:p>6891.8</text:p>
          </table:table-cell>
          <table:table-cell office:value-type="float" office:value="7297.3">
            <text:p>7297.3</text:p>
          </table:table-cell>
          <table:table-cell office:value-type="float" office:value="7855.2">
            <text:p>7855.2</text:p>
          </table:table-cell>
          <table:table-cell office:value-type="float" office:value="5299.8">
            <text:p>5299.8</text:p>
          </table:table-cell>
          <table:table-cell office:value-type="float" office:value="8102.1">
            <text:p>8102.1</text:p>
          </table:table-cell>
          <table:table-cell office:value-type="float" office:value="8063.4">
            <text:p>8063.4</text:p>
          </table:table-cell>
          <table:table-cell office:value-type="float" office:value="8033.4">
            <text:p>8033.4</text:p>
          </table:table-cell>
          <table:table-cell office:value-type="float" office:value="8124.8">
            <text:p>8124.8</text:p>
          </table:table-cell>
          <table:table-cell office:value-type="float" office:value="8118.4">
            <text:p>8118.4</text:p>
          </table:table-cell>
          <table:table-cell office:value-type="float" office:value="8015.7">
            <text:p>8015.7</text:p>
          </table:table-cell>
          <table:table-cell office:value-type="float" office:value="8039.6">
            <text:p>8039.6</text:p>
          </table:table-cell>
          <table:table-cell office:value-type="float" office:value="8128">
            <text:p>8128</text:p>
          </table:table-cell>
          <table:table-cell office:value-type="float" office:value="7992.3">
            <text:p>7992.3</text:p>
          </table:table-cell>
          <table:table-cell office:value-type="float" office:value="8103.8">
            <text:p>8103.8</text:p>
          </table:table-cell>
          <table:table-cell office:value-type="float" office:value="8042.5">
            <text:p>8042.5</text:p>
          </table:table-cell>
          <table:table-cell office:value-type="float" office:value="8052.9">
            <text:p>8052.9</text:p>
          </table:table-cell>
          <table:table-cell office:value-type="float" office:value="8067.8">
            <text:p>8067.8</text:p>
          </table:table-cell>
          <table:table-cell office:value-type="float" office:value="8027.1">
            <text:p>8027.1</text:p>
          </table:table-cell>
          <table:table-cell office:value-type="float" office:value="8056.4">
            <text:p>8056.4</text:p>
          </table:table-cell>
          <table:table-cell office:value-type="float" office:value="5248">
            <text:p>5248</text:p>
          </table:table-cell>
          <table:table-cell office:value-type="float" office:value="8012.9">
            <text:p>8012.9</text:p>
          </table:table-cell>
          <table:table-cell office:value-type="float" office:value="8068.4">
            <text:p>8068.4</text:p>
          </table:table-cell>
          <table:table-cell office:value-type="float" office:value="7981.5">
            <text:p>7981.5</text:p>
          </table:table-cell>
          <table:table-cell office:value-type="float" office:value="7983.2">
            <text:p>7983.2</text:p>
          </table:table-cell>
          <table:table-cell office:value-type="float" office:value="7986.5">
            <text:p>7986.5</text:p>
          </table:table-cell>
          <table:table-cell office:value-type="float" office:value="7993.2">
            <text:p>7993.2</text:p>
          </table:table-cell>
          <table:table-cell office:value-type="float" office:value="8006.9">
            <text:p>8006.9</text:p>
          </table:table-cell>
          <table:table-cell office:value-type="float" office:value="7938.5">
            <text:p>7938.5</text:p>
          </table:table-cell>
          <table:table-cell office:value-type="float" office:value="7961.8">
            <text:p>7961.8</text:p>
          </table:table-cell>
          <table:table-cell office:value-type="float" office:value="7989.8">
            <text:p>7989.8</text:p>
          </table:table-cell>
          <table:table-cell office:value-type="float" office:value="7944.3">
            <text:p>7944.3</text:p>
          </table:table-cell>
          <table:table-cell office:value-type="float" office:value="7892.4">
            <text:p>7892.4</text:p>
          </table:table-cell>
          <table:table-cell office:value-type="float" office:value="7934.8">
            <text:p>7934.8</text:p>
          </table:table-cell>
          <table:table-cell office:value-type="float" office:value="7901.7">
            <text:p>7901.7</text:p>
          </table:table-cell>
          <table:table-cell office:value-type="float" office:value="7858.3">
            <text:p>7858.3</text:p>
          </table:table-cell>
          <table:table-cell office:value-type="float" office:value="5117.4">
            <text:p>5117.4</text:p>
          </table:table-cell>
        </table:table-row>
        <table:table-row table:style-name="ro1">
          <table:table-cell office:value-type="string">
            <text:p>64k</text:p>
          </table:table-cell>
          <table:table-cell office:value-type="float" office:value="8396.5">
            <text:p>8396.5</text:p>
          </table:table-cell>
          <table:table-cell office:value-type="float" office:value="8367.3">
            <text:p>8367.3</text:p>
          </table:table-cell>
          <table:table-cell office:value-type="float" office:value="8328.8">
            <text:p>8328.8</text:p>
          </table:table-cell>
          <table:table-cell office:value-type="float" office:value="8303.5">
            <text:p>8303.5</text:p>
          </table:table-cell>
          <table:table-cell office:value-type="float" office:value="7822.6">
            <text:p>7822.6</text:p>
          </table:table-cell>
          <table:table-cell office:value-type="float" office:value="6917.2">
            <text:p>6917.2</text:p>
          </table:table-cell>
          <table:table-cell office:value-type="float" office:value="6008.8">
            <text:p>6008.8</text:p>
          </table:table-cell>
          <table:table-cell office:value-type="float" office:value="5248.2">
            <text:p>5248.2</text:p>
          </table:table-cell>
          <table:table-cell office:value-type="float" office:value="5194.6">
            <text:p>5194.6</text:p>
          </table:table-cell>
          <table:table-cell office:value-type="float" office:value="5212.1">
            <text:p>5212.1</text:p>
          </table:table-cell>
          <table:table-cell office:value-type="float" office:value="5157.5">
            <text:p>5157.5</text:p>
          </table:table-cell>
          <table:table-cell office:value-type="float" office:value="5142.6">
            <text:p>5142.6</text:p>
          </table:table-cell>
          <table:table-cell office:value-type="float" office:value="5141">
            <text:p>5141</text:p>
          </table:table-cell>
          <table:table-cell office:value-type="float" office:value="5205.8">
            <text:p>5205.8</text:p>
          </table:table-cell>
          <table:table-cell office:value-type="float" office:value="7487.3">
            <text:p>7487.3</text:p>
          </table:table-cell>
          <table:table-cell office:value-type="float" office:value="5581.1">
            <text:p>5581.1</text:p>
          </table:table-cell>
          <table:table-cell office:value-type="float" office:value="8166.1">
            <text:p>8166.1</text:p>
          </table:table-cell>
          <table:table-cell office:value-type="float" office:value="8124.8">
            <text:p>8124.8</text:p>
          </table:table-cell>
          <table:table-cell office:value-type="float" office:value="8021.6">
            <text:p>8021.6</text:p>
          </table:table-cell>
          <table:table-cell office:value-type="float" office:value="8128">
            <text:p>8128</text:p>
          </table:table-cell>
          <table:table-cell office:value-type="float" office:value="8044.3">
            <text:p>8044.3</text:p>
          </table:table-cell>
          <table:table-cell office:value-type="float" office:value="8052.9">
            <text:p>8052.9</text:p>
          </table:table-cell>
          <table:table-cell office:value-type="float" office:value="8027.1">
            <text:p>8027.1</text:p>
          </table:table-cell>
          <table:table-cell office:value-type="float" office:value="8035.9">
            <text:p>8035.9</text:p>
          </table:table-cell>
          <table:table-cell office:value-type="float" office:value="7998.3">
            <text:p>7998.3</text:p>
          </table:table-cell>
          <table:table-cell office:value-type="float" office:value="7983.2">
            <text:p>7983.2</text:p>
          </table:table-cell>
          <table:table-cell office:value-type="float" office:value="7993.2">
            <text:p>7993.2</text:p>
          </table:table-cell>
          <table:table-cell office:value-type="float" office:value="7938.5">
            <text:p>7938.5</text:p>
          </table:table-cell>
          <table:table-cell office:value-type="float" office:value="7989.8">
            <text:p>7989.8</text:p>
          </table:table-cell>
          <table:table-cell office:value-type="float" office:value="7892.4">
            <text:p>7892.4</text:p>
          </table:table-cell>
          <table:table-cell office:value-type="float" office:value="7901.7">
            <text:p>7901.7</text:p>
          </table:table-cell>
          <table:table-cell office:value-type="float" office:value="5363.6">
            <text:p>5363.6</text:p>
          </table:table-cell>
          <table:table-cell office:value-type="float" office:value="7856.5">
            <text:p>7856.5</text:p>
          </table:table-cell>
          <table:table-cell office:value-type="float" office:value="7914.5">
            <text:p>7914.5</text:p>
          </table:table-cell>
          <table:table-cell office:value-type="float" office:value="7883.4">
            <text:p>7883.4</text:p>
          </table:table-cell>
          <table:table-cell office:value-type="float" office:value="7863.6">
            <text:p>7863.6</text:p>
          </table:table-cell>
          <table:table-cell office:value-type="float" office:value="7856.1">
            <text:p>7856.1</text:p>
          </table:table-cell>
          <table:table-cell office:value-type="float" office:value="7857.3">
            <text:p>7857.3</text:p>
          </table:table-cell>
          <table:table-cell office:value-type="float" office:value="7757.5">
            <text:p>7757.5</text:p>
          </table:table-cell>
          <table:table-cell office:value-type="float" office:value="7779.7">
            <text:p>7779.7</text:p>
          </table:table-cell>
          <table:table-cell office:value-type="float" office:value="7705.6">
            <text:p>7705.6</text:p>
          </table:table-cell>
          <table:table-cell office:value-type="float" office:value="7747.1">
            <text:p>7747.1</text:p>
          </table:table-cell>
          <table:table-cell office:value-type="float" office:value="7801.3">
            <text:p>7801.3</text:p>
          </table:table-cell>
          <table:table-cell office:value-type="float" office:value="7622.2">
            <text:p>7622.2</text:p>
          </table:table-cell>
          <table:table-cell office:value-type="float" office:value="7690.1">
            <text:p>7690.1</text:p>
          </table:table-cell>
          <table:table-cell office:value-type="float" office:value="7767.9">
            <text:p>7767.9</text:p>
          </table:table-cell>
          <table:table-cell office:value-type="float" office:value="7724.3">
            <text:p>7724.3</text:p>
          </table:table-cell>
          <table:table-cell office:value-type="float" office:value="7698.6">
            <text:p>7698.6</text:p>
          </table:table-cell>
          <table:table-cell office:value-type="float" office:value="7663.9">
            <text:p>7663.9</text:p>
          </table:table-cell>
          <table:table-cell office:value-type="float" office:value="7647.9">
            <text:p>7647.9</text:p>
          </table:table-cell>
          <table:table-cell office:value-type="float" office:value="7628.9">
            <text:p>7628.9</text:p>
          </table:table-cell>
          <table:table-cell office:value-type="float" office:value="7623.8">
            <text:p>7623.8</text:p>
          </table:table-cell>
          <table:table-cell office:value-type="float" office:value="7609.8">
            <text:p>7609.8</text:p>
          </table:table-cell>
          <table:table-cell office:value-type="float" office:value="7616.6">
            <text:p>7616.6</text:p>
          </table:table-cell>
          <table:table-cell office:value-type="float" office:value="7614.7">
            <text:p>7614.7</text:p>
          </table:table-cell>
          <table:table-cell office:value-type="float" office:value="7635">
            <text:p>7635</text:p>
          </table:table-cell>
          <table:table-cell office:value-type="float" office:value="7498">
            <text:p>7498</text:p>
          </table:table-cell>
          <table:table-cell office:value-type="float" office:value="7507.1">
            <text:p>7507.1</text:p>
          </table:table-cell>
          <table:table-cell office:value-type="float" office:value="7539.5">
            <text:p>7539.5</text:p>
          </table:table-cell>
          <table:table-cell office:value-type="float" office:value="7417.2">
            <text:p>7417.2</text:p>
          </table:table-cell>
          <table:table-cell office:value-type="float" office:value="7438.9">
            <text:p>7438.9</text:p>
          </table:table-cell>
          <table:table-cell office:value-type="float" office:value="7485.3">
            <text:p>7485.3</text:p>
          </table:table-cell>
          <table:table-cell office:value-type="float" office:value="7516.6">
            <text:p>7516.6</text:p>
          </table:table-cell>
          <table:table-cell office:value-type="float" office:value="4728.4">
            <text:p>4728.4</text:p>
          </table:table-cell>
        </table:table-row>
        <table:table-row table:style-name="ro1">
          <table:table-cell office:value-type="string">
            <text:p>32k</text:p>
          </table:table-cell>
          <table:table-cell office:value-type="float" office:value="8374.1">
            <text:p>8374.1</text:p>
          </table:table-cell>
          <table:table-cell office:value-type="float" office:value="8328.9">
            <text:p>8328.9</text:p>
          </table:table-cell>
          <table:table-cell office:value-type="float" office:value="8290.4">
            <text:p>8290.4</text:p>
          </table:table-cell>
          <table:table-cell office:value-type="float" office:value="8229.6">
            <text:p>8229.6</text:p>
          </table:table-cell>
          <table:table-cell office:value-type="float" office:value="8161.3">
            <text:p>8161.3</text:p>
          </table:table-cell>
          <table:table-cell office:value-type="float" office:value="8143.6">
            <text:p>8143.6</text:p>
          </table:table-cell>
          <table:table-cell office:value-type="float" office:value="8105.6">
            <text:p>8105.6</text:p>
          </table:table-cell>
          <table:table-cell office:value-type="float" office:value="8055.3">
            <text:p>8055.3</text:p>
          </table:table-cell>
          <table:table-cell office:value-type="float" office:value="8176.8">
            <text:p>8176.8</text:p>
          </table:table-cell>
          <table:table-cell office:value-type="float" office:value="8128">
            <text:p>8128</text:p>
          </table:table-cell>
          <table:table-cell office:value-type="float" office:value="8052.9">
            <text:p>8052.9</text:p>
          </table:table-cell>
          <table:table-cell office:value-type="float" office:value="8035.9">
            <text:p>8035.9</text:p>
          </table:table-cell>
          <table:table-cell office:value-type="float" office:value="8055.9">
            <text:p>8055.9</text:p>
          </table:table-cell>
          <table:table-cell office:value-type="float" office:value="8015.9">
            <text:p>8015.9</text:p>
          </table:table-cell>
          <table:table-cell office:value-type="float" office:value="7983.8">
            <text:p>7983.8</text:p>
          </table:table-cell>
          <table:table-cell office:value-type="float" office:value="7917.3">
            <text:p>7917.3</text:p>
          </table:table-cell>
          <table:table-cell office:value-type="float" office:value="7904.3">
            <text:p>7904.3</text:p>
          </table:table-cell>
          <table:table-cell office:value-type="float" office:value="7863.6">
            <text:p>7863.6</text:p>
          </table:table-cell>
          <table:table-cell office:value-type="float" office:value="7745.5">
            <text:p>7745.5</text:p>
          </table:table-cell>
          <table:table-cell office:value-type="float" office:value="7779.7">
            <text:p>7779.7</text:p>
          </table:table-cell>
          <table:table-cell office:value-type="float" office:value="7747.1">
            <text:p>7747.1</text:p>
          </table:table-cell>
          <table:table-cell office:value-type="float" office:value="7864.4">
            <text:p>7864.4</text:p>
          </table:table-cell>
          <table:table-cell office:value-type="float" office:value="7767.9">
            <text:p>7767.9</text:p>
          </table:table-cell>
          <table:table-cell office:value-type="float" office:value="7698.6">
            <text:p>7698.6</text:p>
          </table:table-cell>
          <table:table-cell office:value-type="float" office:value="7777.3">
            <text:p>7777.3</text:p>
          </table:table-cell>
          <table:table-cell office:value-type="float" office:value="7757.5">
            <text:p>7757.5</text:p>
          </table:table-cell>
          <table:table-cell office:value-type="float" office:value="7616.6">
            <text:p>7616.6</text:p>
          </table:table-cell>
          <table:table-cell office:value-type="float" office:value="7635">
            <text:p>7635</text:p>
          </table:table-cell>
          <table:table-cell office:value-type="float" office:value="7668.5">
            <text:p>7668.5</text:p>
          </table:table-cell>
          <table:table-cell office:value-type="float" office:value="7563.6">
            <text:p>7563.6</text:p>
          </table:table-cell>
          <table:table-cell office:value-type="float" office:value="7485.3">
            <text:p>7485.3</text:p>
          </table:table-cell>
          <table:table-cell office:value-type="float" office:value="7251.6">
            <text:p>7251.6</text:p>
          </table:table-cell>
          <table:table-cell office:value-type="float" office:value="7495.6">
            <text:p>7495.6</text:p>
          </table:table-cell>
          <table:table-cell office:value-type="float" office:value="7454.8">
            <text:p>7454.8</text:p>
          </table:table-cell>
          <table:table-cell office:value-type="float" office:value="7409.2">
            <text:p>7409.2</text:p>
          </table:table-cell>
          <table:table-cell office:value-type="float" office:value="7388.6">
            <text:p>7388.6</text:p>
          </table:table-cell>
          <table:table-cell office:value-type="float" office:value="7355.8">
            <text:p>7355.8</text:p>
          </table:table-cell>
          <table:table-cell office:value-type="float" office:value="7541.7">
            <text:p>7541.7</text:p>
          </table:table-cell>
          <table:table-cell office:value-type="float" office:value="7349.2">
            <text:p>7349.2</text:p>
          </table:table-cell>
          <table:table-cell office:value-type="float" office:value="7369.6">
            <text:p>7369.6</text:p>
          </table:table-cell>
          <table:table-cell office:value-type="float" office:value="7378.9">
            <text:p>7378.9</text:p>
          </table:table-cell>
          <table:table-cell office:value-type="float" office:value="7203.4">
            <text:p>7203.4</text:p>
          </table:table-cell>
          <table:table-cell office:value-type="float" office:value="7249.1">
            <text:p>7249.1</text:p>
          </table:table-cell>
          <table:table-cell office:value-type="float" office:value="7275.1">
            <text:p>7275.1</text:p>
          </table:table-cell>
          <table:table-cell office:value-type="float" office:value="7322.7">
            <text:p>7322.7</text:p>
          </table:table-cell>
          <table:table-cell office:value-type="float" office:value="7184.6">
            <text:p>7184.6</text:p>
          </table:table-cell>
          <table:table-cell office:value-type="float" office:value="7241.5">
            <text:p>7241.5</text:p>
          </table:table-cell>
          <table:table-cell office:value-type="float" office:value="7085.7">
            <text:p>7085.7</text:p>
          </table:table-cell>
          <table:table-cell office:value-type="float" office:value="7176.3">
            <text:p>7176.3</text:p>
          </table:table-cell>
          <table:table-cell office:value-type="float" office:value="7258.8">
            <text:p>7258.8</text:p>
          </table:table-cell>
          <table:table-cell office:value-type="float" office:value="7114.8">
            <text:p>7114.8</text:p>
          </table:table-cell>
          <table:table-cell office:value-type="float" office:value="6981.8">
            <text:p>6981.8</text:p>
          </table:table-cell>
          <table:table-cell office:value-type="float" office:value="7097.8">
            <text:p>7097.8</text:p>
          </table:table-cell>
          <table:table-cell office:value-type="float" office:value="7195.5">
            <text:p>7195.5</text:p>
          </table:table-cell>
          <table:table-cell office:value-type="float" office:value="7064.9">
            <text:p>7064.9</text:p>
          </table:table-cell>
          <table:table-cell office:value-type="float" office:value="6946.1">
            <text:p>6946.1</text:p>
          </table:table-cell>
          <table:table-cell office:value-type="float" office:value="7081.8">
            <text:p>7081.8</text:p>
          </table:table-cell>
          <table:table-cell office:value-type="float" office:value="6958.4">
            <text:p>6958.4</text:p>
          </table:table-cell>
          <table:table-cell office:value-type="float" office:value="6847.4">
            <text:p>6847.4</text:p>
          </table:table-cell>
          <table:table-cell office:value-type="float" office:value="6736.3">
            <text:p>6736.3</text:p>
          </table:table-cell>
          <table:table-cell office:value-type="float" office:value="6866.7">
            <text:p>6866.7</text:p>
          </table:table-cell>
          <table:table-cell office:value-type="float" office:value="6751.6">
            <text:p>6751.6</text:p>
          </table:table-cell>
          <table:table-cell office:value-type="float" office:value="6929.9">
            <text:p>6929.9</text:p>
          </table:table-cell>
          <table:table-cell office:value-type="float" office:value="7417.9">
            <text:p>7417.9</text:p>
          </table:table-cell>
        </table:table-row>
        <table:table-row table:style-name="ro1">
          <table:table-cell office:value-type="string">
            <text:p>16k</text:p>
          </table:table-cell>
          <table:table-cell office:value-type="float" office:value="8354.5">
            <text:p>8354.5</text:p>
          </table:table-cell>
          <table:table-cell office:value-type="float" office:value="8303.5">
            <text:p>8303.5</text:p>
          </table:table-cell>
          <table:table-cell office:value-type="float" office:value="8252.7">
            <text:p>8252.7</text:p>
          </table:table-cell>
          <table:table-cell office:value-type="float" office:value="8203.5">
            <text:p>8203.5</text:p>
          </table:table-cell>
          <table:table-cell office:value-type="float" office:value="8128">
            <text:p>8128</text:p>
          </table:table-cell>
          <table:table-cell office:value-type="float" office:value="8035.9">
            <text:p>8035.9</text:p>
          </table:table-cell>
          <table:table-cell office:value-type="float" office:value="8015.9">
            <text:p>8015.9</text:p>
          </table:table-cell>
          <table:table-cell office:value-type="float" office:value="8015.4">
            <text:p>8015.4</text:p>
          </table:table-cell>
          <table:table-cell office:value-type="float" office:value="7852.9">
            <text:p>7852.9</text:p>
          </table:table-cell>
          <table:table-cell office:value-type="float" office:value="7898.5">
            <text:p>7898.5</text:p>
          </table:table-cell>
          <table:table-cell office:value-type="float" office:value="7735">
            <text:p>7735</text:p>
          </table:table-cell>
          <table:table-cell office:value-type="float" office:value="7824.4">
            <text:p>7824.4</text:p>
          </table:table-cell>
          <table:table-cell office:value-type="float" office:value="7623.8">
            <text:p>7623.8</text:p>
          </table:table-cell>
          <table:table-cell office:value-type="float" office:value="7635">
            <text:p>7635</text:p>
          </table:table-cell>
          <table:table-cell office:value-type="float" office:value="7563.6">
            <text:p>7563.6</text:p>
          </table:table-cell>
          <table:table-cell office:value-type="float" office:value="7574.3">
            <text:p>7574.3</text:p>
          </table:table-cell>
          <table:table-cell office:value-type="float" office:value="7436.6">
            <text:p>7436.6</text:p>
          </table:table-cell>
          <table:table-cell office:value-type="float" office:value="7563.6">
            <text:p>7563.6</text:p>
          </table:table-cell>
          <table:table-cell office:value-type="float" office:value="7358.3">
            <text:p>7358.3</text:p>
          </table:table-cell>
          <table:table-cell office:value-type="float" office:value="7369.6">
            <text:p>7369.6</text:p>
          </table:table-cell>
          <table:table-cell office:value-type="float" office:value="7203.4">
            <text:p>7203.4</text:p>
          </table:table-cell>
          <table:table-cell office:value-type="float" office:value="7275.1">
            <text:p>7275.1</text:p>
          </table:table-cell>
          <table:table-cell office:value-type="float" office:value="7184.6">
            <text:p>7184.6</text:p>
          </table:table-cell>
          <table:table-cell office:value-type="float" office:value="7085.7">
            <text:p>7085.7</text:p>
          </table:table-cell>
          <table:table-cell office:value-type="float" office:value="7036.6">
            <text:p>7036.6</text:p>
          </table:table-cell>
          <table:table-cell office:value-type="float" office:value="7235.7">
            <text:p>7235.7</text:p>
          </table:table-cell>
          <table:table-cell office:value-type="float" office:value="6934.8">
            <text:p>6934.8</text:p>
          </table:table-cell>
          <table:table-cell office:value-type="float" office:value="6946.1">
            <text:p>6946.1</text:p>
          </table:table-cell>
          <table:table-cell office:value-type="float" office:value="6958.4">
            <text:p>6958.4</text:p>
          </table:table-cell>
          <table:table-cell office:value-type="float" office:value="6981.8">
            <text:p>6981.8</text:p>
          </table:table-cell>
          <table:table-cell office:value-type="float" office:value="6751.6">
            <text:p>6751.6</text:p>
          </table:table-cell>
          <table:table-cell office:value-type="float" office:value="7092.6">
            <text:p>7092.6</text:p>
          </table:table-cell>
          <table:table-cell office:value-type="float" office:value="7186.1">
            <text:p>7186.1</text:p>
          </table:table-cell>
          <table:table-cell office:value-type="float" office:value="6968.8">
            <text:p>6968.8</text:p>
          </table:table-cell>
          <table:table-cell office:value-type="float" office:value="7427.8">
            <text:p>7427.8</text:p>
          </table:table-cell>
          <table:table-cell office:value-type="float" office:value="7221.5">
            <text:p>7221.5</text:p>
          </table:table-cell>
          <table:table-cell office:value-type="float" office:value="7015.2">
            <text:p>7015.2</text:p>
          </table:table-cell>
          <table:table-cell office:value-type="float" office:value="7164.6">
            <text:p>7164.6</text:p>
          </table:table-cell>
          <table:table-cell office:value-type="float" office:value="6981.8">
            <text:p>6981.8</text:p>
          </table:table-cell>
          <table:table-cell office:value-type="float" office:value="6798.9">
            <text:p>6798.9</text:p>
          </table:table-cell>
          <table:table-cell office:value-type="float" office:value="6962.5">
            <text:p>6962.5</text:p>
          </table:table-cell>
          <table:table-cell office:value-type="float" office:value="7203.4">
            <text:p>7203.4</text:p>
          </table:table-cell>
          <table:table-cell office:value-type="float" office:value="7037.2">
            <text:p>7037.2</text:p>
          </table:table-cell>
          <table:table-cell office:value-type="float" office:value="6870.9">
            <text:p>6870.9</text:p>
          </table:table-cell>
          <table:table-cell office:value-type="float" office:value="6723.2">
            <text:p>6723.2</text:p>
          </table:table-cell>
          <table:table-cell office:value-type="float" office:value="6983.8">
            <text:p>6983.8</text:p>
          </table:table-cell>
          <table:table-cell office:value-type="float" office:value="6826.9">
            <text:p>6826.9</text:p>
          </table:table-cell>
          <table:table-cell office:value-type="float" office:value="6689.6">
            <text:p>6689.6</text:p>
          </table:table-cell>
          <table:table-cell office:value-type="float" office:value="6940.2">
            <text:p>6940.2</text:p>
          </table:table-cell>
          <table:table-cell office:value-type="float" office:value="6794.8">
            <text:p>6794.8</text:p>
          </table:table-cell>
          <table:table-cell office:value-type="float" office:value="6670.1">
            <text:p>6670.1</text:p>
          </table:table-cell>
          <table:table-cell office:value-type="float" office:value="6545.4">
            <text:p>6545.4</text:p>
          </table:table-cell>
          <table:table-cell office:value-type="float" office:value="6872.9">
            <text:p>6872.9</text:p>
          </table:table-cell>
          <table:table-cell office:value-type="float" office:value="6739.4">
            <text:p>6739.4</text:p>
          </table:table-cell>
          <table:table-cell office:value-type="float" office:value="6606">
            <text:p>6606</text:p>
          </table:table-cell>
          <table:table-cell office:value-type="float" office:value="6494.8">
            <text:p>6494.8</text:p>
          </table:table-cell>
          <table:table-cell office:value-type="float" office:value="6815.5">
            <text:p>6815.5</text:p>
          </table:table-cell>
          <table:table-cell office:value-type="float" office:value="6696.8">
            <text:p>6696.8</text:p>
          </table:table-cell>
          <table:table-cell office:value-type="float" office:value="6578.1">
            <text:p>6578.1</text:p>
          </table:table-cell>
          <table:table-cell office:value-type="float" office:value="6483.1">
            <text:p>6483.1</text:p>
          </table:table-cell>
          <table:table-cell office:value-type="float" office:value="6364.3">
            <text:p>6364.3</text:p>
          </table:table-cell>
          <table:table-cell office:value-type="float" office:value="6269.3">
            <text:p>6269.3</text:p>
          </table:table-cell>
          <table:table-cell office:value-type="float" office:value="6174.4">
            <text:p>6174.4</text:p>
          </table:table-cell>
          <table:table-cell office:value-type="float" office:value="6573.6">
            <text:p>6573.6</text:p>
          </table:table-cell>
        </table:table-row>
        <table:table-row table:style-name="ro1">
          <table:table-cell office:value-type="string">
            <text:p>8k</text:p>
          </table:table-cell>
          <table:table-cell office:value-type="float" office:value="8303.5">
            <text:p>8303.5</text:p>
          </table:table-cell>
          <table:table-cell office:value-type="float" office:value="8203.5">
            <text:p>8203.5</text:p>
          </table:table-cell>
          <table:table-cell office:value-type="float" office:value="8103.8">
            <text:p>8103.8</text:p>
          </table:table-cell>
          <table:table-cell office:value-type="float" office:value="8005.5">
            <text:p>8005.5</text:p>
          </table:table-cell>
          <table:table-cell office:value-type="float" office:value="7886.4">
            <text:p>7886.4</text:p>
          </table:table-cell>
          <table:table-cell office:value-type="float" office:value="7698.6">
            <text:p>7698.6</text:p>
          </table:table-cell>
          <table:table-cell office:value-type="float" office:value="7635">
            <text:p>7635</text:p>
          </table:table-cell>
          <table:table-cell office:value-type="float" office:value="7574.3">
            <text:p>7574.3</text:p>
          </table:table-cell>
          <table:table-cell office:value-type="float" office:value="7388.6">
            <text:p>7388.6</text:p>
          </table:table-cell>
          <table:table-cell office:value-type="float" office:value="7348.7">
            <text:p>7348.7</text:p>
          </table:table-cell>
          <table:table-cell office:value-type="float" office:value="7275.1">
            <text:p>7275.1</text:p>
          </table:table-cell>
          <table:table-cell office:value-type="float" office:value="7326.7">
            <text:p>7326.7</text:p>
          </table:table-cell>
          <table:table-cell office:value-type="float" office:value="6981.8">
            <text:p>6981.8</text:p>
          </table:table-cell>
          <table:table-cell office:value-type="float" office:value="6946.1">
            <text:p>6946.1</text:p>
          </table:table-cell>
          <table:table-cell office:value-type="float" office:value="6981.8">
            <text:p>6981.8</text:p>
          </table:table-cell>
          <table:table-cell office:value-type="float" office:value="7417.9">
            <text:p>7417.9</text:p>
          </table:table-cell>
          <table:table-cell office:value-type="float" office:value="7268.9">
            <text:p>7268.9</text:p>
          </table:table-cell>
          <table:table-cell office:value-type="float" office:value="7221.5">
            <text:p>7221.5</text:p>
          </table:table-cell>
          <table:table-cell office:value-type="float" office:value="7164.6">
            <text:p>7164.6</text:p>
          </table:table-cell>
          <table:table-cell office:value-type="float" office:value="6798.9">
            <text:p>6798.9</text:p>
          </table:table-cell>
          <table:table-cell office:value-type="float" office:value="7203.4">
            <text:p>7203.4</text:p>
          </table:table-cell>
          <table:table-cell office:value-type="float" office:value="6870.9">
            <text:p>6870.9</text:p>
          </table:table-cell>
          <table:table-cell office:value-type="float" office:value="6983.8">
            <text:p>6983.8</text:p>
          </table:table-cell>
          <table:table-cell office:value-type="float" office:value="6648.3">
            <text:p>6648.3</text:p>
          </table:table-cell>
          <table:table-cell office:value-type="float" office:value="6414.9">
            <text:p>6414.9</text:p>
          </table:table-cell>
          <table:table-cell office:value-type="float" office:value="6545.4">
            <text:p>6545.4</text:p>
          </table:table-cell>
          <table:table-cell office:value-type="float" office:value="6739.4">
            <text:p>6739.4</text:p>
          </table:table-cell>
          <table:table-cell office:value-type="float" office:value="6494.8">
            <text:p>6494.8</text:p>
          </table:table-cell>
          <table:table-cell office:value-type="float" office:value="6696.8">
            <text:p>6696.8</text:p>
          </table:table-cell>
          <table:table-cell office:value-type="float" office:value="6483.1">
            <text:p>6483.1</text:p>
          </table:table-cell>
          <table:table-cell office:value-type="float" office:value="6269.3">
            <text:p>6269.3</text:p>
          </table:table-cell>
          <table:table-cell office:value-type="float" office:value="6573.6">
            <text:p>6573.6</text:p>
          </table:table-cell>
          <table:table-cell office:value-type="float" office:value="6368.2">
            <text:p>6368.2</text:p>
          </table:table-cell>
          <table:table-cell office:value-type="float" office:value="6162.8">
            <text:p>6162.8</text:p>
          </table:table-cell>
          <table:table-cell office:value-type="float" office:value="5960.2">
            <text:p>5960.2</text:p>
          </table:table-cell>
          <table:table-cell office:value-type="float" office:value="5829">
            <text:p>5829</text:p>
          </table:table-cell>
          <table:table-cell office:value-type="float" office:value="6122.9">
            <text:p>6122.9</text:p>
          </table:table-cell>
          <table:table-cell office:value-type="float" office:value="6529.4">
            <text:p>6529.4</text:p>
          </table:table-cell>
          <table:table-cell office:value-type="float" office:value="6377.6">
            <text:p>6377.6</text:p>
          </table:table-cell>
          <table:table-cell office:value-type="float" office:value="5238.4">
            <text:p>5238.4</text:p>
          </table:table-cell>
          <table:table-cell office:value-type="float" office:value="5986">
            <text:p>5986</text:p>
          </table:table-cell>
          <table:table-cell office:value-type="float" office:value="5922">
            <text:p>5922</text:p>
          </table:table-cell>
          <table:table-cell office:value-type="float" office:value="5715.2">
            <text:p>5715.2</text:p>
          </table:table-cell>
          <table:table-cell office:value-type="float" office:value="5648.7">
            <text:p>5648.7</text:p>
          </table:table-cell>
          <table:table-cell office:value-type="float" office:value="6050.9">
            <text:p>6050.9</text:p>
          </table:table-cell>
          <table:table-cell office:value-type="float" office:value="5917.9">
            <text:p>5917.9</text:p>
          </table:table-cell>
          <table:table-cell office:value-type="float" office:value="5784.9">
            <text:p>5784.9</text:p>
          </table:table-cell>
          <table:table-cell office:value-type="float" office:value="5651.9">
            <text:p>5651.9</text:p>
          </table:table-cell>
          <table:table-cell office:value-type="float" office:value="5552.2">
            <text:p>5552.2</text:p>
          </table:table-cell>
          <table:table-cell office:value-type="float" office:value="6056.7">
            <text:p>6056.7</text:p>
          </table:table-cell>
          <table:table-cell office:value-type="float" office:value="5319.4">
            <text:p>5319.4</text:p>
          </table:table-cell>
          <table:table-cell office:value-type="float" office:value="5833.8">
            <text:p>5833.8</text:p>
          </table:table-cell>
          <table:table-cell office:value-type="float" office:value="5722.3">
            <text:p>5722.3</text:p>
          </table:table-cell>
          <table:table-cell office:value-type="float" office:value="5545.6">
            <text:p>5545.6</text:p>
          </table:table-cell>
          <table:table-cell office:value-type="float" office:value="5499.4">
            <text:p>5499.4</text:p>
          </table:table-cell>
          <table:table-cell office:value-type="float" office:value="5425.1">
            <text:p>5425.1</text:p>
          </table:table-cell>
          <table:table-cell office:value-type="float" office:value="5313.6">
            <text:p>5313.6</text:p>
          </table:table-cell>
          <table:table-cell office:value-type="float" office:value="5239.3">
            <text:p>5239.3</text:p>
          </table:table-cell>
          <table:table-cell office:value-type="float" office:value="5127.8">
            <text:p>5127.8</text:p>
          </table:table-cell>
          <table:table-cell office:value-type="float" office:value="5053.5">
            <text:p>5053.5</text:p>
          </table:table-cell>
          <table:table-cell office:value-type="float" office:value="5568.8">
            <text:p>5568.8</text:p>
          </table:table-cell>
          <table:table-cell office:value-type="float" office:value="5485.7">
            <text:p>5485.7</text:p>
          </table:table-cell>
          <table:table-cell office:value-type="float" office:value="5402.6">
            <text:p>5402.6</text:p>
          </table:table-cell>
          <table:table-cell office:value-type="float" office:value="5319.4">
            <text:p>5319.4</text:p>
          </table:table-cell>
        </table:table-row>
        <table:table-row table:style-name="ro1">
          <table:table-cell office:value-type="string">
            <text:p>4k</text:p>
          </table:table-cell>
          <table:table-cell office:value-type="float" office:value="8203.5">
            <text:p>8203.5</text:p>
          </table:table-cell>
          <table:table-cell office:value-type="float" office:value="8015.4">
            <text:p>8015.4</text:p>
          </table:table-cell>
          <table:table-cell office:value-type="float" office:value="7824.4">
            <text:p>7824.4</text:p>
          </table:table-cell>
          <table:table-cell office:value-type="float" office:value="7556.6">
            <text:p>7556.6</text:p>
          </table:table-cell>
          <table:table-cell office:value-type="float" office:value="7369.6">
            <text:p>7369.6</text:p>
          </table:table-cell>
          <table:table-cell office:value-type="float" office:value="7085.7">
            <text:p>7085.7</text:p>
          </table:table-cell>
          <table:table-cell office:value-type="float" office:value="6946.1">
            <text:p>6946.1</text:p>
          </table:table-cell>
          <table:table-cell office:value-type="float" office:value="7417.9">
            <text:p>7417.9</text:p>
          </table:table-cell>
          <table:table-cell office:value-type="float" office:value="7221.5">
            <text:p>7221.5</text:p>
          </table:table-cell>
          <table:table-cell office:value-type="float" office:value="7176.6">
            <text:p>7176.6</text:p>
          </table:table-cell>
          <table:table-cell office:value-type="float" office:value="6870.9">
            <text:p>6870.9</text:p>
          </table:table-cell>
          <table:table-cell office:value-type="float" office:value="6648.3">
            <text:p>6648.3</text:p>
          </table:table-cell>
          <table:table-cell office:value-type="float" office:value="6545.4">
            <text:p>6545.4</text:p>
          </table:table-cell>
          <table:table-cell office:value-type="float" office:value="6494.8">
            <text:p>6494.8</text:p>
          </table:table-cell>
          <table:table-cell office:value-type="float" office:value="6483.1">
            <text:p>6483.1</text:p>
          </table:table-cell>
          <table:table-cell office:value-type="float" office:value="6573.6">
            <text:p>6573.6</text:p>
          </table:table-cell>
          <table:table-cell office:value-type="float" office:value="6649.3">
            <text:p>6649.3</text:p>
          </table:table-cell>
          <table:table-cell office:value-type="float" office:value="6289.1">
            <text:p>6289.1</text:p>
          </table:table-cell>
          <table:table-cell office:value-type="float" office:value="6529.4">
            <text:p>6529.4</text:p>
          </table:table-cell>
          <table:table-cell office:value-type="float" office:value="6195.4">
            <text:p>6195.4</text:p>
          </table:table-cell>
          <table:table-cell office:value-type="float" office:value="5922">
            <text:p>5922</text:p>
          </table:table-cell>
          <table:table-cell office:value-type="float" office:value="5648.7">
            <text:p>5648.7</text:p>
          </table:table-cell>
          <table:table-cell office:value-type="float" office:value="5917.9">
            <text:p>5917.9</text:p>
          </table:table-cell>
          <table:table-cell office:value-type="float" office:value="5651.9">
            <text:p>5651.9</text:p>
          </table:table-cell>
          <table:table-cell office:value-type="float" office:value="5419.2">
            <text:p>5419.2</text:p>
          </table:table-cell>
          <table:table-cell office:value-type="float" office:value="5833.8">
            <text:p>5833.8</text:p>
          </table:table-cell>
          <table:table-cell office:value-type="float" office:value="5610.8">
            <text:p>5610.8</text:p>
          </table:table-cell>
          <table:table-cell office:value-type="float" office:value="5425.1">
            <text:p>5425.1</text:p>
          </table:table-cell>
          <table:table-cell office:value-type="float" office:value="5239.3">
            <text:p>5239.3</text:p>
          </table:table-cell>
          <table:table-cell office:value-type="float" office:value="5651.9">
            <text:p>5651.9</text:p>
          </table:table-cell>
          <table:table-cell office:value-type="float" office:value="5485.7">
            <text:p>5485.7</text:p>
          </table:table-cell>
          <table:table-cell office:value-type="float" office:value="5319.4">
            <text:p>5319.4</text:p>
          </table:table-cell>
          <table:table-cell office:value-type="float" office:value="5153.2">
            <text:p>5153.2</text:p>
          </table:table-cell>
          <table:table-cell office:value-type="float" office:value="4987">
            <text:p>4987</text:p>
          </table:table-cell>
          <table:table-cell office:value-type="float" office:value="4862.3">
            <text:p>4862.3</text:p>
          </table:table-cell>
          <table:table-cell office:value-type="float" office:value="4696.1">
            <text:p>4696.1</text:p>
          </table:table-cell>
          <table:table-cell office:value-type="float" office:value="4087.4">
            <text:p>4087.4</text:p>
          </table:table-cell>
          <table:table-cell office:value-type="float" office:value="3975.9">
            <text:p>3975.9</text:p>
          </table:table-cell>
          <table:table-cell office:value-type="float" office:value="3901.6">
            <text:p>3901.6</text:p>
          </table:table-cell>
          <table:table-cell office:value-type="float" office:value="4881.2">
            <text:p>4881.2</text:p>
          </table:table-cell>
          <table:table-cell office:value-type="float" office:value="4737.6">
            <text:p>4737.6</text:p>
          </table:table-cell>
          <table:table-cell office:value-type="float" office:value="4641.9">
            <text:p>4641.9</text:p>
          </table:table-cell>
          <table:table-cell office:value-type="float" office:value="4546.2">
            <text:p>4546.2</text:p>
          </table:table-cell>
          <table:table-cell office:value-type="float" office:value="4450.5">
            <text:p>4450.5</text:p>
          </table:table-cell>
          <table:table-cell office:value-type="float" office:value="4354.8">
            <text:p>4354.8</text:p>
          </table:table-cell>
          <table:table-cell office:value-type="float" office:value="4259.1">
            <text:p>4259.1</text:p>
          </table:table-cell>
          <table:table-cell office:value-type="float" office:value="4820.7">
            <text:p>4820.7</text:p>
          </table:table-cell>
          <table:table-cell office:value-type="float" office:value="4709.9">
            <text:p>4709.9</text:p>
          </table:table-cell>
          <table:table-cell office:value-type="float" office:value="3972">
            <text:p>3972</text:p>
          </table:table-cell>
          <table:table-cell office:value-type="float" office:value="4488.3">
            <text:p>4488.3</text:p>
          </table:table-cell>
          <table:table-cell office:value-type="float" office:value="4432.9">
            <text:p>4432.9</text:p>
          </table:table-cell>
          <table:table-cell office:value-type="float" office:value="4322">
            <text:p>4322</text:p>
          </table:table-cell>
          <table:table-cell office:value-type="float" office:value="4266.6">
            <text:p>4266.6</text:p>
          </table:table-cell>
          <table:table-cell office:value-type="float" office:value="4155.8">
            <text:p>4155.8</text:p>
          </table:table-cell>
          <table:table-cell office:value-type="float" office:value="4100.4">
            <text:p>4100.4</text:p>
          </table:table-cell>
          <table:table-cell office:value-type="float" office:value="4045">
            <text:p>4045</text:p>
          </table:table-cell>
          <table:table-cell office:value-type="float" office:value="3934.2">
            <text:p>3934.2</text:p>
          </table:table-cell>
          <table:table-cell office:value-type="float" office:value="3878.8">
            <text:p>3878.8</text:p>
          </table:table-cell>
          <table:table-cell office:value-type="float" office:value="3823.4">
            <text:p>3823.4</text:p>
          </table:table-cell>
          <table:table-cell office:value-type="float" office:value="3767.9">
            <text:p>3767.9</text:p>
          </table:table-cell>
          <table:table-cell office:value-type="float" office:value="3712.5">
            <text:p>3712.5</text:p>
          </table:table-cell>
          <table:table-cell office:value-type="float" office:value="3657.1">
            <text:p>3657.1</text:p>
          </table:table-cell>
          <table:table-cell office:value-type="float" office:value="3601.7">
            <text:p>3601.7</text:p>
          </table:table-cell>
          <table:table-cell office:value-type="float" office:value="3546.3">
            <text:p>3546.3</text:p>
          </table:table-cell>
        </table:table-row>
        <table:table-row table:style-name="ro1">
          <table:table-cell office:value-type="string">
            <text:p>2k</text:p>
          </table:table-cell>
          <table:table-cell office:value-type="float" office:value="8015.4">
            <text:p>8015.4</text:p>
          </table:table-cell>
          <table:table-cell office:value-type="float" office:value="7574.3">
            <text:p>7574.3</text:p>
          </table:table-cell>
          <table:table-cell office:value-type="float" office:value="7085.7">
            <text:p>7085.7</text:p>
          </table:table-cell>
          <table:table-cell office:value-type="float" office:value="7417.9">
            <text:p>7417.9</text:p>
          </table:table-cell>
          <table:table-cell office:value-type="float" office:value="7176.6">
            <text:p>7176.6</text:p>
          </table:table-cell>
          <table:table-cell office:value-type="float" office:value="6689.6">
            <text:p>6689.6</text:p>
          </table:table-cell>
          <table:table-cell office:value-type="float" office:value="6934.3">
            <text:p>6934.3</text:p>
          </table:table-cell>
          <table:table-cell office:value-type="float" office:value="6573.6">
            <text:p>6573.6</text:p>
          </table:table-cell>
          <table:table-cell office:value-type="float" office:value="6289.1">
            <text:p>6289.1</text:p>
          </table:table-cell>
          <table:table-cell office:value-type="float" office:value="6195.4">
            <text:p>6195.4</text:p>
          </table:table-cell>
          <table:table-cell office:value-type="float" office:value="5648.7">
            <text:p>5648.7</text:p>
          </table:table-cell>
          <table:table-cell office:value-type="float" office:value="5651.9">
            <text:p>5651.9</text:p>
          </table:table-cell>
          <table:table-cell office:value-type="float" office:value="5833.8">
            <text:p>5833.8</text:p>
          </table:table-cell>
          <table:table-cell office:value-type="float" office:value="5425.1">
            <text:p>5425.1</text:p>
          </table:table-cell>
          <table:table-cell office:value-type="float" office:value="5651.9">
            <text:p>5651.9</text:p>
          </table:table-cell>
          <table:table-cell office:value-type="float" office:value="5319.4">
            <text:p>5319.4</text:p>
          </table:table-cell>
          <table:table-cell office:value-type="float" office:value="4987">
            <text:p>4987</text:p>
          </table:table-cell>
          <table:table-cell office:value-type="float" office:value="4696.1">
            <text:p>4696.1</text:p>
          </table:table-cell>
          <table:table-cell office:value-type="float" office:value="5120.5">
            <text:p>5120.5</text:p>
          </table:table-cell>
          <table:table-cell office:value-type="float" office:value="4881.2">
            <text:p>4881.2</text:p>
          </table:table-cell>
          <table:table-cell office:value-type="float" office:value="4572.6">
            <text:p>4572.6</text:p>
          </table:table-cell>
          <table:table-cell office:value-type="float" office:value="4450.5">
            <text:p>4450.5</text:p>
          </table:table-cell>
          <table:table-cell office:value-type="float" office:value="4195.5">
            <text:p>4195.5</text:p>
          </table:table-cell>
          <table:table-cell office:value-type="float" office:value="4007">
            <text:p>4007</text:p>
          </table:table-cell>
          <table:table-cell office:value-type="float" office:value="4488.3">
            <text:p>4488.3</text:p>
          </table:table-cell>
          <table:table-cell office:value-type="float" office:value="4322">
            <text:p>4322</text:p>
          </table:table-cell>
          <table:table-cell office:value-type="float" office:value="3589.1">
            <text:p>3589.1</text:p>
          </table:table-cell>
          <table:table-cell office:value-type="float" office:value="4045">
            <text:p>4045</text:p>
          </table:table-cell>
          <table:table-cell office:value-type="float" office:value="3878.8">
            <text:p>3878.8</text:p>
          </table:table-cell>
          <table:table-cell office:value-type="float" office:value="3767.9">
            <text:p>3767.9</text:p>
          </table:table-cell>
          <table:table-cell office:value-type="float" office:value="3657.1">
            <text:p>3657.1</text:p>
          </table:table-cell>
          <table:table-cell office:value-type="float" office:value="3546.3">
            <text:p>3546.3</text:p>
          </table:table-cell>
          <table:table-cell office:value-type="float" office:value="3435.5">
            <text:p>3435.5</text:p>
          </table:table-cell>
          <table:table-cell office:value-type="float" office:value="4032">
            <text:p>4032</text:p>
          </table:table-cell>
          <table:table-cell office:value-type="float" office:value="3897.6">
            <text:p>3897.6</text:p>
          </table:table-cell>
          <table:table-cell office:value-type="float" office:value="3103">
            <text:p>3103</text:p>
          </table:table-cell>
          <table:table-cell office:value-type="float" office:value="3047.6">
            <text:p>3047.6</text:p>
          </table:table-cell>
          <table:table-cell office:value-type="float" office:value="3561.6">
            <text:p>3561.6</text:p>
          </table:table-cell>
          <table:table-cell office:value-type="float" office:value="2881.4">
            <text:p>2881.4</text:p>
          </table:table-cell>
          <table:table-cell office:value-type="float" office:value="2826">
            <text:p>2826</text:p>
          </table:table-cell>
          <table:table-cell office:value-type="float" office:value="3292.8">
            <text:p>3292.8</text:p>
          </table:table-cell>
          <table:table-cell office:value-type="float" office:value="2659.7">
            <text:p>2659.7</text:p>
          </table:table-cell>
          <table:table-cell office:value-type="float" office:value="3158.4">
            <text:p>3158.4</text:p>
          </table:table-cell>
          <table:table-cell office:value-type="float" office:value="3091.2">
            <text:p>3091.2</text:p>
          </table:table-cell>
          <table:table-cell office:value-type="float" office:value="3024">
            <text:p>3024</text:p>
          </table:table-cell>
          <table:table-cell office:value-type="float" office:value="2956.8">
            <text:p>2956.8</text:p>
          </table:table-cell>
          <table:table-cell office:value-type="float" office:value="2889.6">
            <text:p>2889.6</text:p>
          </table:table-cell>
          <table:table-cell office:value-type="float" office:value="2822.4">
            <text:p>2822.4</text:p>
          </table:table-cell>
          <table:table-cell office:value-type="float" office:value="2755.2">
            <text:p>2755.2</text:p>
          </table:table-cell>
          <table:table-cell table:number-columns-repeated="2" office:value-type="float" office:value="2688">
            <text:p>2688</text:p>
          </table:table-cell>
          <table:table-cell office:value-type="float" office:value="2161">
            <text:p>2161</text:p>
          </table:table-cell>
          <table:table-cell office:value-type="float" office:value="2500.4">
            <text:p>2500.4</text:p>
          </table:table-cell>
          <table:table-cell table:number-columns-repeated="2" office:value-type="float" office:value="2486.4">
            <text:p>2486.4</text:p>
          </table:table-cell>
          <table:table-cell office:value-type="float" office:value="2368.8">
            <text:p>2368.8</text:p>
          </table:table-cell>
          <table:table-cell table:number-columns-repeated="2" office:value-type="float" office:value="2352">
            <text:p>2352</text:p>
          </table:table-cell>
          <table:table-cell table:number-columns-repeated="2" office:value-type="float" office:value="2284.8">
            <text:p>2284.8</text:p>
          </table:table-cell>
          <table:table-cell table:number-columns-repeated="2" office:value-type="float" office:value="2217.6">
            <text:p>2217.6</text:p>
          </table:table-cell>
          <table:table-cell table:number-columns-repeated="2" office:value-type="float" office:value="2150.4">
            <text:p>2150.4</text:p>
          </table:table-cell>
        </table:table-row>
        <table:table-row table:style-name="ro1">
          <table:table-cell>
            <draw:frame table:end-cell-address="Sheet1.V76" table:end-x="0.3343in" table:end-y="0.0937in" draw:z-index="0" draw:style-name="gr1" svg:width="11.6201in" svg:height="10.1496in" svg:x="0.0394in" svg:y="0.0398in">
              <draw:object draw:notify-on-update-of-ranges="Sheet1.A3:Sheet1.A3 Sheet1.B3:Sheet1.BM3 Sheet1.A4:Sheet1.A4 Sheet1.B4:Sheet1.BM4 Sheet1.A5:Sheet1.A5 Sheet1.B5:Sheet1.BM5 Sheet1.A6:Sheet1.A6 Sheet1.B6:Sheet1.BM6 Sheet1.A7:Sheet1.A7 Sheet1.B7:Sheet1.BM7 Sheet1.A8:Sheet1.A8 Sheet1.B8:Sheet1.BM8 Sheet1.A9:Sheet1.A9 Sheet1.B9:Sheet1.BM9 Sheet1.A10:Sheet1.A10 Sheet1.B10:Sheet1.BM10 Sheet1.A11:Sheet1.A11 Sheet1.B11:Sheet1.BM11 Sheet1.A12:Sheet1.A12 Sheet1.B12:Sheet1.BM12 Sheet1.A13:Sheet1.A13 Sheet1.B13:Sheet1.BM13 Sheet1.A14:Sheet1.A14 Sheet1.B14:Sheet1.BM14 Sheet1.A15:Sheet1.A15 Sheet1.B15:Sheet1.BM15 Sheet1.A16:Sheet1.A16 Sheet1.B16:Sheet1.BM16 Sheet1.A17:Sheet1.A17 Sheet1.B17:Sheet1.BM17 Sheet1.A18:Sheet1.A18 Sheet1.B18:Sheet1.BM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04/19/2012</text:date>, <text:time>22:3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9T22:32:25</dc:date>
    <dc:creator>Minh Pham</dc:creator>
    <meta:document-statistic meta:table-count="1" meta:cell-count="1042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deep="true" chart:include-hidden-cells="false" chart:auto-position="true" chart:auto-size="true" chart:treat-empty-cells="use-zero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graphic-properties draw:fill-color="#004586"/>
      <style:text-properties fo:font-size="6pt" style:font-size-asian="6pt" style:font-size-complex="6pt"/>
    </style:style>
    <style:style style:name="ch7" style:family="chart" style:data-style-name="N0">
      <style:graphic-properties draw:fill-color="#ff420e"/>
      <style:text-properties fo:font-size="6pt" style:font-size-asian="6pt" style:font-size-complex="6pt"/>
    </style:style>
    <style:style style:name="ch8" style:family="chart" style:data-style-name="N0">
      <style:graphic-properties draw:fill-color="#ffd320"/>
      <style:text-properties fo:font-size="6pt" style:font-size-asian="6pt" style:font-size-complex="6pt"/>
    </style:style>
    <style:style style:name="ch9" style:family="chart" style:data-style-name="N0">
      <style:graphic-properties draw:fill-color="#579d1c"/>
      <style:text-properties fo:font-size="6pt" style:font-size-asian="6pt" style:font-size-complex="6pt"/>
    </style:style>
    <style:style style:name="ch10" style:family="chart" style:data-style-name="N0">
      <style:graphic-properties draw:fill-color="#7e0021"/>
      <style:text-properties fo:font-size="6pt" style:font-size-asian="6pt" style:font-size-complex="6pt"/>
    </style:style>
    <style:style style:name="ch11" style:family="chart" style:data-style-name="N0">
      <style:graphic-properties draw:fill-color="#83caff"/>
      <style:text-properties fo:font-size="6pt" style:font-size-asian="6pt" style:font-size-complex="6pt"/>
    </style:style>
    <style:style style:name="ch12" style:family="chart" style:data-style-name="N0">
      <style:graphic-properties draw:fill-color="#314004"/>
      <style:text-properties fo:font-size="6pt" style:font-size-asian="6pt" style:font-size-complex="6pt"/>
    </style:style>
    <style:style style:name="ch13" style:family="chart" style:data-style-name="N0">
      <style:graphic-properties draw:fill-color="#aecf00"/>
      <style:text-properties fo:font-size="6pt" style:font-size-asian="6pt" style:font-size-complex="6pt"/>
    </style:style>
    <style:style style:name="ch14" style:family="chart" style:data-style-name="N0">
      <style:graphic-properties draw:fill-color="#4b1f6f"/>
      <style:text-properties fo:font-size="6pt" style:font-size-asian="6pt" style:font-size-complex="6pt"/>
    </style:style>
    <style:style style:name="ch15" style:family="chart" style:data-style-name="N0">
      <style:graphic-properties draw:fill-color="#ff950e"/>
      <style:text-properties fo:font-size="6pt" style:font-size-asian="6pt" style:font-size-complex="6pt"/>
    </style:style>
    <style:style style:name="ch16" style:family="chart" style:data-style-name="N0">
      <style:graphic-properties draw:fill-color="#c5000b"/>
      <style:text-properties fo:font-size="6pt" style:font-size-asian="6pt" style:font-size-complex="6pt"/>
    </style:style>
    <style:style style:name="ch17" style:family="chart" style:data-style-name="N0">
      <style:graphic-properties draw:fill-color="#0084d1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9.516cm" svg:height="25.781cm" xlink:href=".." chart:class="chart:area" chart:style-name="ch1">
        <chart:plot-area chart:style-name="ch2" table:cell-range-address="Sheet1.A3:Sheet1.BM18" chart:data-source-has-labels="both" svg:x="0.59cm" svg:y="0.515cm" svg:width="28.336cm" svg:height="24.751cm" dr3d:transform="matrix (0.937237494454451 0.0620962847531345 0.343117954074982 -0.298992149652572 0.649428873157026 0.699175109079356 -0.179414529609164 -0.757882702091724 0.627235391567846 0cm 0cm 0cm)" dr3d:vrp="(17993.0031805171 10480.2255964449 25094.6954579973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Sheet1.B3:Sheet1.BM3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z" chart:name="primary-z" chart:style-name="ch3">
            <chart:grid chart:style-name="ch4" chart:class="major"/>
          </chart:axis>
          <chart:series chart:style-name="ch6" chart:values-cell-range-address="Sheet1.B4:Sheet1.BM4" chart:label-cell-address="Sheet1.A4:Sheet1.A4" chart:class="chart:area">
            <chart:data-point chart:repeated="64"/>
          </chart:series>
          <chart:series chart:style-name="ch7" chart:values-cell-range-address="Sheet1.B5:Sheet1.BM5" chart:label-cell-address="Sheet1.A5:Sheet1.A5" chart:class="chart:area">
            <chart:data-point chart:repeated="64"/>
          </chart:series>
          <chart:series chart:style-name="ch8" chart:values-cell-range-address="Sheet1.B6:Sheet1.BM6" chart:label-cell-address="Sheet1.A6:Sheet1.A6" chart:class="chart:area">
            <chart:data-point chart:repeated="64"/>
          </chart:series>
          <chart:series chart:style-name="ch9" chart:values-cell-range-address="Sheet1.B7:Sheet1.BM7" chart:label-cell-address="Sheet1.A7:Sheet1.A7" chart:class="chart:area">
            <chart:data-point chart:repeated="64"/>
          </chart:series>
          <chart:series chart:style-name="ch10" chart:values-cell-range-address="Sheet1.B8:Sheet1.BM8" chart:label-cell-address="Sheet1.A8:Sheet1.A8" chart:class="chart:area">
            <chart:data-point chart:repeated="64"/>
          </chart:series>
          <chart:series chart:style-name="ch11" chart:values-cell-range-address="Sheet1.B9:Sheet1.BM9" chart:label-cell-address="Sheet1.A9:Sheet1.A9" chart:class="chart:area">
            <chart:data-point chart:repeated="64"/>
          </chart:series>
          <chart:series chart:style-name="ch12" chart:values-cell-range-address="Sheet1.B10:Sheet1.BM10" chart:label-cell-address="Sheet1.A10:Sheet1.A10" chart:class="chart:area">
            <chart:data-point chart:repeated="64"/>
          </chart:series>
          <chart:series chart:style-name="ch13" chart:values-cell-range-address="Sheet1.B11:Sheet1.BM11" chart:label-cell-address="Sheet1.A11:Sheet1.A11" chart:class="chart:area">
            <chart:data-point chart:repeated="64"/>
          </chart:series>
          <chart:series chart:style-name="ch14" chart:values-cell-range-address="Sheet1.B12:Sheet1.BM12" chart:label-cell-address="Sheet1.A12:Sheet1.A12" chart:class="chart:area">
            <chart:data-point chart:repeated="64"/>
          </chart:series>
          <chart:series chart:style-name="ch15" chart:values-cell-range-address="Sheet1.B13:Sheet1.BM13" chart:label-cell-address="Sheet1.A13:Sheet1.A13" chart:class="chart:area">
            <chart:data-point chart:repeated="64"/>
          </chart:series>
          <chart:series chart:style-name="ch16" chart:values-cell-range-address="Sheet1.B14:Sheet1.BM14" chart:label-cell-address="Sheet1.A14:Sheet1.A14" chart:class="chart:area">
            <chart:data-point chart:repeated="64"/>
          </chart:series>
          <chart:series chart:style-name="ch17" chart:values-cell-range-address="Sheet1.B15:Sheet1.BM15" chart:label-cell-address="Sheet1.A15:Sheet1.A15" chart:class="chart:area">
            <chart:data-point chart:repeated="64"/>
          </chart:series>
          <chart:series chart:style-name="ch6" chart:values-cell-range-address="Sheet1.B16:Sheet1.BM16" chart:label-cell-address="Sheet1.A16:Sheet1.A16" chart:class="chart:area">
            <chart:data-point chart:repeated="64"/>
          </chart:series>
          <chart:series chart:style-name="ch7" chart:values-cell-range-address="Sheet1.B17:Sheet1.BM17" chart:label-cell-address="Sheet1.A17:Sheet1.A17" chart:class="chart:area">
            <chart:data-point chart:repeated="64"/>
          </chart:series>
          <chart:series chart:style-name="ch8" chart:values-cell-range-address="Sheet1.B18:Sheet1.BM18" chart:label-cell-address="Sheet1.A18:Sheet1.A18" chart:class="chart:area">
            <chart:data-point chart:repeated="6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M3">s1</text:p>
              </table:table-cell>
              <table:table-cell office:value-type="string">
                <text:p>s2</text:p>
              </table:table-cell>
              <table:table-cell office:value-type="string">
                <text:p>s3</text:p>
              </table:table-cell>
              <table:table-cell office:value-type="string">
                <text:p>s4</text:p>
              </table:table-cell>
              <table:table-cell office:value-type="string">
                <text:p>s5</text:p>
              </table:table-cell>
              <table:table-cell office:value-type="string">
                <text:p>s6</text:p>
              </table:table-cell>
              <table:table-cell office:value-type="string">
                <text:p>s7</text:p>
              </table:table-cell>
              <table:table-cell office:value-type="string">
                <text:p>s8</text:p>
              </table:table-cell>
              <table:table-cell office:value-type="string">
                <text:p>s9</text:p>
              </table:table-cell>
              <table:table-cell office:value-type="string">
                <text:p>s10</text:p>
              </table:table-cell>
              <table:table-cell office:value-type="string">
                <text:p>s11</text:p>
              </table:table-cell>
              <table:table-cell office:value-type="string">
                <text:p>s12</text:p>
              </table:table-cell>
              <table:table-cell office:value-type="string">
                <text:p>s13</text:p>
              </table:table-cell>
              <table:table-cell office:value-type="string">
                <text:p>s14</text:p>
              </table:table-cell>
              <table:table-cell office:value-type="string">
                <text:p>s15</text:p>
              </table:table-cell>
              <table:table-cell office:value-type="string">
                <text:p>s16</text:p>
              </table:table-cell>
              <table:table-cell office:value-type="string">
                <text:p>s17</text:p>
              </table:table-cell>
              <table:table-cell office:value-type="string">
                <text:p>s18</text:p>
              </table:table-cell>
              <table:table-cell office:value-type="string">
                <text:p>s19</text:p>
              </table:table-cell>
              <table:table-cell office:value-type="string">
                <text:p>s20</text:p>
              </table:table-cell>
              <table:table-cell office:value-type="string">
                <text:p>s21</text:p>
              </table:table-cell>
              <table:table-cell office:value-type="string">
                <text:p>s22</text:p>
              </table:table-cell>
              <table:table-cell office:value-type="string">
                <text:p>s23</text:p>
              </table:table-cell>
              <table:table-cell office:value-type="string">
                <text:p>s24</text:p>
              </table:table-cell>
              <table:table-cell office:value-type="string">
                <text:p>s25</text:p>
              </table:table-cell>
              <table:table-cell office:value-type="string">
                <text:p>s26</text:p>
              </table:table-cell>
              <table:table-cell office:value-type="string">
                <text:p>s27</text:p>
              </table:table-cell>
              <table:table-cell office:value-type="string">
                <text:p>s28</text:p>
              </table:table-cell>
              <table:table-cell office:value-type="string">
                <text:p>s29</text:p>
              </table:table-cell>
              <table:table-cell office:value-type="string">
                <text:p>s30</text:p>
              </table:table-cell>
              <table:table-cell office:value-type="string">
                <text:p>s31</text:p>
              </table:table-cell>
              <table:table-cell office:value-type="string">
                <text:p>s32</text:p>
              </table:table-cell>
              <table:table-cell office:value-type="string">
                <text:p>s33</text:p>
              </table:table-cell>
              <table:table-cell office:value-type="string">
                <text:p>s34</text:p>
              </table:table-cell>
              <table:table-cell office:value-type="string">
                <text:p>s35</text:p>
              </table:table-cell>
              <table:table-cell office:value-type="string">
                <text:p>s36</text:p>
              </table:table-cell>
              <table:table-cell office:value-type="string">
                <text:p>s37</text:p>
              </table:table-cell>
              <table:table-cell office:value-type="string">
                <text:p>s38</text:p>
              </table:table-cell>
              <table:table-cell office:value-type="string">
                <text:p>s39</text:p>
              </table:table-cell>
              <table:table-cell office:value-type="string">
                <text:p>s40</text:p>
              </table:table-cell>
              <table:table-cell office:value-type="string">
                <text:p>s41</text:p>
              </table:table-cell>
              <table:table-cell office:value-type="string">
                <text:p>s42</text:p>
              </table:table-cell>
              <table:table-cell office:value-type="string">
                <text:p>s43</text:p>
              </table:table-cell>
              <table:table-cell office:value-type="string">
                <text:p>s44</text:p>
              </table:table-cell>
              <table:table-cell office:value-type="string">
                <text:p>s45</text:p>
              </table:table-cell>
              <table:table-cell office:value-type="string">
                <text:p>s46</text:p>
              </table:table-cell>
              <table:table-cell office:value-type="string">
                <text:p>s47</text:p>
              </table:table-cell>
              <table:table-cell office:value-type="string">
                <text:p>s48</text:p>
              </table:table-cell>
              <table:table-cell office:value-type="string">
                <text:p>s49</text:p>
              </table:table-cell>
              <table:table-cell office:value-type="string">
                <text:p>s50</text:p>
              </table:table-cell>
              <table:table-cell office:value-type="string">
                <text:p>s51</text:p>
              </table:table-cell>
              <table:table-cell office:value-type="string">
                <text:p>s52</text:p>
              </table:table-cell>
              <table:table-cell office:value-type="string">
                <text:p>s53</text:p>
              </table:table-cell>
              <table:table-cell office:value-type="string">
                <text:p>s54</text:p>
              </table:table-cell>
              <table:table-cell office:value-type="string">
                <text:p>s55</text:p>
              </table:table-cell>
              <table:table-cell office:value-type="string">
                <text:p>s56</text:p>
              </table:table-cell>
              <table:table-cell office:value-type="string">
                <text:p>s57</text:p>
              </table:table-cell>
              <table:table-cell office:value-type="string">
                <text:p>s58</text:p>
              </table:table-cell>
              <table:table-cell office:value-type="string">
                <text:p>s59</text:p>
              </table:table-cell>
              <table:table-cell office:value-type="string">
                <text:p>s60</text:p>
              </table:table-cell>
              <table:table-cell office:value-type="string">
                <text:p>s61</text:p>
              </table:table-cell>
              <table:table-cell office:value-type="string">
                <text:p>s62</text:p>
              </table:table-cell>
              <table:table-cell office:value-type="string">
                <text:p>s63</text:p>
              </table:table-cell>
              <table:table-cell office:value-type="string">
                <text:p>s64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4">32m</text:p>
              </table:table-cell>
              <table:table-cell office:value-type="float" office:value="5935.6">
                <text:p text:id="Sheet1.B4:Sheet1.BM4">5935.6</text:p>
              </table:table-cell>
              <table:table-cell office:value-type="float" office:value="3180.8">
                <text:p>3180.8</text:p>
              </table:table-cell>
              <table:table-cell office:value-type="float" office:value="2040.8">
                <text:p>2040.8</text:p>
              </table:table-cell>
              <table:table-cell office:value-type="float" office:value="1601.7">
                <text:p>1601.7</text:p>
              </table:table-cell>
              <table:table-cell office:value-type="float" office:value="1292.7">
                <text:p>1292.7</text:p>
              </table:table-cell>
              <table:table-cell office:value-type="float" office:value="1072.5">
                <text:p>1072.5</text:p>
              </table:table-cell>
              <table:table-cell office:value-type="float" office:value="916.3">
                <text:p>916.3</text:p>
              </table:table-cell>
              <table:table-cell office:value-type="float" office:value="796.3">
                <text:p>796.3</text:p>
              </table:table-cell>
              <table:table-cell office:value-type="float" office:value="762.6">
                <text:p>762.6</text:p>
              </table:table-cell>
              <table:table-cell office:value-type="float" office:value="728.8">
                <text:p>728.8</text:p>
              </table:table-cell>
              <table:table-cell office:value-type="float" office:value="708">
                <text:p>708</text:p>
              </table:table-cell>
              <table:table-cell office:value-type="float" office:value="685.7">
                <text:p>685.7</text:p>
              </table:table-cell>
              <table:table-cell office:value-type="float" office:value="674">
                <text:p>674</text:p>
              </table:table-cell>
              <table:table-cell office:value-type="float" office:value="675.2">
                <text:p>675.2</text:p>
              </table:table-cell>
              <table:table-cell office:value-type="float" office:value="681.5">
                <text:p>681.5</text:p>
              </table:table-cell>
              <table:table-cell office:value-type="float" office:value="759.4">
                <text:p>759.4</text:p>
              </table:table-cell>
              <table:table-cell office:value-type="float" office:value="671.2">
                <text:p>671.2</text:p>
              </table:table-cell>
              <table:table-cell office:value-type="float" office:value="672.7">
                <text:p>672.7</text:p>
              </table:table-cell>
              <table:table-cell office:value-type="float" office:value="672.4">
                <text:p>672.4</text:p>
              </table:table-cell>
              <table:table-cell office:value-type="float" office:value="672.6">
                <text:p>672.6</text:p>
              </table:table-cell>
              <table:table-cell office:value-type="float" office:value="680.2">
                <text:p>680.2</text:p>
              </table:table-cell>
              <table:table-cell office:value-type="float" office:value="677.7">
                <text:p>677.7</text:p>
              </table:table-cell>
              <table:table-cell office:value-type="float" office:value="682.4">
                <text:p>682.4</text:p>
              </table:table-cell>
              <table:table-cell office:value-type="float" office:value="686.1">
                <text:p>686.1</text:p>
              </table:table-cell>
              <table:table-cell office:value-type="float" office:value="687.8">
                <text:p>687.8</text:p>
              </table:table-cell>
              <table:table-cell office:value-type="float" office:value="701.3">
                <text:p>701.3</text:p>
              </table:table-cell>
              <table:table-cell office:value-type="float" office:value="712.1">
                <text:p>712.1</text:p>
              </table:table-cell>
              <table:table-cell office:value-type="float" office:value="725.1">
                <text:p>725.1</text:p>
              </table:table-cell>
              <table:table-cell office:value-type="float" office:value="727.5">
                <text:p>727.5</text:p>
              </table:table-cell>
              <table:table-cell office:value-type="float" office:value="733.1">
                <text:p>733.1</text:p>
              </table:table-cell>
              <table:table-cell office:value-type="float" office:value="747.9">
                <text:p>747.9</text:p>
              </table:table-cell>
              <table:table-cell office:value-type="float" office:value="749.7">
                <text:p>749.7</text:p>
              </table:table-cell>
              <table:table-cell office:value-type="float" office:value="774.4">
                <text:p>774.4</text:p>
              </table:table-cell>
              <table:table-cell office:value-type="float" office:value="797.9">
                <text:p>797.9</text:p>
              </table:table-cell>
              <table:table-cell office:value-type="float" office:value="821.4">
                <text:p>821.4</text:p>
              </table:table-cell>
              <table:table-cell office:value-type="float" office:value="852.3">
                <text:p>852.3</text:p>
              </table:table-cell>
              <table:table-cell office:value-type="float" office:value="872.4">
                <text:p>872.4</text:p>
              </table:table-cell>
              <table:table-cell office:value-type="float" office:value="909.9">
                <text:p>909.9</text:p>
              </table:table-cell>
              <table:table-cell office:value-type="float" office:value="957.3">
                <text:p>957.3</text:p>
              </table:table-cell>
              <table:table-cell office:value-type="float" office:value="985.4">
                <text:p>985.4</text:p>
              </table:table-cell>
              <table:table-cell office:value-type="float" office:value="1033.1">
                <text:p>1033.1</text:p>
              </table:table-cell>
              <table:table-cell office:value-type="float" office:value="1087.9">
                <text:p>1087.9</text:p>
              </table:table-cell>
              <table:table-cell office:value-type="float" office:value="1135.1">
                <text:p>1135.1</text:p>
              </table:table-cell>
              <table:table-cell office:value-type="float" office:value="1193">
                <text:p>1193</text:p>
              </table:table-cell>
              <table:table-cell office:value-type="float" office:value="1243.3">
                <text:p>1243.3</text:p>
              </table:table-cell>
              <table:table-cell office:value-type="float" office:value="1331.7">
                <text:p>1331.7</text:p>
              </table:table-cell>
              <table:table-cell office:value-type="float" office:value="1373.9">
                <text:p>1373.9</text:p>
              </table:table-cell>
              <table:table-cell office:value-type="float" office:value="692.1">
                <text:p>692.1</text:p>
              </table:table-cell>
              <table:table-cell office:value-type="float" office:value="1424.3">
                <text:p>1424.3</text:p>
              </table:table-cell>
              <table:table-cell office:value-type="float" office:value="1598.6">
                <text:p>1598.6</text:p>
              </table:table-cell>
              <table:table-cell office:value-type="float" office:value="1703.4">
                <text:p>1703.4</text:p>
              </table:table-cell>
              <table:table-cell office:value-type="float" office:value="1744.4">
                <text:p>1744.4</text:p>
              </table:table-cell>
              <table:table-cell office:value-type="float" office:value="1758.9">
                <text:p>1758.9</text:p>
              </table:table-cell>
              <table:table-cell office:value-type="float" office:value="1812">
                <text:p>1812</text:p>
              </table:table-cell>
              <table:table-cell office:value-type="float" office:value="1919">
                <text:p>1919</text:p>
              </table:table-cell>
              <table:table-cell office:value-type="float" office:value="1923.9">
                <text:p>1923.9</text:p>
              </table:table-cell>
              <table:table-cell office:value-type="float" office:value="1987.3">
                <text:p>1987.3</text:p>
              </table:table-cell>
              <table:table-cell office:value-type="float" office:value="2139.2">
                <text:p>2139.2</text:p>
              </table:table-cell>
              <table:table-cell office:value-type="float" office:value="2146.7">
                <text:p>2146.7</text:p>
              </table:table-cell>
              <table:table-cell office:value-type="float" office:value="2165.1">
                <text:p>2165.1</text:p>
              </table:table-cell>
              <table:table-cell office:value-type="float" office:value="2255.1">
                <text:p>2255.1</text:p>
              </table:table-cell>
              <table:table-cell office:value-type="float" office:value="2251.1">
                <text:p>2251.1</text:p>
              </table:table-cell>
              <table:table-cell office:value-type="float" office:value="2497.3">
                <text:p>2497.3</text:p>
              </table:table-cell>
              <table:table-cell office:value-type="float" office:value="702.2">
                <text:p>702.2</text:p>
              </table:table-cell>
            </table:table-row>
            <table:table-row>
              <table:table-cell office:value-type="string">
                <text:p text:id="Sheet1.A5:Sheet1.A5">16m</text:p>
              </table:table-cell>
              <table:table-cell office:value-type="float" office:value="6317.3">
                <text:p text:id="Sheet1.B5:Sheet1.BM5">6317.3</text:p>
              </table:table-cell>
              <table:table-cell office:value-type="float" office:value="3300">
                <text:p>3300</text:p>
              </table:table-cell>
              <table:table-cell office:value-type="float" office:value="2134.7">
                <text:p>2134.7</text:p>
              </table:table-cell>
              <table:table-cell office:value-type="float" office:value="1677.7">
                <text:p>1677.7</text:p>
              </table:table-cell>
              <table:table-cell office:value-type="float" office:value="1353.1">
                <text:p>1353.1</text:p>
              </table:table-cell>
              <table:table-cell office:value-type="float" office:value="1124.5">
                <text:p>1124.5</text:p>
              </table:table-cell>
              <table:table-cell office:value-type="float" office:value="957.2">
                <text:p>957.2</text:p>
              </table:table-cell>
              <table:table-cell office:value-type="float" office:value="832.1">
                <text:p>832.1</text:p>
              </table:table-cell>
              <table:table-cell office:value-type="float" office:value="785.3">
                <text:p>785.3</text:p>
              </table:table-cell>
              <table:table-cell office:value-type="float" office:value="745.7">
                <text:p>745.7</text:p>
              </table:table-cell>
              <table:table-cell office:value-type="float" office:value="724.2">
                <text:p>724.2</text:p>
              </table:table-cell>
              <table:table-cell office:value-type="float" office:value="701.2">
                <text:p>701.2</text:p>
              </table:table-cell>
              <table:table-cell office:value-type="float" office:value="693.8">
                <text:p>693.8</text:p>
              </table:table-cell>
              <table:table-cell office:value-type="float" office:value="692.9">
                <text:p>692.9</text:p>
              </table:table-cell>
              <table:table-cell office:value-type="float" office:value="716.5">
                <text:p>716.5</text:p>
              </table:table-cell>
              <table:table-cell office:value-type="float" office:value="758.2">
                <text:p>758.2</text:p>
              </table:table-cell>
              <table:table-cell office:value-type="float" office:value="809.4">
                <text:p>809.4</text:p>
              </table:table-cell>
              <table:table-cell office:value-type="float" office:value="862.5">
                <text:p>862.5</text:p>
              </table:table-cell>
              <table:table-cell office:value-type="float" office:value="907.7">
                <text:p>907.7</text:p>
              </table:table-cell>
              <table:table-cell office:value-type="float" office:value="1004.7">
                <text:p>1004.7</text:p>
              </table:table-cell>
              <table:table-cell office:value-type="float" office:value="1095.1">
                <text:p>1095.1</text:p>
              </table:table-cell>
              <table:table-cell office:value-type="float" office:value="1241.3">
                <text:p>1241.3</text:p>
              </table:table-cell>
              <table:table-cell office:value-type="float" office:value="1372.7">
                <text:p>1372.7</text:p>
              </table:table-cell>
              <table:table-cell office:value-type="float" office:value="1497.8">
                <text:p>1497.8</text:p>
              </table:table-cell>
              <table:table-cell office:value-type="float" office:value="1644.3">
                <text:p>1644.3</text:p>
              </table:table-cell>
              <table:table-cell office:value-type="float" office:value="1845.9">
                <text:p>1845.9</text:p>
              </table:table-cell>
              <table:table-cell office:value-type="float" office:value="1958.7">
                <text:p>1958.7</text:p>
              </table:table-cell>
              <table:table-cell office:value-type="float" office:value="2063.6">
                <text:p>2063.6</text:p>
              </table:table-cell>
              <table:table-cell office:value-type="float" office:value="2432.9">
                <text:p>2432.9</text:p>
              </table:table-cell>
              <table:table-cell office:value-type="float" office:value="2480.5">
                <text:p>2480.5</text:p>
              </table:table-cell>
              <table:table-cell office:value-type="float" office:value="2460.4">
                <text:p>2460.4</text:p>
              </table:table-cell>
              <table:table-cell office:value-type="float" office:value="749.1">
                <text:p>749.1</text:p>
              </table:table-cell>
              <table:table-cell office:value-type="float" office:value="3063.3">
                <text:p>3063.3</text:p>
              </table:table-cell>
              <table:table-cell office:value-type="float" office:value="3116.8">
                <text:p>3116.8</text:p>
              </table:table-cell>
              <table:table-cell office:value-type="float" office:value="3298.3">
                <text:p>3298.3</text:p>
              </table:table-cell>
              <table:table-cell office:value-type="float" office:value="3541.6">
                <text:p>3541.6</text:p>
              </table:table-cell>
              <table:table-cell office:value-type="float" office:value="3871.4">
                <text:p>3871.4</text:p>
              </table:table-cell>
              <table:table-cell office:value-type="float" office:value="4027.7">
                <text:p>4027.7</text:p>
              </table:table-cell>
              <table:table-cell office:value-type="float" office:value="4289.8">
                <text:p>4289.8</text:p>
              </table:table-cell>
              <table:table-cell office:value-type="float" office:value="4613.1">
                <text:p>4613.1</text:p>
              </table:table-cell>
              <table:table-cell office:value-type="float" office:value="4072.1">
                <text:p>4072.1</text:p>
              </table:table-cell>
              <table:table-cell office:value-type="float" office:value="4464.1">
                <text:p>4464.1</text:p>
              </table:table-cell>
              <table:table-cell office:value-type="float" office:value="4459.6">
                <text:p>4459.6</text:p>
              </table:table-cell>
              <table:table-cell office:value-type="float" office:value="4912">
                <text:p>4912</text:p>
              </table:table-cell>
              <table:table-cell office:value-type="float" office:value="4617.5">
                <text:p>4617.5</text:p>
              </table:table-cell>
              <table:table-cell office:value-type="float" office:value="5085.9">
                <text:p>5085.9</text:p>
              </table:table-cell>
              <table:table-cell office:value-type="float" office:value="4921.9">
                <text:p>4921.9</text:p>
              </table:table-cell>
              <table:table-cell office:value-type="float" office:value="2089.2">
                <text:p>2089.2</text:p>
              </table:table-cell>
              <table:table-cell office:value-type="float" office:value="5044.9">
                <text:p>5044.9</text:p>
              </table:table-cell>
              <table:table-cell office:value-type="float" office:value="5038.9">
                <text:p>5038.9</text:p>
              </table:table-cell>
              <table:table-cell office:value-type="float" office:value="5015.8">
                <text:p>5015.8</text:p>
              </table:table-cell>
              <table:table-cell office:value-type="float" office:value="5004">
                <text:p>5004</text:p>
              </table:table-cell>
              <table:table-cell office:value-type="float" office:value="5027.1">
                <text:p>5027.1</text:p>
              </table:table-cell>
              <table:table-cell office:value-type="float" office:value="4997.7">
                <text:p>4997.7</text:p>
              </table:table-cell>
              <table:table-cell office:value-type="float" office:value="4998.8">
                <text:p>4998.8</text:p>
              </table:table-cell>
              <table:table-cell office:value-type="float" office:value="5007.3">
                <text:p>5007.3</text:p>
              </table:table-cell>
              <table:table-cell office:value-type="float" office:value="5025">
                <text:p>5025</text:p>
              </table:table-cell>
              <table:table-cell office:value-type="float" office:value="4994">
                <text:p>4994</text:p>
              </table:table-cell>
              <table:table-cell office:value-type="float" office:value="4946.1">
                <text:p>4946.1</text:p>
              </table:table-cell>
              <table:table-cell office:value-type="float" office:value="4926">
                <text:p>4926</text:p>
              </table:table-cell>
              <table:table-cell office:value-type="float" office:value="4908">
                <text:p>4908</text:p>
              </table:table-cell>
              <table:table-cell office:value-type="float" office:value="4896.3">
                <text:p>4896.3</text:p>
              </table:table-cell>
              <table:table-cell office:value-type="float" office:value="4882.6">
                <text:p>4882.6</text:p>
              </table:table-cell>
              <table:table-cell office:value-type="float" office:value="695.3">
                <text:p>695.3</text:p>
              </table:table-cell>
            </table:table-row>
            <table:table-row>
              <table:table-cell office:value-type="string">
                <text:p text:id="Sheet1.A6:Sheet1.A6">8m</text:p>
              </table:table-cell>
              <table:table-cell office:value-type="float" office:value="6493.8">
                <text:p text:id="Sheet1.B6:Sheet1.BM6">6493.8</text:p>
              </table:table-cell>
              <table:table-cell office:value-type="float" office:value="3679.4">
                <text:p>3679.4</text:p>
              </table:table-cell>
              <table:table-cell office:value-type="float" office:value="2460.2">
                <text:p>2460.2</text:p>
              </table:table-cell>
              <table:table-cell office:value-type="float" office:value="1936.1">
                <text:p>1936.1</text:p>
              </table:table-cell>
              <table:table-cell office:value-type="float" office:value="1574">
                <text:p>1574</text:p>
              </table:table-cell>
              <table:table-cell office:value-type="float" office:value="1323">
                <text:p>1323</text:p>
              </table:table-cell>
              <table:table-cell office:value-type="float" office:value="1131.1">
                <text:p>1131.1</text:p>
              </table:table-cell>
              <table:table-cell office:value-type="float" office:value="987.5">
                <text:p>987.5</text:p>
              </table:table-cell>
              <table:table-cell office:value-type="float" office:value="984.8">
                <text:p>984.8</text:p>
              </table:table-cell>
              <table:table-cell office:value-type="float" office:value="1010.3">
                <text:p>1010.3</text:p>
              </table:table-cell>
              <table:table-cell office:value-type="float" office:value="1085.8">
                <text:p>1085.8</text:p>
              </table:table-cell>
              <table:table-cell office:value-type="float" office:value="1192.8">
                <text:p>1192.8</text:p>
              </table:table-cell>
              <table:table-cell office:value-type="float" office:value="1445.2">
                <text:p>1445.2</text:p>
              </table:table-cell>
              <table:table-cell office:value-type="float" office:value="1772.4">
                <text:p>1772.4</text:p>
              </table:table-cell>
              <table:table-cell office:value-type="float" office:value="2367.8">
                <text:p>2367.8</text:p>
              </table:table-cell>
              <table:table-cell office:value-type="float" office:value="835">
                <text:p>835</text:p>
              </table:table-cell>
              <table:table-cell office:value-type="float" office:value="3581">
                <text:p>3581</text:p>
              </table:table-cell>
              <table:table-cell office:value-type="float" office:value="3657.6">
                <text:p>3657.6</text:p>
              </table:table-cell>
              <table:table-cell office:value-type="float" office:value="4412.5">
                <text:p>4412.5</text:p>
              </table:table-cell>
              <table:table-cell office:value-type="float" office:value="4996.3">
                <text:p>4996.3</text:p>
              </table:table-cell>
              <table:table-cell office:value-type="float" office:value="5346.9">
                <text:p>5346.9</text:p>
              </table:table-cell>
              <table:table-cell office:value-type="float" office:value="5225.9">
                <text:p>5225.9</text:p>
              </table:table-cell>
              <table:table-cell office:value-type="float" office:value="5417.9">
                <text:p>5417.9</text:p>
              </table:table-cell>
              <table:table-cell office:value-type="float" office:value="5362.5">
                <text:p>5362.5</text:p>
              </table:table-cell>
              <table:table-cell office:value-type="float" office:value="5334.8">
                <text:p>5334.8</text:p>
              </table:table-cell>
              <table:table-cell office:value-type="float" office:value="5206.3">
                <text:p>5206.3</text:p>
              </table:table-cell>
              <table:table-cell office:value-type="float" office:value="5066.6">
                <text:p>5066.6</text:p>
              </table:table-cell>
              <table:table-cell office:value-type="float" office:value="5193.7">
                <text:p>5193.7</text:p>
              </table:table-cell>
              <table:table-cell office:value-type="float" office:value="5188.3">
                <text:p>5188.3</text:p>
              </table:table-cell>
              <table:table-cell office:value-type="float" office:value="5209.5">
                <text:p>5209.5</text:p>
              </table:table-cell>
              <table:table-cell office:value-type="float" office:value="5225.4">
                <text:p>5225.4</text:p>
              </table:table-cell>
              <table:table-cell office:value-type="float" office:value="821.1">
                <text:p>821.1</text:p>
              </table:table-cell>
              <table:table-cell office:value-type="float" office:value="5163.9">
                <text:p>5163.9</text:p>
              </table:table-cell>
              <table:table-cell office:value-type="float" office:value="5090.7">
                <text:p>5090.7</text:p>
              </table:table-cell>
              <table:table-cell office:value-type="float" office:value="5124.3">
                <text:p>5124.3</text:p>
              </table:table-cell>
              <table:table-cell office:value-type="float" office:value="5135.2">
                <text:p>5135.2</text:p>
              </table:table-cell>
              <table:table-cell office:value-type="float" office:value="5128.3">
                <text:p>5128.3</text:p>
              </table:table-cell>
              <table:table-cell office:value-type="float" office:value="5099.9">
                <text:p>5099.9</text:p>
              </table:table-cell>
              <table:table-cell office:value-type="float" office:value="5087.9">
                <text:p>5087.9</text:p>
              </table:table-cell>
              <table:table-cell office:value-type="float" office:value="5104.6">
                <text:p>5104.6</text:p>
              </table:table-cell>
              <table:table-cell office:value-type="float" office:value="5054.4">
                <text:p>5054.4</text:p>
              </table:table-cell>
              <table:table-cell office:value-type="float" office:value="5089.5">
                <text:p>5089.5</text:p>
              </table:table-cell>
              <table:table-cell office:value-type="float" office:value="5107.4">
                <text:p>5107.4</text:p>
              </table:table-cell>
              <table:table-cell office:value-type="float" office:value="5076.8">
                <text:p>5076.8</text:p>
              </table:table-cell>
              <table:table-cell office:value-type="float" office:value="5064.2">
                <text:p>5064.2</text:p>
              </table:table-cell>
              <table:table-cell office:value-type="float" office:value="5080.3">
                <text:p>5080.3</text:p>
              </table:table-cell>
              <table:table-cell office:value-type="float" office:value="5032.6">
                <text:p>5032.6</text:p>
              </table:table-cell>
              <table:table-cell office:value-type="float" office:value="5070.9">
                <text:p>5070.9</text:p>
              </table:table-cell>
              <table:table-cell office:value-type="float" office:value="5031.5">
                <text:p>5031.5</text:p>
              </table:table-cell>
              <table:table-cell office:value-type="float" office:value="5034.1">
                <text:p>5034.1</text:p>
              </table:table-cell>
              <table:table-cell office:value-type="float" office:value="5010">
                <text:p>5010</text:p>
              </table:table-cell>
              <table:table-cell office:value-type="float" office:value="4998.4">
                <text:p>4998.4</text:p>
              </table:table-cell>
              <table:table-cell office:value-type="float" office:value="5022">
                <text:p>5022</text:p>
              </table:table-cell>
              <table:table-cell office:value-type="float" office:value="4991">
                <text:p>4991</text:p>
              </table:table-cell>
              <table:table-cell office:value-type="float" office:value="4994.4">
                <text:p>4994.4</text:p>
              </table:table-cell>
              <table:table-cell office:value-type="float" office:value="5030.5">
                <text:p>5030.5</text:p>
              </table:table-cell>
              <table:table-cell office:value-type="float" office:value="5022.9">
                <text:p>5022.9</text:p>
              </table:table-cell>
              <table:table-cell office:value-type="float" office:value="4992.2">
                <text:p>4992.2</text:p>
              </table:table-cell>
              <table:table-cell office:value-type="float" office:value="4941.4">
                <text:p>4941.4</text:p>
              </table:table-cell>
              <table:table-cell office:value-type="float" office:value="4902.6">
                <text:p>4902.6</text:p>
              </table:table-cell>
              <table:table-cell office:value-type="float" office:value="4901.4">
                <text:p>4901.4</text:p>
              </table:table-cell>
              <table:table-cell office:value-type="float" office:value="4895.3">
                <text:p>4895.3</text:p>
              </table:table-cell>
              <table:table-cell office:value-type="float" office:value="4886.7">
                <text:p>4886.7</text:p>
              </table:table-cell>
              <table:table-cell office:value-type="float" office:value="799.1">
                <text:p>799.1</text:p>
              </table:table-cell>
            </table:table-row>
            <table:table-row>
              <table:table-cell office:value-type="string">
                <text:p text:id="Sheet1.A7:Sheet1.A7">4m</text:p>
              </table:table-cell>
              <table:table-cell office:value-type="float" office:value="8201.3">
                <text:p text:id="Sheet1.B7:Sheet1.BM7">8201.3</text:p>
              </table:table-cell>
              <table:table-cell office:value-type="float" office:value="7520.2">
                <text:p>7520.2</text:p>
              </table:table-cell>
              <table:table-cell office:value-type="float" office:value="6943.5">
                <text:p>6943.5</text:p>
              </table:table-cell>
              <table:table-cell office:value-type="float" office:value="6530.7">
                <text:p>6530.7</text:p>
              </table:table-cell>
              <table:table-cell office:value-type="float" office:value="5837.5">
                <text:p>5837.5</text:p>
              </table:table-cell>
              <table:table-cell office:value-type="float" office:value="5161.6">
                <text:p>5161.6</text:p>
              </table:table-cell>
              <table:table-cell office:value-type="float" office:value="4505.7">
                <text:p>4505.7</text:p>
              </table:table-cell>
              <table:table-cell office:value-type="float" office:value="3983.5">
                <text:p>3983.5</text:p>
              </table:table-cell>
              <table:table-cell office:value-type="float" office:value="4282.2">
                <text:p>4282.2</text:p>
              </table:table-cell>
              <table:table-cell office:value-type="float" office:value="4522.8">
                <text:p>4522.8</text:p>
              </table:table-cell>
              <table:table-cell office:value-type="float" office:value="4675.9">
                <text:p>4675.9</text:p>
              </table:table-cell>
              <table:table-cell office:value-type="float" office:value="4922.9">
                <text:p>4922.9</text:p>
              </table:table-cell>
              <table:table-cell office:value-type="float" office:value="5071.4">
                <text:p>5071.4</text:p>
              </table:table-cell>
              <table:table-cell office:value-type="float" office:value="5181.5">
                <text:p>5181.5</text:p>
              </table:table-cell>
              <table:table-cell office:value-type="float" office:value="5216.2">
                <text:p>5216.2</text:p>
              </table:table-cell>
              <table:table-cell office:value-type="float" office:value="3901.1">
                <text:p>3901.1</text:p>
              </table:table-cell>
              <table:table-cell office:value-type="float" office:value="5295.5">
                <text:p>5295.5</text:p>
              </table:table-cell>
              <table:table-cell office:value-type="float" office:value="5341.3">
                <text:p>5341.3</text:p>
              </table:table-cell>
              <table:table-cell office:value-type="float" office:value="5284.2">
                <text:p>5284.2</text:p>
              </table:table-cell>
              <table:table-cell office:value-type="float" office:value="5328.9">
                <text:p>5328.9</text:p>
              </table:table-cell>
              <table:table-cell office:value-type="float" office:value="5342.5">
                <text:p>5342.5</text:p>
              </table:table-cell>
              <table:table-cell office:value-type="float" office:value="5397.6">
                <text:p>5397.6</text:p>
              </table:table-cell>
              <table:table-cell office:value-type="float" office:value="5406.5">
                <text:p>5406.5</text:p>
              </table:table-cell>
              <table:table-cell office:value-type="float" office:value="5351.1">
                <text:p>5351.1</text:p>
              </table:table-cell>
              <table:table-cell office:value-type="float" office:value="5346.4">
                <text:p>5346.4</text:p>
              </table:table-cell>
              <table:table-cell office:value-type="float" office:value="5208.1">
                <text:p>5208.1</text:p>
              </table:table-cell>
              <table:table-cell office:value-type="float" office:value="5074.8">
                <text:p>5074.8</text:p>
              </table:table-cell>
              <table:table-cell office:value-type="float" office:value="5193.1">
                <text:p>5193.1</text:p>
              </table:table-cell>
              <table:table-cell office:value-type="float" office:value="5170.4">
                <text:p>5170.4</text:p>
              </table:table-cell>
              <table:table-cell office:value-type="float" office:value="5201.7">
                <text:p>5201.7</text:p>
              </table:table-cell>
              <table:table-cell office:value-type="float" office:value="5219">
                <text:p>5219</text:p>
              </table:table-cell>
              <table:table-cell office:value-type="float" office:value="3651.5">
                <text:p>3651.5</text:p>
              </table:table-cell>
              <table:table-cell office:value-type="float" office:value="5160.2">
                <text:p>5160.2</text:p>
              </table:table-cell>
              <table:table-cell office:value-type="float" office:value="5082.8">
                <text:p>5082.8</text:p>
              </table:table-cell>
              <table:table-cell office:value-type="float" office:value="5132.3">
                <text:p>5132.3</text:p>
              </table:table-cell>
              <table:table-cell office:value-type="float" office:value="5127.1">
                <text:p>5127.1</text:p>
              </table:table-cell>
              <table:table-cell office:value-type="float" office:value="5119.3">
                <text:p>5119.3</text:p>
              </table:table-cell>
              <table:table-cell office:value-type="float" office:value="5089.6">
                <text:p>5089.6</text:p>
              </table:table-cell>
              <table:table-cell office:value-type="float" office:value="5084">
                <text:p>5084</text:p>
              </table:table-cell>
              <table:table-cell office:value-type="float" office:value="5096.7">
                <text:p>5096.7</text:p>
              </table:table-cell>
              <table:table-cell office:value-type="float" office:value="5045.5">
                <text:p>5045.5</text:p>
              </table:table-cell>
              <table:table-cell office:value-type="float" office:value="5079.8">
                <text:p>5079.8</text:p>
              </table:table-cell>
              <table:table-cell office:value-type="float" office:value="5097.3">
                <text:p>5097.3</text:p>
              </table:table-cell>
              <table:table-cell office:value-type="float" office:value="5065.9">
                <text:p>5065.9</text:p>
              </table:table-cell>
              <table:table-cell office:value-type="float" office:value="5051">
                <text:p>5051</text:p>
              </table:table-cell>
              <table:table-cell office:value-type="float" office:value="5076.1">
                <text:p>5076.1</text:p>
              </table:table-cell>
              <table:table-cell office:value-type="float" office:value="5038.9">
                <text:p>5038.9</text:p>
              </table:table-cell>
              <table:table-cell office:value-type="float" office:value="5068.2">
                <text:p>5068.2</text:p>
              </table:table-cell>
              <table:table-cell office:value-type="float" office:value="5024.4">
                <text:p>5024.4</text:p>
              </table:table-cell>
              <table:table-cell office:value-type="float" office:value="5022.4">
                <text:p>5022.4</text:p>
              </table:table-cell>
              <table:table-cell office:value-type="float" office:value="5002.2">
                <text:p>5002.2</text:p>
              </table:table-cell>
              <table:table-cell office:value-type="float" office:value="4990">
                <text:p>4990</text:p>
              </table:table-cell>
              <table:table-cell office:value-type="float" office:value="5013.4">
                <text:p>5013.4</text:p>
              </table:table-cell>
              <table:table-cell office:value-type="float" office:value="4979.4">
                <text:p>4979.4</text:p>
              </table:table-cell>
              <table:table-cell office:value-type="float" office:value="4986">
                <text:p>4986</text:p>
              </table:table-cell>
              <table:table-cell office:value-type="float" office:value="5017.4">
                <text:p>5017.4</text:p>
              </table:table-cell>
              <table:table-cell office:value-type="float" office:value="5014.2">
                <text:p>5014.2</text:p>
              </table:table-cell>
              <table:table-cell office:value-type="float" office:value="4983.9">
                <text:p>4983.9</text:p>
              </table:table-cell>
              <table:table-cell office:value-type="float" office:value="4937.3">
                <text:p>4937.3</text:p>
              </table:table-cell>
              <table:table-cell office:value-type="float" office:value="4883.6">
                <text:p>4883.6</text:p>
              </table:table-cell>
              <table:table-cell office:value-type="float" office:value="4885.7">
                <text:p>4885.7</text:p>
              </table:table-cell>
              <table:table-cell office:value-type="float" office:value="4889.4">
                <text:p>4889.4</text:p>
              </table:table-cell>
              <table:table-cell office:value-type="float" office:value="4886.1">
                <text:p>4886.1</text:p>
              </table:table-cell>
              <table:table-cell office:value-type="float" office:value="3370.7">
                <text:p>3370.7</text:p>
              </table:table-cell>
            </table:table-row>
            <table:table-row>
              <table:table-cell office:value-type="string">
                <text:p text:id="Sheet1.A8:Sheet1.A8">2m</text:p>
              </table:table-cell>
              <table:table-cell office:value-type="float" office:value="8421.1">
                <text:p text:id="Sheet1.B8:Sheet1.BM8">8421.1</text:p>
              </table:table-cell>
              <table:table-cell office:value-type="float" office:value="8419.6">
                <text:p>8419.6</text:p>
              </table:table-cell>
              <table:table-cell office:value-type="float" office:value="8418.2">
                <text:p>8418.2</text:p>
              </table:table-cell>
              <table:table-cell office:value-type="float" office:value="8416.2">
                <text:p>8416.2</text:p>
              </table:table-cell>
              <table:table-cell office:value-type="float" office:value="7692.7">
                <text:p>7692.7</text:p>
              </table:table-cell>
              <table:table-cell office:value-type="float" office:value="6845.6">
                <text:p>6845.6</text:p>
              </table:table-cell>
              <table:table-cell office:value-type="float" office:value="5970">
                <text:p>5970</text:p>
              </table:table-cell>
              <table:table-cell office:value-type="float" office:value="5244.2">
                <text:p>5244.2</text:p>
              </table:table-cell>
              <table:table-cell office:value-type="float" office:value="5223.9">
                <text:p>5223.9</text:p>
              </table:table-cell>
              <table:table-cell office:value-type="float" office:value="5175">
                <text:p>5175</text:p>
              </table:table-cell>
              <table:table-cell office:value-type="float" office:value="5165">
                <text:p>5165</text:p>
              </table:table-cell>
              <table:table-cell office:value-type="float" office:value="5172">
                <text:p>5172</text:p>
              </table:table-cell>
              <table:table-cell office:value-type="float" office:value="5208.1">
                <text:p>5208.1</text:p>
              </table:table-cell>
              <table:table-cell office:value-type="float" office:value="5250">
                <text:p>5250</text:p>
              </table:table-cell>
              <table:table-cell office:value-type="float" office:value="5221.5">
                <text:p>5221.5</text:p>
              </table:table-cell>
              <table:table-cell office:value-type="float" office:value="5307.8">
                <text:p>5307.8</text:p>
              </table:table-cell>
              <table:table-cell office:value-type="float" office:value="5290">
                <text:p>5290</text:p>
              </table:table-cell>
              <table:table-cell office:value-type="float" office:value="5341.3">
                <text:p>5341.3</text:p>
              </table:table-cell>
              <table:table-cell office:value-type="float" office:value="5263.4">
                <text:p>5263.4</text:p>
              </table:table-cell>
              <table:table-cell office:value-type="float" office:value="5325.6">
                <text:p>5325.6</text:p>
              </table:table-cell>
              <table:table-cell office:value-type="float" office:value="5344.7">
                <text:p>5344.7</text:p>
              </table:table-cell>
              <table:table-cell office:value-type="float" office:value="5396.3">
                <text:p>5396.3</text:p>
              </table:table-cell>
              <table:table-cell office:value-type="float" office:value="5406.5">
                <text:p>5406.5</text:p>
              </table:table-cell>
              <table:table-cell office:value-type="float" office:value="5334.4">
                <text:p>5334.4</text:p>
              </table:table-cell>
              <table:table-cell office:value-type="float" office:value="5333.6">
                <text:p>5333.6</text:p>
              </table:table-cell>
              <table:table-cell office:value-type="float" office:value="5203">
                <text:p>5203</text:p>
              </table:table-cell>
              <table:table-cell office:value-type="float" office:value="5064.4">
                <text:p>5064.4</text:p>
              </table:table-cell>
              <table:table-cell office:value-type="float" office:value="5184.4">
                <text:p>5184.4</text:p>
              </table:table-cell>
              <table:table-cell office:value-type="float" office:value="5184.9">
                <text:p>5184.9</text:p>
              </table:table-cell>
              <table:table-cell office:value-type="float" office:value="5178.5">
                <text:p>5178.5</text:p>
              </table:table-cell>
              <table:table-cell office:value-type="float" office:value="5207.6">
                <text:p>5207.6</text:p>
              </table:table-cell>
              <table:table-cell office:value-type="float" office:value="5157.1">
                <text:p>5157.1</text:p>
              </table:table-cell>
              <table:table-cell office:value-type="float" office:value="5158.2">
                <text:p>5158.2</text:p>
              </table:table-cell>
              <table:table-cell office:value-type="float" office:value="5072.2">
                <text:p>5072.2</text:p>
              </table:table-cell>
              <table:table-cell office:value-type="float" office:value="5130.2">
                <text:p>5130.2</text:p>
              </table:table-cell>
              <table:table-cell office:value-type="float" office:value="5122.2">
                <text:p>5122.2</text:p>
              </table:table-cell>
              <table:table-cell office:value-type="float" office:value="5115">
                <text:p>5115</text:p>
              </table:table-cell>
              <table:table-cell office:value-type="float" office:value="5068.5">
                <text:p>5068.5</text:p>
              </table:table-cell>
              <table:table-cell office:value-type="float" office:value="5074.5">
                <text:p>5074.5</text:p>
              </table:table-cell>
              <table:table-cell office:value-type="float" office:value="5084.7">
                <text:p>5084.7</text:p>
              </table:table-cell>
              <table:table-cell office:value-type="float" office:value="5034.2">
                <text:p>5034.2</text:p>
              </table:table-cell>
              <table:table-cell office:value-type="float" office:value="5075.2">
                <text:p>5075.2</text:p>
              </table:table-cell>
              <table:table-cell office:value-type="float" office:value="5087.7">
                <text:p>5087.7</text:p>
              </table:table-cell>
              <table:table-cell office:value-type="float" office:value="5030.5">
                <text:p>5030.5</text:p>
              </table:table-cell>
              <table:table-cell office:value-type="float" office:value="5065.1">
                <text:p>5065.1</text:p>
              </table:table-cell>
              <table:table-cell office:value-type="float" office:value="5060.7">
                <text:p>5060.7</text:p>
              </table:table-cell>
              <table:table-cell office:value-type="float" office:value="5028.7">
                <text:p>5028.7</text:p>
              </table:table-cell>
              <table:table-cell office:value-type="float" office:value="5061.1">
                <text:p>5061.1</text:p>
              </table:table-cell>
              <table:table-cell office:value-type="float" office:value="5005.1">
                <text:p>5005.1</text:p>
              </table:table-cell>
              <table:table-cell office:value-type="float" office:value="5030.5">
                <text:p>5030.5</text:p>
              </table:table-cell>
              <table:table-cell office:value-type="float" office:value="4985.8">
                <text:p>4985.8</text:p>
              </table:table-cell>
              <table:table-cell office:value-type="float" office:value="4986.3">
                <text:p>4986.3</text:p>
              </table:table-cell>
              <table:table-cell office:value-type="float" office:value="4998.1">
                <text:p>4998.1</text:p>
              </table:table-cell>
              <table:table-cell office:value-type="float" office:value="4956.6">
                <text:p>4956.6</text:p>
              </table:table-cell>
              <table:table-cell office:value-type="float" office:value="4967.4">
                <text:p>4967.4</text:p>
              </table:table-cell>
              <table:table-cell office:value-type="float" office:value="5002.1">
                <text:p>5002.1</text:p>
              </table:table-cell>
              <table:table-cell office:value-type="float" office:value="4982.6">
                <text:p>4982.6</text:p>
              </table:table-cell>
              <table:table-cell office:value-type="float" office:value="4992.1">
                <text:p>4992.1</text:p>
              </table:table-cell>
              <table:table-cell office:value-type="float" office:value="4915.6">
                <text:p>4915.6</text:p>
              </table:table-cell>
              <table:table-cell office:value-type="float" office:value="4874.3">
                <text:p>4874.3</text:p>
              </table:table-cell>
              <table:table-cell office:value-type="float" office:value="4882.3">
                <text:p>4882.3</text:p>
              </table:table-cell>
              <table:table-cell office:value-type="float" office:value="4855.6">
                <text:p>4855.6</text:p>
              </table:table-cell>
              <table:table-cell office:value-type="float" office:value="4875.4">
                <text:p>4875.4</text:p>
              </table:table-cell>
              <table:table-cell office:value-type="float" office:value="4909.6">
                <text:p>4909.6</text:p>
              </table:table-cell>
            </table:table-row>
            <table:table-row>
              <table:table-cell office:value-type="string">
                <text:p text:id="Sheet1.A9:Sheet1.A9">1024k</text:p>
              </table:table-cell>
              <table:table-cell office:value-type="float" office:value="8419.8">
                <text:p text:id="Sheet1.B9:Sheet1.BM9">8419.8</text:p>
              </table:table-cell>
              <table:table-cell office:value-type="float" office:value="8417">
                <text:p>8417</text:p>
              </table:table-cell>
              <table:table-cell office:value-type="float" office:value="8414">
                <text:p>8414</text:p>
              </table:table-cell>
              <table:table-cell office:value-type="float" office:value="8411.7">
                <text:p>8411.7</text:p>
              </table:table-cell>
              <table:table-cell office:value-type="float" office:value="7932.1">
                <text:p>7932.1</text:p>
              </table:table-cell>
              <table:table-cell office:value-type="float" office:value="6965.8">
                <text:p>6965.8</text:p>
              </table:table-cell>
              <table:table-cell office:value-type="float" office:value="6017.6">
                <text:p>6017.6</text:p>
              </table:table-cell>
              <table:table-cell office:value-type="float" office:value="5255.9">
                <text:p>5255.9</text:p>
              </table:table-cell>
              <table:table-cell office:value-type="float" office:value="5287.3">
                <text:p>5287.3</text:p>
              </table:table-cell>
              <table:table-cell office:value-type="float" office:value="5264.5">
                <text:p>5264.5</text:p>
              </table:table-cell>
              <table:table-cell office:value-type="float" office:value="5265.3">
                <text:p>5265.3</text:p>
              </table:table-cell>
              <table:table-cell office:value-type="float" office:value="5300.4">
                <text:p>5300.4</text:p>
              </table:table-cell>
              <table:table-cell office:value-type="float" office:value="5322.8">
                <text:p>5322.8</text:p>
              </table:table-cell>
              <table:table-cell office:value-type="float" office:value="5400.3">
                <text:p>5400.3</text:p>
              </table:table-cell>
              <table:table-cell office:value-type="float" office:value="5502.1">
                <text:p>5502.1</text:p>
              </table:table-cell>
              <table:table-cell office:value-type="float" office:value="5726.3">
                <text:p>5726.3</text:p>
              </table:table-cell>
              <table:table-cell office:value-type="float" office:value="5627.5">
                <text:p>5627.5</text:p>
              </table:table-cell>
              <table:table-cell office:value-type="float" office:value="5661.4">
                <text:p>5661.4</text:p>
              </table:table-cell>
              <table:table-cell office:value-type="float" office:value="5666.5">
                <text:p>5666.5</text:p>
              </table:table-cell>
              <table:table-cell office:value-type="float" office:value="5635.6">
                <text:p>5635.6</text:p>
              </table:table-cell>
              <table:table-cell office:value-type="float" office:value="5638.8">
                <text:p>5638.8</text:p>
              </table:table-cell>
              <table:table-cell office:value-type="float" office:value="5609.3">
                <text:p>5609.3</text:p>
              </table:table-cell>
              <table:table-cell office:value-type="float" office:value="5591.1">
                <text:p>5591.1</text:p>
              </table:table-cell>
              <table:table-cell office:value-type="float" office:value="5573.8">
                <text:p>5573.8</text:p>
              </table:table-cell>
              <table:table-cell office:value-type="float" office:value="5577.8">
                <text:p>5577.8</text:p>
              </table:table-cell>
              <table:table-cell office:value-type="float" office:value="5549.7">
                <text:p>5549.7</text:p>
              </table:table-cell>
              <table:table-cell office:value-type="float" office:value="5555.8">
                <text:p>5555.8</text:p>
              </table:table-cell>
              <table:table-cell office:value-type="float" office:value="5536.1">
                <text:p>5536.1</text:p>
              </table:table-cell>
              <table:table-cell office:value-type="float" office:value="5527">
                <text:p>5527</text:p>
              </table:table-cell>
              <table:table-cell office:value-type="float" office:value="5546.8">
                <text:p>5546.8</text:p>
              </table:table-cell>
              <table:table-cell office:value-type="float" office:value="5443.2">
                <text:p>5443.2</text:p>
              </table:table-cell>
              <table:table-cell office:value-type="float" office:value="5482.9">
                <text:p>5482.9</text:p>
              </table:table-cell>
              <table:table-cell office:value-type="float" office:value="5598.5">
                <text:p>5598.5</text:p>
              </table:table-cell>
              <table:table-cell office:value-type="float" office:value="5536.3">
                <text:p>5536.3</text:p>
              </table:table-cell>
              <table:table-cell office:value-type="float" office:value="5475.9">
                <text:p>5475.9</text:p>
              </table:table-cell>
              <table:table-cell office:value-type="float" office:value="5434.2">
                <text:p>5434.2</text:p>
              </table:table-cell>
              <table:table-cell office:value-type="float" office:value="5500.3">
                <text:p>5500.3</text:p>
              </table:table-cell>
              <table:table-cell office:value-type="float" office:value="5573.5">
                <text:p>5573.5</text:p>
              </table:table-cell>
              <table:table-cell office:value-type="float" office:value="5430.5">
                <text:p>5430.5</text:p>
              </table:table-cell>
              <table:table-cell office:value-type="float" office:value="5376.3">
                <text:p>5376.3</text:p>
              </table:table-cell>
              <table:table-cell office:value-type="float" office:value="5436.6">
                <text:p>5436.6</text:p>
              </table:table-cell>
              <table:table-cell office:value-type="float" office:value="5486.2">
                <text:p>5486.2</text:p>
              </table:table-cell>
              <table:table-cell office:value-type="float" office:value="5430.3">
                <text:p>5430.3</text:p>
              </table:table-cell>
              <table:table-cell office:value-type="float" office:value="5426.7">
                <text:p>5426.7</text:p>
              </table:table-cell>
              <table:table-cell office:value-type="float" office:value="5428.5">
                <text:p>5428.5</text:p>
              </table:table-cell>
              <table:table-cell office:value-type="float" office:value="5421">
                <text:p>5421</text:p>
              </table:table-cell>
              <table:table-cell office:value-type="float" office:value="5402.1">
                <text:p>5402.1</text:p>
              </table:table-cell>
              <table:table-cell office:value-type="float" office:value="5481.5">
                <text:p>5481.5</text:p>
              </table:table-cell>
              <table:table-cell office:value-type="float" office:value="5381.6">
                <text:p>5381.6</text:p>
              </table:table-cell>
              <table:table-cell office:value-type="float" office:value="5354.9">
                <text:p>5354.9</text:p>
              </table:table-cell>
              <table:table-cell office:value-type="float" office:value="5361.4">
                <text:p>5361.4</text:p>
              </table:table-cell>
              <table:table-cell office:value-type="float" office:value="5397.6">
                <text:p>5397.6</text:p>
              </table:table-cell>
              <table:table-cell office:value-type="float" office:value="5467.8">
                <text:p>5467.8</text:p>
              </table:table-cell>
              <table:table-cell office:value-type="float" office:value="5406.9">
                <text:p>5406.9</text:p>
              </table:table-cell>
              <table:table-cell office:value-type="float" office:value="5344.4">
                <text:p>5344.4</text:p>
              </table:table-cell>
              <table:table-cell office:value-type="float" office:value="5357.2">
                <text:p>5357.2</text:p>
              </table:table-cell>
              <table:table-cell office:value-type="float" office:value="5341.8">
                <text:p>5341.8</text:p>
              </table:table-cell>
              <table:table-cell office:value-type="float" office:value="5352.3">
                <text:p>5352.3</text:p>
              </table:table-cell>
              <table:table-cell office:value-type="float" office:value="5337.2">
                <text:p>5337.2</text:p>
              </table:table-cell>
              <table:table-cell office:value-type="float" office:value="5330.4">
                <text:p>5330.4</text:p>
              </table:table-cell>
              <table:table-cell office:value-type="float" office:value="5350.9">
                <text:p>5350.9</text:p>
              </table:table-cell>
              <table:table-cell office:value-type="float" office:value="5350.1">
                <text:p>5350.1</text:p>
              </table:table-cell>
              <table:table-cell office:value-type="float" office:value="5270">
                <text:p>5270</text:p>
              </table:table-cell>
              <table:table-cell office:value-type="float" office:value="5335.3">
                <text:p>5335.3</text:p>
              </table:table-cell>
            </table:table-row>
            <table:table-row>
              <table:table-cell office:value-type="string">
                <text:p text:id="Sheet1.A10:Sheet1.A10">512k</text:p>
              </table:table-cell>
              <table:table-cell office:value-type="float" office:value="8419.5">
                <text:p text:id="Sheet1.B10:Sheet1.BM10">8419.5</text:p>
              </table:table-cell>
              <table:table-cell office:value-type="float" office:value="8415.8">
                <text:p>8415.8</text:p>
              </table:table-cell>
              <table:table-cell office:value-type="float" office:value="8409.7">
                <text:p>8409.7</text:p>
              </table:table-cell>
              <table:table-cell office:value-type="float" office:value="8407.7">
                <text:p>8407.7</text:p>
              </table:table-cell>
              <table:table-cell office:value-type="float" office:value="7928.3">
                <text:p>7928.3</text:p>
              </table:table-cell>
              <table:table-cell office:value-type="float" office:value="6941.6">
                <text:p>6941.6</text:p>
              </table:table-cell>
              <table:table-cell office:value-type="float" office:value="6023.5">
                <text:p>6023.5</text:p>
              </table:table-cell>
              <table:table-cell office:value-type="float" office:value="5264.1">
                <text:p>5264.1</text:p>
              </table:table-cell>
              <table:table-cell office:value-type="float" office:value="5319.3">
                <text:p>5319.3</text:p>
              </table:table-cell>
              <table:table-cell office:value-type="float" office:value="5251.8">
                <text:p>5251.8</text:p>
              </table:table-cell>
              <table:table-cell office:value-type="float" office:value="5254">
                <text:p>5254</text:p>
              </table:table-cell>
              <table:table-cell office:value-type="float" office:value="5344.2">
                <text:p>5344.2</text:p>
              </table:table-cell>
              <table:table-cell office:value-type="float" office:value="5369.8">
                <text:p>5369.8</text:p>
              </table:table-cell>
              <table:table-cell office:value-type="float" office:value="5392.3">
                <text:p>5392.3</text:p>
              </table:table-cell>
              <table:table-cell office:value-type="float" office:value="5489.2">
                <text:p>5489.2</text:p>
              </table:table-cell>
              <table:table-cell office:value-type="float" office:value="5730.6">
                <text:p>5730.6</text:p>
              </table:table-cell>
              <table:table-cell office:value-type="float" office:value="5618">
                <text:p>5618</text:p>
              </table:table-cell>
              <table:table-cell office:value-type="float" office:value="5686.4">
                <text:p>5686.4</text:p>
              </table:table-cell>
              <table:table-cell office:value-type="float" office:value="5631.9">
                <text:p>5631.9</text:p>
              </table:table-cell>
              <table:table-cell office:value-type="float" office:value="5644.6">
                <text:p>5644.6</text:p>
              </table:table-cell>
              <table:table-cell office:value-type="float" office:value="5650.5">
                <text:p>5650.5</text:p>
              </table:table-cell>
              <table:table-cell office:value-type="float" office:value="5611.2">
                <text:p>5611.2</text:p>
              </table:table-cell>
              <table:table-cell office:value-type="float" office:value="5568.6">
                <text:p>5568.6</text:p>
              </table:table-cell>
              <table:table-cell office:value-type="float" office:value="5468.9">
                <text:p>5468.9</text:p>
              </table:table-cell>
              <table:table-cell office:value-type="float" office:value="5551.1">
                <text:p>5551.1</text:p>
              </table:table-cell>
              <table:table-cell office:value-type="float" office:value="5522.1">
                <text:p>5522.1</text:p>
              </table:table-cell>
              <table:table-cell office:value-type="float" office:value="5532.2">
                <text:p>5532.2</text:p>
              </table:table-cell>
              <table:table-cell office:value-type="float" office:value="5533.7">
                <text:p>5533.7</text:p>
              </table:table-cell>
              <table:table-cell office:value-type="float" office:value="5529">
                <text:p>5529</text:p>
              </table:table-cell>
              <table:table-cell office:value-type="float" office:value="5539">
                <text:p>5539</text:p>
              </table:table-cell>
              <table:table-cell office:value-type="float" office:value="5448.3">
                <text:p>5448.3</text:p>
              </table:table-cell>
              <table:table-cell office:value-type="float" office:value="5441.4">
                <text:p>5441.4</text:p>
              </table:table-cell>
              <table:table-cell office:value-type="float" office:value="5589.6">
                <text:p>5589.6</text:p>
              </table:table-cell>
              <table:table-cell office:value-type="float" office:value="5512.5">
                <text:p>5512.5</text:p>
              </table:table-cell>
              <table:table-cell office:value-type="float" office:value="5442.9">
                <text:p>5442.9</text:p>
              </table:table-cell>
              <table:table-cell office:value-type="float" office:value="5398">
                <text:p>5398</text:p>
              </table:table-cell>
              <table:table-cell office:value-type="float" office:value="5452.2">
                <text:p>5452.2</text:p>
              </table:table-cell>
              <table:table-cell office:value-type="float" office:value="5513.2">
                <text:p>5513.2</text:p>
              </table:table-cell>
              <table:table-cell office:value-type="float" office:value="5450.4">
                <text:p>5450.4</text:p>
              </table:table-cell>
              <table:table-cell office:value-type="float" office:value="5406.5">
                <text:p>5406.5</text:p>
              </table:table-cell>
              <table:table-cell office:value-type="float" office:value="5471">
                <text:p>5471</text:p>
              </table:table-cell>
              <table:table-cell office:value-type="float" office:value="5424.7">
                <text:p>5424.7</text:p>
              </table:table-cell>
              <table:table-cell office:value-type="float" office:value="5455.9">
                <text:p>5455.9</text:p>
              </table:table-cell>
              <table:table-cell office:value-type="float" office:value="5434.3">
                <text:p>5434.3</text:p>
              </table:table-cell>
              <table:table-cell office:value-type="float" office:value="5439.9">
                <text:p>5439.9</text:p>
              </table:table-cell>
              <table:table-cell office:value-type="float" office:value="5499.8">
                <text:p>5499.8</text:p>
              </table:table-cell>
              <table:table-cell office:value-type="float" office:value="5406.2">
                <text:p>5406.2</text:p>
              </table:table-cell>
              <table:table-cell office:value-type="float" office:value="5544.2">
                <text:p>5544.2</text:p>
              </table:table-cell>
              <table:table-cell office:value-type="float" office:value="5398.1">
                <text:p>5398.1</text:p>
              </table:table-cell>
              <table:table-cell office:value-type="float" office:value="5289.3">
                <text:p>5289.3</text:p>
              </table:table-cell>
              <table:table-cell office:value-type="float" office:value="5349">
                <text:p>5349</text:p>
              </table:table-cell>
              <table:table-cell office:value-type="float" office:value="5371.7">
                <text:p>5371.7</text:p>
              </table:table-cell>
              <table:table-cell office:value-type="float" office:value="5427">
                <text:p>5427</text:p>
              </table:table-cell>
              <table:table-cell office:value-type="float" office:value="5362">
                <text:p>5362</text:p>
              </table:table-cell>
              <table:table-cell office:value-type="float" office:value="5326.6">
                <text:p>5326.6</text:p>
              </table:table-cell>
              <table:table-cell office:value-type="float" office:value="5357.7">
                <text:p>5357.7</text:p>
              </table:table-cell>
              <table:table-cell office:value-type="float" office:value="5327.6">
                <text:p>5327.6</text:p>
              </table:table-cell>
              <table:table-cell office:value-type="float" office:value="5245.1">
                <text:p>5245.1</text:p>
              </table:table-cell>
              <table:table-cell office:value-type="float" office:value="5362.2">
                <text:p>5362.2</text:p>
              </table:table-cell>
              <table:table-cell office:value-type="float" office:value="5369.3">
                <text:p>5369.3</text:p>
              </table:table-cell>
              <table:table-cell office:value-type="float" office:value="5361.1">
                <text:p>5361.1</text:p>
              </table:table-cell>
              <table:table-cell office:value-type="float" office:value="5344.7">
                <text:p>5344.7</text:p>
              </table:table-cell>
              <table:table-cell office:value-type="float" office:value="5230.7">
                <text:p>5230.7</text:p>
              </table:table-cell>
              <table:table-cell office:value-type="float" office:value="5319.4">
                <text:p>5319.4</text:p>
              </table:table-cell>
            </table:table-row>
            <table:table-row>
              <table:table-cell office:value-type="string">
                <text:p text:id="Sheet1.A11:Sheet1.A11">256k</text:p>
              </table:table-cell>
              <table:table-cell office:value-type="float" office:value="8416.6">
                <text:p text:id="Sheet1.B11:Sheet1.BM11">8416.6</text:p>
              </table:table-cell>
              <table:table-cell office:value-type="float" office:value="8409.3">
                <text:p>8409.3</text:p>
              </table:table-cell>
              <table:table-cell office:value-type="float" office:value="8398.8">
                <text:p>8398.8</text:p>
              </table:table-cell>
              <table:table-cell office:value-type="float" office:value="8393.1">
                <text:p>8393.1</text:p>
              </table:table-cell>
              <table:table-cell office:value-type="float" office:value="7912">
                <text:p>7912</text:p>
              </table:table-cell>
              <table:table-cell office:value-type="float" office:value="7044.3">
                <text:p>7044.3</text:p>
              </table:table-cell>
              <table:table-cell office:value-type="float" office:value="6020.5">
                <text:p>6020.5</text:p>
              </table:table-cell>
              <table:table-cell office:value-type="float" office:value="5247.7">
                <text:p>5247.7</text:p>
              </table:table-cell>
              <table:table-cell office:value-type="float" office:value="5280.1">
                <text:p>5280.1</text:p>
              </table:table-cell>
              <table:table-cell office:value-type="float" office:value="5250.1">
                <text:p>5250.1</text:p>
              </table:table-cell>
              <table:table-cell office:value-type="float" office:value="5171.7">
                <text:p>5171.7</text:p>
              </table:table-cell>
              <table:table-cell office:value-type="float" office:value="5274.1">
                <text:p>5274.1</text:p>
              </table:table-cell>
              <table:table-cell office:value-type="float" office:value="5320.5">
                <text:p>5320.5</text:p>
              </table:table-cell>
              <table:table-cell office:value-type="float" office:value="5366.4">
                <text:p>5366.4</text:p>
              </table:table-cell>
              <table:table-cell office:value-type="float" office:value="5415.1">
                <text:p>5415.1</text:p>
              </table:table-cell>
              <table:table-cell office:value-type="float" office:value="5697.8">
                <text:p>5697.8</text:p>
              </table:table-cell>
              <table:table-cell office:value-type="float" office:value="5572.4">
                <text:p>5572.4</text:p>
              </table:table-cell>
              <table:table-cell office:value-type="float" office:value="5629.9">
                <text:p>5629.9</text:p>
              </table:table-cell>
              <table:table-cell office:value-type="float" office:value="5587.5">
                <text:p>5587.5</text:p>
              </table:table-cell>
              <table:table-cell office:value-type="float" office:value="5615.5">
                <text:p>5615.5</text:p>
              </table:table-cell>
              <table:table-cell office:value-type="float" office:value="5586.1">
                <text:p>5586.1</text:p>
              </table:table-cell>
              <table:table-cell office:value-type="float" office:value="5532.6">
                <text:p>5532.6</text:p>
              </table:table-cell>
              <table:table-cell office:value-type="float" office:value="5515">
                <text:p>5515</text:p>
              </table:table-cell>
              <table:table-cell office:value-type="float" office:value="5452.2">
                <text:p>5452.2</text:p>
              </table:table-cell>
              <table:table-cell office:value-type="float" office:value="5490.1">
                <text:p>5490.1</text:p>
              </table:table-cell>
              <table:table-cell office:value-type="float" office:value="5486.4">
                <text:p>5486.4</text:p>
              </table:table-cell>
              <table:table-cell office:value-type="float" office:value="5479.8">
                <text:p>5479.8</text:p>
              </table:table-cell>
              <table:table-cell office:value-type="float" office:value="5499.2">
                <text:p>5499.2</text:p>
              </table:table-cell>
              <table:table-cell office:value-type="float" office:value="5424.5">
                <text:p>5424.5</text:p>
              </table:table-cell>
              <table:table-cell office:value-type="float" office:value="5409.3">
                <text:p>5409.3</text:p>
              </table:table-cell>
              <table:table-cell office:value-type="float" office:value="5375.9">
                <text:p>5375.9</text:p>
              </table:table-cell>
              <table:table-cell office:value-type="float" office:value="5382.5">
                <text:p>5382.5</text:p>
              </table:table-cell>
              <table:table-cell office:value-type="float" office:value="5445.5">
                <text:p>5445.5</text:p>
              </table:table-cell>
              <table:table-cell office:value-type="float" office:value="5477.2">
                <text:p>5477.2</text:p>
              </table:table-cell>
              <table:table-cell office:value-type="float" office:value="5332.1">
                <text:p>5332.1</text:p>
              </table:table-cell>
              <table:table-cell office:value-type="float" office:value="5308.5">
                <text:p>5308.5</text:p>
              </table:table-cell>
              <table:table-cell office:value-type="float" office:value="5341.2">
                <text:p>5341.2</text:p>
              </table:table-cell>
              <table:table-cell office:value-type="float" office:value="5358.3">
                <text:p>5358.3</text:p>
              </table:table-cell>
              <table:table-cell office:value-type="float" office:value="5333.6">
                <text:p>5333.6</text:p>
              </table:table-cell>
              <table:table-cell office:value-type="float" office:value="5366.1">
                <text:p>5366.1</text:p>
              </table:table-cell>
              <table:table-cell office:value-type="float" office:value="5888.5">
                <text:p>5888.5</text:p>
              </table:table-cell>
              <table:table-cell office:value-type="float" office:value="5360.8">
                <text:p>5360.8</text:p>
              </table:table-cell>
              <table:table-cell office:value-type="float" office:value="5361.7">
                <text:p>5361.7</text:p>
              </table:table-cell>
              <table:table-cell office:value-type="float" office:value="5366.4">
                <text:p>5366.4</text:p>
              </table:table-cell>
              <table:table-cell office:value-type="float" office:value="5334.2">
                <text:p>5334.2</text:p>
              </table:table-cell>
              <table:table-cell office:value-type="float" office:value="5367.3">
                <text:p>5367.3</text:p>
              </table:table-cell>
              <table:table-cell office:value-type="float" office:value="5328">
                <text:p>5328</text:p>
              </table:table-cell>
              <table:table-cell office:value-type="float" office:value="5435.9">
                <text:p>5435.9</text:p>
              </table:table-cell>
              <table:table-cell office:value-type="float" office:value="5307.7">
                <text:p>5307.7</text:p>
              </table:table-cell>
              <table:table-cell office:value-type="float" office:value="5249.3">
                <text:p>5249.3</text:p>
              </table:table-cell>
              <table:table-cell office:value-type="float" office:value="6191.6">
                <text:p>6191.6</text:p>
              </table:table-cell>
              <table:table-cell office:value-type="float" office:value="5254.7">
                <text:p>5254.7</text:p>
              </table:table-cell>
              <table:table-cell office:value-type="float" office:value="6739.2">
                <text:p>6739.2</text:p>
              </table:table-cell>
              <table:table-cell office:value-type="float" office:value="6403.9">
                <text:p>6403.9</text:p>
              </table:table-cell>
              <table:table-cell office:value-type="float" office:value="5912.4">
                <text:p>5912.4</text:p>
              </table:table-cell>
              <table:table-cell office:value-type="float" office:value="5257.7">
                <text:p>5257.7</text:p>
              </table:table-cell>
              <table:table-cell office:value-type="float" office:value="7113.4">
                <text:p>7113.4</text:p>
              </table:table-cell>
              <table:table-cell office:value-type="float" office:value="6862">
                <text:p>6862</text:p>
              </table:table-cell>
              <table:table-cell office:value-type="float" office:value="7034">
                <text:p>7034</text:p>
              </table:table-cell>
              <table:table-cell office:value-type="float" office:value="6787.6">
                <text:p>6787.6</text:p>
              </table:table-cell>
              <table:table-cell office:value-type="float" office:value="7519">
                <text:p>7519</text:p>
              </table:table-cell>
              <table:table-cell office:value-type="float" office:value="7639.5">
                <text:p>7639.5</text:p>
              </table:table-cell>
              <table:table-cell office:value-type="float" office:value="7907.5">
                <text:p>7907.5</text:p>
              </table:table-cell>
              <table:table-cell office:value-type="float" office:value="5178.9">
                <text:p>5178.9</text:p>
              </table:table-cell>
            </table:table-row>
            <table:table-row>
              <table:table-cell office:value-type="string">
                <text:p text:id="Sheet1.A12:Sheet1.A12">128k</text:p>
              </table:table-cell>
              <table:table-cell office:value-type="float" office:value="8411">
                <text:p text:id="Sheet1.B12:Sheet1.BM12">8411</text:p>
              </table:table-cell>
              <table:table-cell office:value-type="float" office:value="8396.5">
                <text:p>8396.5</text:p>
              </table:table-cell>
              <table:table-cell office:value-type="float" office:value="8372.2">
                <text:p>8372.2</text:p>
              </table:table-cell>
              <table:table-cell office:value-type="float" office:value="8361.2">
                <text:p>8361.2</text:p>
              </table:table-cell>
              <table:table-cell office:value-type="float" office:value="7995.6">
                <text:p>7995.6</text:p>
              </table:table-cell>
              <table:table-cell office:value-type="float" office:value="7134.3">
                <text:p>7134.3</text:p>
              </table:table-cell>
              <table:table-cell office:value-type="float" office:value="5991.7">
                <text:p>5991.7</text:p>
              </table:table-cell>
              <table:table-cell office:value-type="float" office:value="5293.3">
                <text:p>5293.3</text:p>
              </table:table-cell>
              <table:table-cell office:value-type="float" office:value="5239.9">
                <text:p>5239.9</text:p>
              </table:table-cell>
              <table:table-cell office:value-type="float" office:value="5243.5">
                <text:p>5243.5</text:p>
              </table:table-cell>
              <table:table-cell office:value-type="float" office:value="5226">
                <text:p>5226</text:p>
              </table:table-cell>
              <table:table-cell office:value-type="float" office:value="5270.6">
                <text:p>5270.6</text:p>
              </table:table-cell>
              <table:table-cell office:value-type="float" office:value="5303.7">
                <text:p>5303.7</text:p>
              </table:table-cell>
              <table:table-cell office:value-type="float" office:value="5329.7">
                <text:p>5329.7</text:p>
              </table:table-cell>
              <table:table-cell office:value-type="float" office:value="5379.8">
                <text:p>5379.8</text:p>
              </table:table-cell>
              <table:table-cell office:value-type="float" office:value="5616.2">
                <text:p>5616.2</text:p>
              </table:table-cell>
              <table:table-cell office:value-type="float" office:value="5477.2">
                <text:p>5477.2</text:p>
              </table:table-cell>
              <table:table-cell office:value-type="float" office:value="5538.6">
                <text:p>5538.6</text:p>
              </table:table-cell>
              <table:table-cell office:value-type="float" office:value="5486.5">
                <text:p>5486.5</text:p>
              </table:table-cell>
              <table:table-cell office:value-type="float" office:value="5529.6">
                <text:p>5529.6</text:p>
              </table:table-cell>
              <table:table-cell office:value-type="float" office:value="5577.7">
                <text:p>5577.7</text:p>
              </table:table-cell>
              <table:table-cell office:value-type="float" office:value="5381.8">
                <text:p>5381.8</text:p>
              </table:table-cell>
              <table:table-cell office:value-type="float" office:value="5397.9">
                <text:p>5397.9</text:p>
              </table:table-cell>
              <table:table-cell office:value-type="float" office:value="5371.6">
                <text:p>5371.6</text:p>
              </table:table-cell>
              <table:table-cell office:value-type="float" office:value="6480">
                <text:p>6480</text:p>
              </table:table-cell>
              <table:table-cell office:value-type="float" office:value="5371.7">
                <text:p>5371.7</text:p>
              </table:table-cell>
              <table:table-cell office:value-type="float" office:value="6810.7">
                <text:p>6810.7</text:p>
              </table:table-cell>
              <table:table-cell office:value-type="float" office:value="5384">
                <text:p>5384</text:p>
              </table:table-cell>
              <table:table-cell office:value-type="float" office:value="6891.8">
                <text:p>6891.8</text:p>
              </table:table-cell>
              <table:table-cell office:value-type="float" office:value="7297.3">
                <text:p>7297.3</text:p>
              </table:table-cell>
              <table:table-cell office:value-type="float" office:value="7855.2">
                <text:p>7855.2</text:p>
              </table:table-cell>
              <table:table-cell office:value-type="float" office:value="5299.8">
                <text:p>5299.8</text:p>
              </table:table-cell>
              <table:table-cell office:value-type="float" office:value="8102.1">
                <text:p>8102.1</text:p>
              </table:table-cell>
              <table:table-cell office:value-type="float" office:value="8063.4">
                <text:p>8063.4</text:p>
              </table:table-cell>
              <table:table-cell office:value-type="float" office:value="8033.4">
                <text:p>8033.4</text:p>
              </table:table-cell>
              <table:table-cell office:value-type="float" office:value="8124.8">
                <text:p>8124.8</text:p>
              </table:table-cell>
              <table:table-cell office:value-type="float" office:value="8118.4">
                <text:p>8118.4</text:p>
              </table:table-cell>
              <table:table-cell office:value-type="float" office:value="8015.7">
                <text:p>8015.7</text:p>
              </table:table-cell>
              <table:table-cell office:value-type="float" office:value="8039.6">
                <text:p>8039.6</text:p>
              </table:table-cell>
              <table:table-cell office:value-type="float" office:value="8128">
                <text:p>8128</text:p>
              </table:table-cell>
              <table:table-cell office:value-type="float" office:value="7992.3">
                <text:p>7992.3</text:p>
              </table:table-cell>
              <table:table-cell office:value-type="float" office:value="8103.8">
                <text:p>8103.8</text:p>
              </table:table-cell>
              <table:table-cell office:value-type="float" office:value="8042.5">
                <text:p>8042.5</text:p>
              </table:table-cell>
              <table:table-cell office:value-type="float" office:value="8052.9">
                <text:p>8052.9</text:p>
              </table:table-cell>
              <table:table-cell office:value-type="float" office:value="8067.8">
                <text:p>8067.8</text:p>
              </table:table-cell>
              <table:table-cell office:value-type="float" office:value="8027.1">
                <text:p>8027.1</text:p>
              </table:table-cell>
              <table:table-cell office:value-type="float" office:value="8056.4">
                <text:p>8056.4</text:p>
              </table:table-cell>
              <table:table-cell office:value-type="float" office:value="5248">
                <text:p>5248</text:p>
              </table:table-cell>
              <table:table-cell office:value-type="float" office:value="8012.9">
                <text:p>8012.9</text:p>
              </table:table-cell>
              <table:table-cell office:value-type="float" office:value="8068.4">
                <text:p>8068.4</text:p>
              </table:table-cell>
              <table:table-cell office:value-type="float" office:value="7981.5">
                <text:p>7981.5</text:p>
              </table:table-cell>
              <table:table-cell office:value-type="float" office:value="7983.2">
                <text:p>7983.2</text:p>
              </table:table-cell>
              <table:table-cell office:value-type="float" office:value="7986.5">
                <text:p>7986.5</text:p>
              </table:table-cell>
              <table:table-cell office:value-type="float" office:value="7993.2">
                <text:p>7993.2</text:p>
              </table:table-cell>
              <table:table-cell office:value-type="float" office:value="8006.9">
                <text:p>8006.9</text:p>
              </table:table-cell>
              <table:table-cell office:value-type="float" office:value="7938.5">
                <text:p>7938.5</text:p>
              </table:table-cell>
              <table:table-cell office:value-type="float" office:value="7961.8">
                <text:p>7961.8</text:p>
              </table:table-cell>
              <table:table-cell office:value-type="float" office:value="7989.8">
                <text:p>7989.8</text:p>
              </table:table-cell>
              <table:table-cell office:value-type="float" office:value="7944.3">
                <text:p>7944.3</text:p>
              </table:table-cell>
              <table:table-cell office:value-type="float" office:value="7892.4">
                <text:p>7892.4</text:p>
              </table:table-cell>
              <table:table-cell office:value-type="float" office:value="7934.8">
                <text:p>7934.8</text:p>
              </table:table-cell>
              <table:table-cell office:value-type="float" office:value="7901.7">
                <text:p>7901.7</text:p>
              </table:table-cell>
              <table:table-cell office:value-type="float" office:value="7858.3">
                <text:p>7858.3</text:p>
              </table:table-cell>
              <table:table-cell office:value-type="float" office:value="5117.4">
                <text:p>5117.4</text:p>
              </table:table-cell>
            </table:table-row>
            <table:table-row>
              <table:table-cell office:value-type="string">
                <text:p text:id="Sheet1.A13:Sheet1.A13">64k</text:p>
              </table:table-cell>
              <table:table-cell office:value-type="float" office:value="8396.5">
                <text:p text:id="Sheet1.B13:Sheet1.BM13">8396.5</text:p>
              </table:table-cell>
              <table:table-cell office:value-type="float" office:value="8367.3">
                <text:p>8367.3</text:p>
              </table:table-cell>
              <table:table-cell office:value-type="float" office:value="8328.8">
                <text:p>8328.8</text:p>
              </table:table-cell>
              <table:table-cell office:value-type="float" office:value="8303.5">
                <text:p>8303.5</text:p>
              </table:table-cell>
              <table:table-cell office:value-type="float" office:value="7822.6">
                <text:p>7822.6</text:p>
              </table:table-cell>
              <table:table-cell office:value-type="float" office:value="6917.2">
                <text:p>6917.2</text:p>
              </table:table-cell>
              <table:table-cell office:value-type="float" office:value="6008.8">
                <text:p>6008.8</text:p>
              </table:table-cell>
              <table:table-cell office:value-type="float" office:value="5248.2">
                <text:p>5248.2</text:p>
              </table:table-cell>
              <table:table-cell office:value-type="float" office:value="5194.6">
                <text:p>5194.6</text:p>
              </table:table-cell>
              <table:table-cell office:value-type="float" office:value="5212.1">
                <text:p>5212.1</text:p>
              </table:table-cell>
              <table:table-cell office:value-type="float" office:value="5157.5">
                <text:p>5157.5</text:p>
              </table:table-cell>
              <table:table-cell office:value-type="float" office:value="5142.6">
                <text:p>5142.6</text:p>
              </table:table-cell>
              <table:table-cell office:value-type="float" office:value="5141">
                <text:p>5141</text:p>
              </table:table-cell>
              <table:table-cell office:value-type="float" office:value="5205.8">
                <text:p>5205.8</text:p>
              </table:table-cell>
              <table:table-cell office:value-type="float" office:value="7487.3">
                <text:p>7487.3</text:p>
              </table:table-cell>
              <table:table-cell office:value-type="float" office:value="5581.1">
                <text:p>5581.1</text:p>
              </table:table-cell>
              <table:table-cell office:value-type="float" office:value="8166.1">
                <text:p>8166.1</text:p>
              </table:table-cell>
              <table:table-cell office:value-type="float" office:value="8124.8">
                <text:p>8124.8</text:p>
              </table:table-cell>
              <table:table-cell office:value-type="float" office:value="8021.6">
                <text:p>8021.6</text:p>
              </table:table-cell>
              <table:table-cell office:value-type="float" office:value="8128">
                <text:p>8128</text:p>
              </table:table-cell>
              <table:table-cell office:value-type="float" office:value="8044.3">
                <text:p>8044.3</text:p>
              </table:table-cell>
              <table:table-cell office:value-type="float" office:value="8052.9">
                <text:p>8052.9</text:p>
              </table:table-cell>
              <table:table-cell office:value-type="float" office:value="8027.1">
                <text:p>8027.1</text:p>
              </table:table-cell>
              <table:table-cell office:value-type="float" office:value="8035.9">
                <text:p>8035.9</text:p>
              </table:table-cell>
              <table:table-cell office:value-type="float" office:value="7998.3">
                <text:p>7998.3</text:p>
              </table:table-cell>
              <table:table-cell office:value-type="float" office:value="7983.2">
                <text:p>7983.2</text:p>
              </table:table-cell>
              <table:table-cell office:value-type="float" office:value="7993.2">
                <text:p>7993.2</text:p>
              </table:table-cell>
              <table:table-cell office:value-type="float" office:value="7938.5">
                <text:p>7938.5</text:p>
              </table:table-cell>
              <table:table-cell office:value-type="float" office:value="7989.8">
                <text:p>7989.8</text:p>
              </table:table-cell>
              <table:table-cell office:value-type="float" office:value="7892.4">
                <text:p>7892.4</text:p>
              </table:table-cell>
              <table:table-cell office:value-type="float" office:value="7901.7">
                <text:p>7901.7</text:p>
              </table:table-cell>
              <table:table-cell office:value-type="float" office:value="5363.6">
                <text:p>5363.6</text:p>
              </table:table-cell>
              <table:table-cell office:value-type="float" office:value="7856.5">
                <text:p>7856.5</text:p>
              </table:table-cell>
              <table:table-cell office:value-type="float" office:value="7914.5">
                <text:p>7914.5</text:p>
              </table:table-cell>
              <table:table-cell office:value-type="float" office:value="7883.4">
                <text:p>7883.4</text:p>
              </table:table-cell>
              <table:table-cell office:value-type="float" office:value="7863.6">
                <text:p>7863.6</text:p>
              </table:table-cell>
              <table:table-cell office:value-type="float" office:value="7856.1">
                <text:p>7856.1</text:p>
              </table:table-cell>
              <table:table-cell office:value-type="float" office:value="7857.3">
                <text:p>7857.3</text:p>
              </table:table-cell>
              <table:table-cell office:value-type="float" office:value="7757.5">
                <text:p>7757.5</text:p>
              </table:table-cell>
              <table:table-cell office:value-type="float" office:value="7779.7">
                <text:p>7779.7</text:p>
              </table:table-cell>
              <table:table-cell office:value-type="float" office:value="7705.6">
                <text:p>7705.6</text:p>
              </table:table-cell>
              <table:table-cell office:value-type="float" office:value="7747.1">
                <text:p>7747.1</text:p>
              </table:table-cell>
              <table:table-cell office:value-type="float" office:value="7801.3">
                <text:p>7801.3</text:p>
              </table:table-cell>
              <table:table-cell office:value-type="float" office:value="7622.2">
                <text:p>7622.2</text:p>
              </table:table-cell>
              <table:table-cell office:value-type="float" office:value="7690.1">
                <text:p>7690.1</text:p>
              </table:table-cell>
              <table:table-cell office:value-type="float" office:value="7767.9">
                <text:p>7767.9</text:p>
              </table:table-cell>
              <table:table-cell office:value-type="float" office:value="7724.3">
                <text:p>7724.3</text:p>
              </table:table-cell>
              <table:table-cell office:value-type="float" office:value="7698.6">
                <text:p>7698.6</text:p>
              </table:table-cell>
              <table:table-cell office:value-type="float" office:value="7663.9">
                <text:p>7663.9</text:p>
              </table:table-cell>
              <table:table-cell office:value-type="float" office:value="7647.9">
                <text:p>7647.9</text:p>
              </table:table-cell>
              <table:table-cell office:value-type="float" office:value="7628.9">
                <text:p>7628.9</text:p>
              </table:table-cell>
              <table:table-cell office:value-type="float" office:value="7623.8">
                <text:p>7623.8</text:p>
              </table:table-cell>
              <table:table-cell office:value-type="float" office:value="7609.8">
                <text:p>7609.8</text:p>
              </table:table-cell>
              <table:table-cell office:value-type="float" office:value="7616.6">
                <text:p>7616.6</text:p>
              </table:table-cell>
              <table:table-cell office:value-type="float" office:value="7614.7">
                <text:p>7614.7</text:p>
              </table:table-cell>
              <table:table-cell office:value-type="float" office:value="7635">
                <text:p>7635</text:p>
              </table:table-cell>
              <table:table-cell office:value-type="float" office:value="7498">
                <text:p>7498</text:p>
              </table:table-cell>
              <table:table-cell office:value-type="float" office:value="7507.1">
                <text:p>7507.1</text:p>
              </table:table-cell>
              <table:table-cell office:value-type="float" office:value="7539.5">
                <text:p>7539.5</text:p>
              </table:table-cell>
              <table:table-cell office:value-type="float" office:value="7417.2">
                <text:p>7417.2</text:p>
              </table:table-cell>
              <table:table-cell office:value-type="float" office:value="7438.9">
                <text:p>7438.9</text:p>
              </table:table-cell>
              <table:table-cell office:value-type="float" office:value="7485.3">
                <text:p>7485.3</text:p>
              </table:table-cell>
              <table:table-cell office:value-type="float" office:value="7516.6">
                <text:p>7516.6</text:p>
              </table:table-cell>
              <table:table-cell office:value-type="float" office:value="4728.4">
                <text:p>4728.4</text:p>
              </table:table-cell>
            </table:table-row>
            <table:table-row>
              <table:table-cell office:value-type="string">
                <text:p text:id="Sheet1.A14:Sheet1.A14">32k</text:p>
              </table:table-cell>
              <table:table-cell office:value-type="float" office:value="8374.1">
                <text:p text:id="Sheet1.B14:Sheet1.BM14">8374.1</text:p>
              </table:table-cell>
              <table:table-cell office:value-type="float" office:value="8328.9">
                <text:p>8328.9</text:p>
              </table:table-cell>
              <table:table-cell office:value-type="float" office:value="8290.4">
                <text:p>8290.4</text:p>
              </table:table-cell>
              <table:table-cell office:value-type="float" office:value="8229.6">
                <text:p>8229.6</text:p>
              </table:table-cell>
              <table:table-cell office:value-type="float" office:value="8161.3">
                <text:p>8161.3</text:p>
              </table:table-cell>
              <table:table-cell office:value-type="float" office:value="8143.6">
                <text:p>8143.6</text:p>
              </table:table-cell>
              <table:table-cell office:value-type="float" office:value="8105.6">
                <text:p>8105.6</text:p>
              </table:table-cell>
              <table:table-cell office:value-type="float" office:value="8055.3">
                <text:p>8055.3</text:p>
              </table:table-cell>
              <table:table-cell office:value-type="float" office:value="8176.8">
                <text:p>8176.8</text:p>
              </table:table-cell>
              <table:table-cell office:value-type="float" office:value="8128">
                <text:p>8128</text:p>
              </table:table-cell>
              <table:table-cell office:value-type="float" office:value="8052.9">
                <text:p>8052.9</text:p>
              </table:table-cell>
              <table:table-cell office:value-type="float" office:value="8035.9">
                <text:p>8035.9</text:p>
              </table:table-cell>
              <table:table-cell office:value-type="float" office:value="8055.9">
                <text:p>8055.9</text:p>
              </table:table-cell>
              <table:table-cell office:value-type="float" office:value="8015.9">
                <text:p>8015.9</text:p>
              </table:table-cell>
              <table:table-cell office:value-type="float" office:value="7983.8">
                <text:p>7983.8</text:p>
              </table:table-cell>
              <table:table-cell office:value-type="float" office:value="7917.3">
                <text:p>7917.3</text:p>
              </table:table-cell>
              <table:table-cell office:value-type="float" office:value="7904.3">
                <text:p>7904.3</text:p>
              </table:table-cell>
              <table:table-cell office:value-type="float" office:value="7863.6">
                <text:p>7863.6</text:p>
              </table:table-cell>
              <table:table-cell office:value-type="float" office:value="7745.5">
                <text:p>7745.5</text:p>
              </table:table-cell>
              <table:table-cell office:value-type="float" office:value="7779.7">
                <text:p>7779.7</text:p>
              </table:table-cell>
              <table:table-cell office:value-type="float" office:value="7747.1">
                <text:p>7747.1</text:p>
              </table:table-cell>
              <table:table-cell office:value-type="float" office:value="7864.4">
                <text:p>7864.4</text:p>
              </table:table-cell>
              <table:table-cell office:value-type="float" office:value="7767.9">
                <text:p>7767.9</text:p>
              </table:table-cell>
              <table:table-cell office:value-type="float" office:value="7698.6">
                <text:p>7698.6</text:p>
              </table:table-cell>
              <table:table-cell office:value-type="float" office:value="7777.3">
                <text:p>7777.3</text:p>
              </table:table-cell>
              <table:table-cell office:value-type="float" office:value="7757.5">
                <text:p>7757.5</text:p>
              </table:table-cell>
              <table:table-cell office:value-type="float" office:value="7616.6">
                <text:p>7616.6</text:p>
              </table:table-cell>
              <table:table-cell office:value-type="float" office:value="7635">
                <text:p>7635</text:p>
              </table:table-cell>
              <table:table-cell office:value-type="float" office:value="7668.5">
                <text:p>7668.5</text:p>
              </table:table-cell>
              <table:table-cell office:value-type="float" office:value="7563.6">
                <text:p>7563.6</text:p>
              </table:table-cell>
              <table:table-cell office:value-type="float" office:value="7485.3">
                <text:p>7485.3</text:p>
              </table:table-cell>
              <table:table-cell office:value-type="float" office:value="7251.6">
                <text:p>7251.6</text:p>
              </table:table-cell>
              <table:table-cell office:value-type="float" office:value="7495.6">
                <text:p>7495.6</text:p>
              </table:table-cell>
              <table:table-cell office:value-type="float" office:value="7454.8">
                <text:p>7454.8</text:p>
              </table:table-cell>
              <table:table-cell office:value-type="float" office:value="7409.2">
                <text:p>7409.2</text:p>
              </table:table-cell>
              <table:table-cell office:value-type="float" office:value="7388.6">
                <text:p>7388.6</text:p>
              </table:table-cell>
              <table:table-cell office:value-type="float" office:value="7355.8">
                <text:p>7355.8</text:p>
              </table:table-cell>
              <table:table-cell office:value-type="float" office:value="7541.7">
                <text:p>7541.7</text:p>
              </table:table-cell>
              <table:table-cell office:value-type="float" office:value="7349.2">
                <text:p>7349.2</text:p>
              </table:table-cell>
              <table:table-cell office:value-type="float" office:value="7369.6">
                <text:p>7369.6</text:p>
              </table:table-cell>
              <table:table-cell office:value-type="float" office:value="7378.9">
                <text:p>7378.9</text:p>
              </table:table-cell>
              <table:table-cell office:value-type="float" office:value="7203.4">
                <text:p>7203.4</text:p>
              </table:table-cell>
              <table:table-cell office:value-type="float" office:value="7249.1">
                <text:p>7249.1</text:p>
              </table:table-cell>
              <table:table-cell office:value-type="float" office:value="7275.1">
                <text:p>7275.1</text:p>
              </table:table-cell>
              <table:table-cell office:value-type="float" office:value="7322.7">
                <text:p>7322.7</text:p>
              </table:table-cell>
              <table:table-cell office:value-type="float" office:value="7184.6">
                <text:p>7184.6</text:p>
              </table:table-cell>
              <table:table-cell office:value-type="float" office:value="7241.5">
                <text:p>7241.5</text:p>
              </table:table-cell>
              <table:table-cell office:value-type="float" office:value="7085.7">
                <text:p>7085.7</text:p>
              </table:table-cell>
              <table:table-cell office:value-type="float" office:value="7176.3">
                <text:p>7176.3</text:p>
              </table:table-cell>
              <table:table-cell office:value-type="float" office:value="7258.8">
                <text:p>7258.8</text:p>
              </table:table-cell>
              <table:table-cell office:value-type="float" office:value="7114.8">
                <text:p>7114.8</text:p>
              </table:table-cell>
              <table:table-cell office:value-type="float" office:value="6981.8">
                <text:p>6981.8</text:p>
              </table:table-cell>
              <table:table-cell office:value-type="float" office:value="7097.8">
                <text:p>7097.8</text:p>
              </table:table-cell>
              <table:table-cell office:value-type="float" office:value="7195.5">
                <text:p>7195.5</text:p>
              </table:table-cell>
              <table:table-cell office:value-type="float" office:value="7064.9">
                <text:p>7064.9</text:p>
              </table:table-cell>
              <table:table-cell office:value-type="float" office:value="6946.1">
                <text:p>6946.1</text:p>
              </table:table-cell>
              <table:table-cell office:value-type="float" office:value="7081.8">
                <text:p>7081.8</text:p>
              </table:table-cell>
              <table:table-cell office:value-type="float" office:value="6958.4">
                <text:p>6958.4</text:p>
              </table:table-cell>
              <table:table-cell office:value-type="float" office:value="6847.4">
                <text:p>6847.4</text:p>
              </table:table-cell>
              <table:table-cell office:value-type="float" office:value="6736.3">
                <text:p>6736.3</text:p>
              </table:table-cell>
              <table:table-cell office:value-type="float" office:value="6866.7">
                <text:p>6866.7</text:p>
              </table:table-cell>
              <table:table-cell office:value-type="float" office:value="6751.6">
                <text:p>6751.6</text:p>
              </table:table-cell>
              <table:table-cell office:value-type="float" office:value="6929.9">
                <text:p>6929.9</text:p>
              </table:table-cell>
              <table:table-cell office:value-type="float" office:value="7417.9">
                <text:p>7417.9</text:p>
              </table:table-cell>
            </table:table-row>
            <table:table-row>
              <table:table-cell office:value-type="string">
                <text:p text:id="Sheet1.A15:Sheet1.A15">16k</text:p>
              </table:table-cell>
              <table:table-cell office:value-type="float" office:value="8354.5">
                <text:p text:id="Sheet1.B15:Sheet1.BM15">8354.5</text:p>
              </table:table-cell>
              <table:table-cell office:value-type="float" office:value="8303.5">
                <text:p>8303.5</text:p>
              </table:table-cell>
              <table:table-cell office:value-type="float" office:value="8252.7">
                <text:p>8252.7</text:p>
              </table:table-cell>
              <table:table-cell office:value-type="float" office:value="8203.5">
                <text:p>8203.5</text:p>
              </table:table-cell>
              <table:table-cell office:value-type="float" office:value="8128">
                <text:p>8128</text:p>
              </table:table-cell>
              <table:table-cell office:value-type="float" office:value="8035.9">
                <text:p>8035.9</text:p>
              </table:table-cell>
              <table:table-cell office:value-type="float" office:value="8015.9">
                <text:p>8015.9</text:p>
              </table:table-cell>
              <table:table-cell office:value-type="float" office:value="8015.4">
                <text:p>8015.4</text:p>
              </table:table-cell>
              <table:table-cell office:value-type="float" office:value="7852.9">
                <text:p>7852.9</text:p>
              </table:table-cell>
              <table:table-cell office:value-type="float" office:value="7898.5">
                <text:p>7898.5</text:p>
              </table:table-cell>
              <table:table-cell office:value-type="float" office:value="7735">
                <text:p>7735</text:p>
              </table:table-cell>
              <table:table-cell office:value-type="float" office:value="7824.4">
                <text:p>7824.4</text:p>
              </table:table-cell>
              <table:table-cell office:value-type="float" office:value="7623.8">
                <text:p>7623.8</text:p>
              </table:table-cell>
              <table:table-cell office:value-type="float" office:value="7635">
                <text:p>7635</text:p>
              </table:table-cell>
              <table:table-cell office:value-type="float" office:value="7563.6">
                <text:p>7563.6</text:p>
              </table:table-cell>
              <table:table-cell office:value-type="float" office:value="7574.3">
                <text:p>7574.3</text:p>
              </table:table-cell>
              <table:table-cell office:value-type="float" office:value="7436.6">
                <text:p>7436.6</text:p>
              </table:table-cell>
              <table:table-cell office:value-type="float" office:value="7563.6">
                <text:p>7563.6</text:p>
              </table:table-cell>
              <table:table-cell office:value-type="float" office:value="7358.3">
                <text:p>7358.3</text:p>
              </table:table-cell>
              <table:table-cell office:value-type="float" office:value="7369.6">
                <text:p>7369.6</text:p>
              </table:table-cell>
              <table:table-cell office:value-type="float" office:value="7203.4">
                <text:p>7203.4</text:p>
              </table:table-cell>
              <table:table-cell office:value-type="float" office:value="7275.1">
                <text:p>7275.1</text:p>
              </table:table-cell>
              <table:table-cell office:value-type="float" office:value="7184.6">
                <text:p>7184.6</text:p>
              </table:table-cell>
              <table:table-cell office:value-type="float" office:value="7085.7">
                <text:p>7085.7</text:p>
              </table:table-cell>
              <table:table-cell office:value-type="float" office:value="7036.6">
                <text:p>7036.6</text:p>
              </table:table-cell>
              <table:table-cell office:value-type="float" office:value="7235.7">
                <text:p>7235.7</text:p>
              </table:table-cell>
              <table:table-cell office:value-type="float" office:value="6934.8">
                <text:p>6934.8</text:p>
              </table:table-cell>
              <table:table-cell office:value-type="float" office:value="6946.1">
                <text:p>6946.1</text:p>
              </table:table-cell>
              <table:table-cell office:value-type="float" office:value="6958.4">
                <text:p>6958.4</text:p>
              </table:table-cell>
              <table:table-cell office:value-type="float" office:value="6981.8">
                <text:p>6981.8</text:p>
              </table:table-cell>
              <table:table-cell office:value-type="float" office:value="6751.6">
                <text:p>6751.6</text:p>
              </table:table-cell>
              <table:table-cell office:value-type="float" office:value="7092.6">
                <text:p>7092.6</text:p>
              </table:table-cell>
              <table:table-cell office:value-type="float" office:value="7186.1">
                <text:p>7186.1</text:p>
              </table:table-cell>
              <table:table-cell office:value-type="float" office:value="6968.8">
                <text:p>6968.8</text:p>
              </table:table-cell>
              <table:table-cell office:value-type="float" office:value="7427.8">
                <text:p>7427.8</text:p>
              </table:table-cell>
              <table:table-cell office:value-type="float" office:value="7221.5">
                <text:p>7221.5</text:p>
              </table:table-cell>
              <table:table-cell office:value-type="float" office:value="7015.2">
                <text:p>7015.2</text:p>
              </table:table-cell>
              <table:table-cell office:value-type="float" office:value="7164.6">
                <text:p>7164.6</text:p>
              </table:table-cell>
              <table:table-cell office:value-type="float" office:value="6981.8">
                <text:p>6981.8</text:p>
              </table:table-cell>
              <table:table-cell office:value-type="float" office:value="6798.9">
                <text:p>6798.9</text:p>
              </table:table-cell>
              <table:table-cell office:value-type="float" office:value="6962.5">
                <text:p>6962.5</text:p>
              </table:table-cell>
              <table:table-cell office:value-type="float" office:value="7203.4">
                <text:p>7203.4</text:p>
              </table:table-cell>
              <table:table-cell office:value-type="float" office:value="7037.2">
                <text:p>7037.2</text:p>
              </table:table-cell>
              <table:table-cell office:value-type="float" office:value="6870.9">
                <text:p>6870.9</text:p>
              </table:table-cell>
              <table:table-cell office:value-type="float" office:value="6723.2">
                <text:p>6723.2</text:p>
              </table:table-cell>
              <table:table-cell office:value-type="float" office:value="6983.8">
                <text:p>6983.8</text:p>
              </table:table-cell>
              <table:table-cell office:value-type="float" office:value="6826.9">
                <text:p>6826.9</text:p>
              </table:table-cell>
              <table:table-cell office:value-type="float" office:value="6689.6">
                <text:p>6689.6</text:p>
              </table:table-cell>
              <table:table-cell office:value-type="float" office:value="6940.2">
                <text:p>6940.2</text:p>
              </table:table-cell>
              <table:table-cell office:value-type="float" office:value="6794.8">
                <text:p>6794.8</text:p>
              </table:table-cell>
              <table:table-cell office:value-type="float" office:value="6670.1">
                <text:p>6670.1</text:p>
              </table:table-cell>
              <table:table-cell office:value-type="float" office:value="6545.4">
                <text:p>6545.4</text:p>
              </table:table-cell>
              <table:table-cell office:value-type="float" office:value="6872.9">
                <text:p>6872.9</text:p>
              </table:table-cell>
              <table:table-cell office:value-type="float" office:value="6739.4">
                <text:p>6739.4</text:p>
              </table:table-cell>
              <table:table-cell office:value-type="float" office:value="6606">
                <text:p>6606</text:p>
              </table:table-cell>
              <table:table-cell office:value-type="float" office:value="6494.8">
                <text:p>6494.8</text:p>
              </table:table-cell>
              <table:table-cell office:value-type="float" office:value="6815.5">
                <text:p>6815.5</text:p>
              </table:table-cell>
              <table:table-cell office:value-type="float" office:value="6696.8">
                <text:p>6696.8</text:p>
              </table:table-cell>
              <table:table-cell office:value-type="float" office:value="6578.1">
                <text:p>6578.1</text:p>
              </table:table-cell>
              <table:table-cell office:value-type="float" office:value="6483.1">
                <text:p>6483.1</text:p>
              </table:table-cell>
              <table:table-cell office:value-type="float" office:value="6364.3">
                <text:p>6364.3</text:p>
              </table:table-cell>
              <table:table-cell office:value-type="float" office:value="6269.3">
                <text:p>6269.3</text:p>
              </table:table-cell>
              <table:table-cell office:value-type="float" office:value="6174.4">
                <text:p>6174.4</text:p>
              </table:table-cell>
              <table:table-cell office:value-type="float" office:value="6573.6">
                <text:p>6573.6</text:p>
              </table:table-cell>
            </table:table-row>
            <table:table-row>
              <table:table-cell office:value-type="string">
                <text:p text:id="Sheet1.A16:Sheet1.A16">8k</text:p>
              </table:table-cell>
              <table:table-cell office:value-type="float" office:value="8303.5">
                <text:p text:id="Sheet1.B16:Sheet1.BM16">8303.5</text:p>
              </table:table-cell>
              <table:table-cell office:value-type="float" office:value="8203.5">
                <text:p>8203.5</text:p>
              </table:table-cell>
              <table:table-cell office:value-type="float" office:value="8103.8">
                <text:p>8103.8</text:p>
              </table:table-cell>
              <table:table-cell office:value-type="float" office:value="8005.5">
                <text:p>8005.5</text:p>
              </table:table-cell>
              <table:table-cell office:value-type="float" office:value="7886.4">
                <text:p>7886.4</text:p>
              </table:table-cell>
              <table:table-cell office:value-type="float" office:value="7698.6">
                <text:p>7698.6</text:p>
              </table:table-cell>
              <table:table-cell office:value-type="float" office:value="7635">
                <text:p>7635</text:p>
              </table:table-cell>
              <table:table-cell office:value-type="float" office:value="7574.3">
                <text:p>7574.3</text:p>
              </table:table-cell>
              <table:table-cell office:value-type="float" office:value="7388.6">
                <text:p>7388.6</text:p>
              </table:table-cell>
              <table:table-cell office:value-type="float" office:value="7348.7">
                <text:p>7348.7</text:p>
              </table:table-cell>
              <table:table-cell office:value-type="float" office:value="7275.1">
                <text:p>7275.1</text:p>
              </table:table-cell>
              <table:table-cell office:value-type="float" office:value="7326.7">
                <text:p>7326.7</text:p>
              </table:table-cell>
              <table:table-cell office:value-type="float" office:value="6981.8">
                <text:p>6981.8</text:p>
              </table:table-cell>
              <table:table-cell office:value-type="float" office:value="6946.1">
                <text:p>6946.1</text:p>
              </table:table-cell>
              <table:table-cell office:value-type="float" office:value="6981.8">
                <text:p>6981.8</text:p>
              </table:table-cell>
              <table:table-cell office:value-type="float" office:value="7417.9">
                <text:p>7417.9</text:p>
              </table:table-cell>
              <table:table-cell office:value-type="float" office:value="7268.9">
                <text:p>7268.9</text:p>
              </table:table-cell>
              <table:table-cell office:value-type="float" office:value="7221.5">
                <text:p>7221.5</text:p>
              </table:table-cell>
              <table:table-cell office:value-type="float" office:value="7164.6">
                <text:p>7164.6</text:p>
              </table:table-cell>
              <table:table-cell office:value-type="float" office:value="6798.9">
                <text:p>6798.9</text:p>
              </table:table-cell>
              <table:table-cell office:value-type="float" office:value="7203.4">
                <text:p>7203.4</text:p>
              </table:table-cell>
              <table:table-cell office:value-type="float" office:value="6870.9">
                <text:p>6870.9</text:p>
              </table:table-cell>
              <table:table-cell office:value-type="float" office:value="6983.8">
                <text:p>6983.8</text:p>
              </table:table-cell>
              <table:table-cell office:value-type="float" office:value="6648.3">
                <text:p>6648.3</text:p>
              </table:table-cell>
              <table:table-cell office:value-type="float" office:value="6414.9">
                <text:p>6414.9</text:p>
              </table:table-cell>
              <table:table-cell office:value-type="float" office:value="6545.4">
                <text:p>6545.4</text:p>
              </table:table-cell>
              <table:table-cell office:value-type="float" office:value="6739.4">
                <text:p>6739.4</text:p>
              </table:table-cell>
              <table:table-cell office:value-type="float" office:value="6494.8">
                <text:p>6494.8</text:p>
              </table:table-cell>
              <table:table-cell office:value-type="float" office:value="6696.8">
                <text:p>6696.8</text:p>
              </table:table-cell>
              <table:table-cell office:value-type="float" office:value="6483.1">
                <text:p>6483.1</text:p>
              </table:table-cell>
              <table:table-cell office:value-type="float" office:value="6269.3">
                <text:p>6269.3</text:p>
              </table:table-cell>
              <table:table-cell office:value-type="float" office:value="6573.6">
                <text:p>6573.6</text:p>
              </table:table-cell>
              <table:table-cell office:value-type="float" office:value="6368.2">
                <text:p>6368.2</text:p>
              </table:table-cell>
              <table:table-cell office:value-type="float" office:value="6162.8">
                <text:p>6162.8</text:p>
              </table:table-cell>
              <table:table-cell office:value-type="float" office:value="5960.2">
                <text:p>5960.2</text:p>
              </table:table-cell>
              <table:table-cell office:value-type="float" office:value="5829">
                <text:p>5829</text:p>
              </table:table-cell>
              <table:table-cell office:value-type="float" office:value="6122.9">
                <text:p>6122.9</text:p>
              </table:table-cell>
              <table:table-cell office:value-type="float" office:value="6529.4">
                <text:p>6529.4</text:p>
              </table:table-cell>
              <table:table-cell office:value-type="float" office:value="6377.6">
                <text:p>6377.6</text:p>
              </table:table-cell>
              <table:table-cell office:value-type="float" office:value="5238.4">
                <text:p>5238.4</text:p>
              </table:table-cell>
              <table:table-cell office:value-type="float" office:value="5986">
                <text:p>5986</text:p>
              </table:table-cell>
              <table:table-cell office:value-type="float" office:value="5922">
                <text:p>5922</text:p>
              </table:table-cell>
              <table:table-cell office:value-type="float" office:value="5715.2">
                <text:p>5715.2</text:p>
              </table:table-cell>
              <table:table-cell office:value-type="float" office:value="5648.7">
                <text:p>5648.7</text:p>
              </table:table-cell>
              <table:table-cell office:value-type="float" office:value="6050.9">
                <text:p>6050.9</text:p>
              </table:table-cell>
              <table:table-cell office:value-type="float" office:value="5917.9">
                <text:p>5917.9</text:p>
              </table:table-cell>
              <table:table-cell office:value-type="float" office:value="5784.9">
                <text:p>5784.9</text:p>
              </table:table-cell>
              <table:table-cell office:value-type="float" office:value="5651.9">
                <text:p>5651.9</text:p>
              </table:table-cell>
              <table:table-cell office:value-type="float" office:value="5552.2">
                <text:p>5552.2</text:p>
              </table:table-cell>
              <table:table-cell office:value-type="float" office:value="6056.7">
                <text:p>6056.7</text:p>
              </table:table-cell>
              <table:table-cell office:value-type="float" office:value="5319.4">
                <text:p>5319.4</text:p>
              </table:table-cell>
              <table:table-cell office:value-type="float" office:value="5833.8">
                <text:p>5833.8</text:p>
              </table:table-cell>
              <table:table-cell office:value-type="float" office:value="5722.3">
                <text:p>5722.3</text:p>
              </table:table-cell>
              <table:table-cell office:value-type="float" office:value="5545.6">
                <text:p>5545.6</text:p>
              </table:table-cell>
              <table:table-cell office:value-type="float" office:value="5499.4">
                <text:p>5499.4</text:p>
              </table:table-cell>
              <table:table-cell office:value-type="float" office:value="5425.1">
                <text:p>5425.1</text:p>
              </table:table-cell>
              <table:table-cell office:value-type="float" office:value="5313.6">
                <text:p>5313.6</text:p>
              </table:table-cell>
              <table:table-cell office:value-type="float" office:value="5239.3">
                <text:p>5239.3</text:p>
              </table:table-cell>
              <table:table-cell office:value-type="float" office:value="5127.8">
                <text:p>5127.8</text:p>
              </table:table-cell>
              <table:table-cell office:value-type="float" office:value="5053.5">
                <text:p>5053.5</text:p>
              </table:table-cell>
              <table:table-cell office:value-type="float" office:value="5568.8">
                <text:p>5568.8</text:p>
              </table:table-cell>
              <table:table-cell office:value-type="float" office:value="5485.7">
                <text:p>5485.7</text:p>
              </table:table-cell>
              <table:table-cell office:value-type="float" office:value="5402.6">
                <text:p>5402.6</text:p>
              </table:table-cell>
              <table:table-cell office:value-type="float" office:value="5319.4">
                <text:p>5319.4</text:p>
              </table:table-cell>
            </table:table-row>
            <table:table-row>
              <table:table-cell office:value-type="string">
                <text:p text:id="Sheet1.A17:Sheet1.A17">4k</text:p>
              </table:table-cell>
              <table:table-cell office:value-type="float" office:value="8203.5">
                <text:p text:id="Sheet1.B17:Sheet1.BM17">8203.5</text:p>
              </table:table-cell>
              <table:table-cell office:value-type="float" office:value="8015.4">
                <text:p>8015.4</text:p>
              </table:table-cell>
              <table:table-cell office:value-type="float" office:value="7824.4">
                <text:p>7824.4</text:p>
              </table:table-cell>
              <table:table-cell office:value-type="float" office:value="7556.6">
                <text:p>7556.6</text:p>
              </table:table-cell>
              <table:table-cell office:value-type="float" office:value="7369.6">
                <text:p>7369.6</text:p>
              </table:table-cell>
              <table:table-cell office:value-type="float" office:value="7085.7">
                <text:p>7085.7</text:p>
              </table:table-cell>
              <table:table-cell office:value-type="float" office:value="6946.1">
                <text:p>6946.1</text:p>
              </table:table-cell>
              <table:table-cell office:value-type="float" office:value="7417.9">
                <text:p>7417.9</text:p>
              </table:table-cell>
              <table:table-cell office:value-type="float" office:value="7221.5">
                <text:p>7221.5</text:p>
              </table:table-cell>
              <table:table-cell office:value-type="float" office:value="7176.6">
                <text:p>7176.6</text:p>
              </table:table-cell>
              <table:table-cell office:value-type="float" office:value="6870.9">
                <text:p>6870.9</text:p>
              </table:table-cell>
              <table:table-cell office:value-type="float" office:value="6648.3">
                <text:p>6648.3</text:p>
              </table:table-cell>
              <table:table-cell office:value-type="float" office:value="6545.4">
                <text:p>6545.4</text:p>
              </table:table-cell>
              <table:table-cell office:value-type="float" office:value="6494.8">
                <text:p>6494.8</text:p>
              </table:table-cell>
              <table:table-cell office:value-type="float" office:value="6483.1">
                <text:p>6483.1</text:p>
              </table:table-cell>
              <table:table-cell office:value-type="float" office:value="6573.6">
                <text:p>6573.6</text:p>
              </table:table-cell>
              <table:table-cell office:value-type="float" office:value="6649.3">
                <text:p>6649.3</text:p>
              </table:table-cell>
              <table:table-cell office:value-type="float" office:value="6289.1">
                <text:p>6289.1</text:p>
              </table:table-cell>
              <table:table-cell office:value-type="float" office:value="6529.4">
                <text:p>6529.4</text:p>
              </table:table-cell>
              <table:table-cell office:value-type="float" office:value="6195.4">
                <text:p>6195.4</text:p>
              </table:table-cell>
              <table:table-cell office:value-type="float" office:value="5922">
                <text:p>5922</text:p>
              </table:table-cell>
              <table:table-cell office:value-type="float" office:value="5648.7">
                <text:p>5648.7</text:p>
              </table:table-cell>
              <table:table-cell office:value-type="float" office:value="5917.9">
                <text:p>5917.9</text:p>
              </table:table-cell>
              <table:table-cell office:value-type="float" office:value="5651.9">
                <text:p>5651.9</text:p>
              </table:table-cell>
              <table:table-cell office:value-type="float" office:value="5419.2">
                <text:p>5419.2</text:p>
              </table:table-cell>
              <table:table-cell office:value-type="float" office:value="5833.8">
                <text:p>5833.8</text:p>
              </table:table-cell>
              <table:table-cell office:value-type="float" office:value="5610.8">
                <text:p>5610.8</text:p>
              </table:table-cell>
              <table:table-cell office:value-type="float" office:value="5425.1">
                <text:p>5425.1</text:p>
              </table:table-cell>
              <table:table-cell office:value-type="float" office:value="5239.3">
                <text:p>5239.3</text:p>
              </table:table-cell>
              <table:table-cell office:value-type="float" office:value="5651.9">
                <text:p>5651.9</text:p>
              </table:table-cell>
              <table:table-cell office:value-type="float" office:value="5485.7">
                <text:p>5485.7</text:p>
              </table:table-cell>
              <table:table-cell office:value-type="float" office:value="5319.4">
                <text:p>5319.4</text:p>
              </table:table-cell>
              <table:table-cell office:value-type="float" office:value="5153.2">
                <text:p>5153.2</text:p>
              </table:table-cell>
              <table:table-cell office:value-type="float" office:value="4987">
                <text:p>4987</text:p>
              </table:table-cell>
              <table:table-cell office:value-type="float" office:value="4862.3">
                <text:p>4862.3</text:p>
              </table:table-cell>
              <table:table-cell office:value-type="float" office:value="4696.1">
                <text:p>4696.1</text:p>
              </table:table-cell>
              <table:table-cell office:value-type="float" office:value="4087.4">
                <text:p>4087.4</text:p>
              </table:table-cell>
              <table:table-cell office:value-type="float" office:value="3975.9">
                <text:p>3975.9</text:p>
              </table:table-cell>
              <table:table-cell office:value-type="float" office:value="3901.6">
                <text:p>3901.6</text:p>
              </table:table-cell>
              <table:table-cell office:value-type="float" office:value="4881.2">
                <text:p>4881.2</text:p>
              </table:table-cell>
              <table:table-cell office:value-type="float" office:value="4737.6">
                <text:p>4737.6</text:p>
              </table:table-cell>
              <table:table-cell office:value-type="float" office:value="4641.9">
                <text:p>4641.9</text:p>
              </table:table-cell>
              <table:table-cell office:value-type="float" office:value="4546.2">
                <text:p>4546.2</text:p>
              </table:table-cell>
              <table:table-cell office:value-type="float" office:value="4450.5">
                <text:p>4450.5</text:p>
              </table:table-cell>
              <table:table-cell office:value-type="float" office:value="4354.8">
                <text:p>4354.8</text:p>
              </table:table-cell>
              <table:table-cell office:value-type="float" office:value="4259.1">
                <text:p>4259.1</text:p>
              </table:table-cell>
              <table:table-cell office:value-type="float" office:value="4820.7">
                <text:p>4820.7</text:p>
              </table:table-cell>
              <table:table-cell office:value-type="float" office:value="4709.9">
                <text:p>4709.9</text:p>
              </table:table-cell>
              <table:table-cell office:value-type="float" office:value="3972">
                <text:p>3972</text:p>
              </table:table-cell>
              <table:table-cell office:value-type="float" office:value="4488.3">
                <text:p>4488.3</text:p>
              </table:table-cell>
              <table:table-cell office:value-type="float" office:value="4432.9">
                <text:p>4432.9</text:p>
              </table:table-cell>
              <table:table-cell office:value-type="float" office:value="4322">
                <text:p>4322</text:p>
              </table:table-cell>
              <table:table-cell office:value-type="float" office:value="4266.6">
                <text:p>4266.6</text:p>
              </table:table-cell>
              <table:table-cell office:value-type="float" office:value="4155.8">
                <text:p>4155.8</text:p>
              </table:table-cell>
              <table:table-cell office:value-type="float" office:value="4100.4">
                <text:p>4100.4</text:p>
              </table:table-cell>
              <table:table-cell office:value-type="float" office:value="4045">
                <text:p>4045</text:p>
              </table:table-cell>
              <table:table-cell office:value-type="float" office:value="3934.2">
                <text:p>3934.2</text:p>
              </table:table-cell>
              <table:table-cell office:value-type="float" office:value="3878.8">
                <text:p>3878.8</text:p>
              </table:table-cell>
              <table:table-cell office:value-type="float" office:value="3823.4">
                <text:p>3823.4</text:p>
              </table:table-cell>
              <table:table-cell office:value-type="float" office:value="3767.9">
                <text:p>3767.9</text:p>
              </table:table-cell>
              <table:table-cell office:value-type="float" office:value="3712.5">
                <text:p>3712.5</text:p>
              </table:table-cell>
              <table:table-cell office:value-type="float" office:value="3657.1">
                <text:p>3657.1</text:p>
              </table:table-cell>
              <table:table-cell office:value-type="float" office:value="3601.7">
                <text:p>3601.7</text:p>
              </table:table-cell>
              <table:table-cell office:value-type="float" office:value="3546.3">
                <text:p>3546.3</text:p>
              </table:table-cell>
            </table:table-row>
            <table:table-row>
              <table:table-cell office:value-type="string">
                <text:p text:id="Sheet1.A18:Sheet1.A18">2k</text:p>
              </table:table-cell>
              <table:table-cell office:value-type="float" office:value="8015.4">
                <text:p text:id="Sheet1.B18:Sheet1.BM18">8015.4</text:p>
              </table:table-cell>
              <table:table-cell office:value-type="float" office:value="7574.3">
                <text:p>7574.3</text:p>
              </table:table-cell>
              <table:table-cell office:value-type="float" office:value="7085.7">
                <text:p>7085.7</text:p>
              </table:table-cell>
              <table:table-cell office:value-type="float" office:value="7417.9">
                <text:p>7417.9</text:p>
              </table:table-cell>
              <table:table-cell office:value-type="float" office:value="7176.6">
                <text:p>7176.6</text:p>
              </table:table-cell>
              <table:table-cell office:value-type="float" office:value="6689.6">
                <text:p>6689.6</text:p>
              </table:table-cell>
              <table:table-cell office:value-type="float" office:value="6934.3">
                <text:p>6934.3</text:p>
              </table:table-cell>
              <table:table-cell office:value-type="float" office:value="6573.6">
                <text:p>6573.6</text:p>
              </table:table-cell>
              <table:table-cell office:value-type="float" office:value="6289.1">
                <text:p>6289.1</text:p>
              </table:table-cell>
              <table:table-cell office:value-type="float" office:value="6195.4">
                <text:p>6195.4</text:p>
              </table:table-cell>
              <table:table-cell office:value-type="float" office:value="5648.7">
                <text:p>5648.7</text:p>
              </table:table-cell>
              <table:table-cell office:value-type="float" office:value="5651.9">
                <text:p>5651.9</text:p>
              </table:table-cell>
              <table:table-cell office:value-type="float" office:value="5833.8">
                <text:p>5833.8</text:p>
              </table:table-cell>
              <table:table-cell office:value-type="float" office:value="5425.1">
                <text:p>5425.1</text:p>
              </table:table-cell>
              <table:table-cell office:value-type="float" office:value="5651.9">
                <text:p>5651.9</text:p>
              </table:table-cell>
              <table:table-cell office:value-type="float" office:value="5319.4">
                <text:p>5319.4</text:p>
              </table:table-cell>
              <table:table-cell office:value-type="float" office:value="4987">
                <text:p>4987</text:p>
              </table:table-cell>
              <table:table-cell office:value-type="float" office:value="4696.1">
                <text:p>4696.1</text:p>
              </table:table-cell>
              <table:table-cell office:value-type="float" office:value="5120.5">
                <text:p>5120.5</text:p>
              </table:table-cell>
              <table:table-cell office:value-type="float" office:value="4881.2">
                <text:p>4881.2</text:p>
              </table:table-cell>
              <table:table-cell office:value-type="float" office:value="4572.6">
                <text:p>4572.6</text:p>
              </table:table-cell>
              <table:table-cell office:value-type="float" office:value="4450.5">
                <text:p>4450.5</text:p>
              </table:table-cell>
              <table:table-cell office:value-type="float" office:value="4195.5">
                <text:p>4195.5</text:p>
              </table:table-cell>
              <table:table-cell office:value-type="float" office:value="4007">
                <text:p>4007</text:p>
              </table:table-cell>
              <table:table-cell office:value-type="float" office:value="4488.3">
                <text:p>4488.3</text:p>
              </table:table-cell>
              <table:table-cell office:value-type="float" office:value="4322">
                <text:p>4322</text:p>
              </table:table-cell>
              <table:table-cell office:value-type="float" office:value="3589.1">
                <text:p>3589.1</text:p>
              </table:table-cell>
              <table:table-cell office:value-type="float" office:value="4045">
                <text:p>4045</text:p>
              </table:table-cell>
              <table:table-cell office:value-type="float" office:value="3878.8">
                <text:p>3878.8</text:p>
              </table:table-cell>
              <table:table-cell office:value-type="float" office:value="3767.9">
                <text:p>3767.9</text:p>
              </table:table-cell>
              <table:table-cell office:value-type="float" office:value="3657.1">
                <text:p>3657.1</text:p>
              </table:table-cell>
              <table:table-cell office:value-type="float" office:value="3546.3">
                <text:p>3546.3</text:p>
              </table:table-cell>
              <table:table-cell office:value-type="float" office:value="3435.5">
                <text:p>3435.5</text:p>
              </table:table-cell>
              <table:table-cell office:value-type="float" office:value="4032">
                <text:p>4032</text:p>
              </table:table-cell>
              <table:table-cell office:value-type="float" office:value="3897.6">
                <text:p>3897.6</text:p>
              </table:table-cell>
              <table:table-cell office:value-type="float" office:value="3103">
                <text:p>3103</text:p>
              </table:table-cell>
              <table:table-cell office:value-type="float" office:value="3047.6">
                <text:p>3047.6</text:p>
              </table:table-cell>
              <table:table-cell office:value-type="float" office:value="3561.6">
                <text:p>3561.6</text:p>
              </table:table-cell>
              <table:table-cell office:value-type="float" office:value="2881.4">
                <text:p>2881.4</text:p>
              </table:table-cell>
              <table:table-cell office:value-type="float" office:value="2826">
                <text:p>2826</text:p>
              </table:table-cell>
              <table:table-cell office:value-type="float" office:value="3292.8">
                <text:p>3292.8</text:p>
              </table:table-cell>
              <table:table-cell office:value-type="float" office:value="2659.7">
                <text:p>2659.7</text:p>
              </table:table-cell>
              <table:table-cell office:value-type="float" office:value="3158.4">
                <text:p>3158.4</text:p>
              </table:table-cell>
              <table:table-cell office:value-type="float" office:value="3091.2">
                <text:p>3091.2</text:p>
              </table:table-cell>
              <table:table-cell office:value-type="float" office:value="3024">
                <text:p>3024</text:p>
              </table:table-cell>
              <table:table-cell office:value-type="float" office:value="2956.8">
                <text:p>2956.8</text:p>
              </table:table-cell>
              <table:table-cell office:value-type="float" office:value="2889.6">
                <text:p>2889.6</text:p>
              </table:table-cell>
              <table:table-cell office:value-type="float" office:value="2822.4">
                <text:p>2822.4</text:p>
              </table:table-cell>
              <table:table-cell office:value-type="float" office:value="2755.2">
                <text:p>2755.2</text:p>
              </table:table-cell>
              <table:table-cell office:value-type="float" office:value="2688">
                <text:p>2688</text:p>
              </table:table-cell>
              <table:table-cell office:value-type="float" office:value="2688">
                <text:p>2688</text:p>
              </table:table-cell>
              <table:table-cell office:value-type="float" office:value="2161">
                <text:p>2161</text:p>
              </table:table-cell>
              <table:table-cell office:value-type="float" office:value="2500.4">
                <text:p>2500.4</text:p>
              </table:table-cell>
              <table:table-cell office:value-type="float" office:value="2486.4">
                <text:p>2486.4</text:p>
              </table:table-cell>
              <table:table-cell office:value-type="float" office:value="2486.4">
                <text:p>2486.4</text:p>
              </table:table-cell>
              <table:table-cell office:value-type="float" office:value="2368.8">
                <text:p>2368.8</text:p>
              </table:table-cell>
              <table:table-cell office:value-type="float" office:value="2352">
                <text:p>2352</text:p>
              </table:table-cell>
              <table:table-cell office:value-type="float" office:value="2352">
                <text:p>2352</text:p>
              </table:table-cell>
              <table:table-cell office:value-type="float" office:value="2284.8">
                <text:p>2284.8</text:p>
              </table:table-cell>
              <table:table-cell office:value-type="float" office:value="2284.8">
                <text:p>2284.8</text:p>
              </table:table-cell>
              <table:table-cell office:value-type="float" office:value="2217.6">
                <text:p>2217.6</text:p>
              </table:table-cell>
              <table:table-cell office:value-type="float" office:value="2217.6">
                <text:p>2217.6</text:p>
              </table:table-cell>
              <table:table-cell office:value-type="float" office:value="2150.4">
                <text:p>2150.4</text:p>
              </table:table-cell>
              <table:table-cell office:value-type="float" office:value="2150.4">
                <text:p>215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